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pitch="variable" style:font-charset="x-symbol"/>
    <style:font-face style:name="Tahoma2" svg:font-family="Tahoma"/>
    <style:font-face style:name="AssyrianDictionary" svg:font-family="AssyrianDictionary" style:font-pitch="variable"/>
    <style:font-face style:name="Courier New" svg:font-family="'Courier New'" style:font-pitch="variable"/>
    <style:font-face style:name="Tahoma" svg:font-family="Tahoma" style:font-pitch="variable"/>
    <style:font-face style:name="ZWAdobeF" svg:font-family="ZWAdobeF, Geneva" style:font-pitch="variable"/>
    <style:font-face style:name="AO Times New Roman" svg:font-family="'AO Times New Roman', Cochi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style:text-autospace="none"/>
    </style:style>
    <style:style style:name="P3" style:family="paragraph" style:parent-style-name="Standard">
      <style:paragraph-properties fo:line-height="150%">
        <style:tab-stops>
          <style:tab-stop style:position="0.5in"/>
          <style:tab-stop style:position="6.0138in"/>
        </style:tab-stops>
      </style:paragraph-properties>
    </style:style>
    <style:style style:name="P4" style:family="paragraph" style:parent-style-name="Standard">
      <style:paragraph-properties fo:line-height="150%">
        <style:tab-stops>
          <style:tab-stop style:position="6.5in" style:type="right"/>
        </style:tab-stops>
      </style:paragraph-properties>
    </style:style>
    <style:style style:name="P5" style:family="paragraph" style:parent-style-name="Standard">
      <style:paragraph-properties fo:line-height="150%" style:text-autospace="none">
        <style:tab-stops>
          <style:tab-stop style:position="6.5in" style:type="right"/>
        </style:tab-stops>
      </style:paragraph-properties>
    </style:style>
    <style:style style:name="P6" style:family="paragraph" style:parent-style-name="Standard">
      <style:paragraph-properties fo:line-height="150%"/>
      <style:text-properties style:font-name="AssyrianDictionary"/>
    </style:style>
    <style:style style:name="P7" style:family="paragraph" style:parent-style-name="Standard">
      <style:paragraph-properties fo:line-height="150%"/>
      <style:text-properties style:font-name="AssyrianDictionary" fo:language="pl" fo:country="PL"/>
    </style:style>
    <style:style style:name="P8" style:family="paragraph" style:parent-style-name="Standard">
      <style:paragraph-properties fo:line-height="150%" style:text-autospace="none"/>
      <style:text-properties style:font-name="AssyrianDictionary" fo:language="pl" fo:country="PL" style:font-name-complex="Courier New"/>
    </style:style>
    <style:style style:name="P9" style:family="paragraph" style:parent-style-name="Standard">
      <style:paragraph-properties fo:line-height="150%"/>
      <style:text-properties style:font-name="AssyrianDictionary" style:font-name-complex="Courier New"/>
    </style:style>
    <style:style style:name="P10" style:family="paragraph" style:parent-style-name="Standard">
      <style:paragraph-properties fo:line-height="150%"/>
      <style:text-properties style:font-name="AssyrianDictionary" fo:font-weight="bold" style:font-weight-asian="bold" style:font-weight-complex="bold"/>
    </style:style>
    <style:style style:name="P11" style:family="paragraph" style:parent-style-name="Standard">
      <style:paragraph-properties fo:line-height="150%"/>
      <style:text-properties style:font-name="AssyrianDictionary" style:font-weight-complex="bold"/>
    </style:style>
    <style:style style:name="P12" style:family="paragraph" style:parent-style-name="Standard">
      <style:paragraph-properties fo:margin-left="0in" fo:margin-right="0in" fo:line-height="150%" fo:text-indent="0.25in" style:auto-text-indent="false"/>
    </style:style>
    <style:style style:name="P13" style:family="paragraph" style:parent-style-name="Standard">
      <style:paragraph-properties fo:margin-left="0in" fo:margin-right="0in" fo:line-height="150%" fo:text-indent="0.25in" style:auto-text-indent="false" style:text-autospace="none"/>
    </style:style>
    <style:style style:name="P14" style:family="paragraph" style:parent-style-name="Standard">
      <style:paragraph-properties fo:margin-left="0in" fo:margin-right="0in" fo:line-height="150%" fo:text-indent="0.25in" style:auto-text-indent="false" style:text-autospace="none"/>
      <style:text-properties style:font-name="AssyrianDictionary"/>
    </style:style>
    <style:style style:name="P15" style:family="paragraph" style:parent-style-name="Standard">
      <style:paragraph-properties fo:margin-left="0in" fo:margin-right="0in" fo:line-height="150%" fo:text-indent="0.5in" style:auto-text-indent="false"/>
      <style:text-properties style:font-name="AssyrianDictionary"/>
    </style:style>
    <style:style style:name="P16" style:family="paragraph" style:parent-style-name="Standard" style:master-page-name="Standard">
      <style:paragraph-properties fo:line-height="150%" fo:text-align="center" style:justify-single-word="false" style:page-number="auto"/>
    </style:style>
    <style:style style:name="P17" style:family="paragraph" style:parent-style-name="Heading_20_1">
      <style:paragraph-properties fo:line-height="150%"/>
      <style:text-properties style:font-name="AssyrianDictionary" fo:language="en" fo:country="US"/>
    </style:style>
    <style:style style:name="P18" style:family="paragraph" style:parent-style-name="Heading_20_1">
      <style:paragraph-properties fo:line-height="150%"/>
      <style:text-properties fo:font-variant="small-caps" style:font-name="AssyrianDictionary" fo:language="en" fo:country="US" style:font-weight-complex="bold"/>
    </style:style>
    <style:style style:name="P19" style:family="paragraph" style:parent-style-name="Heading_20_1">
      <style:paragraph-properties fo:line-height="150%"/>
      <style:text-properties fo:font-variant="small-caps" style:font-name="AssyrianDictionary" fo:language="en" fo:country="US"/>
    </style:style>
    <style:style style:name="P20" style:family="paragraph" style:parent-style-name="Plain_20_Text">
      <style:paragraph-properties fo:line-height="150%"/>
    </style:style>
    <style:style style:name="P21" style:family="paragraph" style:parent-style-name="Plain_20_Text">
      <style:paragraph-properties fo:line-height="150%" style:text-autospace="none"/>
    </style:style>
    <style:style style:name="P22" style:family="paragraph" style:parent-style-name="Plain_20_Text">
      <style:paragraph-properties fo:line-height="150%"/>
      <style:text-properties fo:font-size="12pt" style:font-size-asian="12pt"/>
    </style:style>
    <style:style style:name="P23" style:family="paragraph" style:parent-style-name="Plain_20_Text">
      <style:paragraph-properties fo:line-height="150%"/>
      <style:text-properties fo:font-size="12pt" style:font-size-asian="12pt" style:font-name-complex="Courier New"/>
    </style:style>
    <style:style style:name="P24" style:family="paragraph" style:parent-style-name="Plain_20_Text">
      <style:paragraph-properties fo:line-height="150%"/>
      <style:text-properties fo:font-size="12pt" fo:language="pl" fo:country="PL" style:font-size-asian="12pt"/>
    </style:style>
    <style:style style:name="P25" style:family="paragraph" style:parent-style-name="Plain_20_Text">
      <style:paragraph-properties fo:line-height="150%"/>
      <style:text-properties fo:font-size="12pt" fo:language="pl" fo:country="PL" style:font-size-asian="12pt" style:font-name-complex="Courier New"/>
    </style:style>
    <style:style style:name="P26" style:family="paragraph" style:parent-style-name="Plain_20_Text">
      <style:paragraph-properties fo:line-height="150%" style:text-autospace="none"/>
      <style:text-properties fo:font-size="12pt" fo:language="pl" fo:country="PL" style:font-size-asian="12pt" style:font-name-complex="Courier New"/>
    </style:style>
    <style:style style:name="P27" style:family="paragraph" style:parent-style-name="Plain_20_Text">
      <style:paragraph-properties fo:line-height="150%"/>
      <style:text-properties fo:font-size="12pt" fo:language="pl" fo:country="PL" fo:font-weight="bold" style:font-size-asian="12pt" style:font-weight-asian="bold" style:font-name-complex="Courier New" style:font-weight-complex="bold"/>
    </style:style>
    <style:style style:name="P28" style:family="paragraph" style:parent-style-name="Plain_20_Text">
      <style:paragraph-properties fo:line-height="150%"/>
      <style:text-properties style:font-name="AssyrianDictionary" fo:font-size="12pt" style:font-size-asian="12pt"/>
    </style:style>
    <style:style style:name="P29" style:family="paragraph" style:parent-style-name="Plain_20_Text">
      <style:paragraph-properties fo:line-height="150%" style:text-autospace="none"/>
      <style:text-properties style:font-name="AssyrianDictionary" fo:font-size="12pt" style:font-size-asian="12pt"/>
    </style:style>
    <style:style style:name="P30" style:family="paragraph" style:parent-style-name="Plain_20_Text">
      <style:paragraph-properties fo:line-height="150%"/>
      <style:text-properties style:font-name="AssyrianDictionary" fo:font-size="12pt" style:font-size-asian="12pt" style:font-size-complex="12pt"/>
    </style:style>
    <style:style style:name="P31" style:family="paragraph" style:parent-style-name="Plain_20_Text">
      <style:paragraph-properties fo:line-height="150%"/>
      <style:text-properties style:font-name="AssyrianDictionary" fo:font-size="12pt" fo:language="pl" fo:country="PL" style:font-size-asian="12pt"/>
    </style:style>
    <style:style style:name="P32" style:family="paragraph" style:parent-style-name="Plain_20_Text">
      <style:paragraph-properties fo:line-height="150%"/>
      <style:text-properties style:font-name="AssyrianDictionary" fo:font-size="12pt" fo:language="pl" fo:country="PL" fo:font-weight="bold" style:font-size-asian="12pt" style:font-weight-asian="bold" style:font-weight-complex="bold"/>
    </style:style>
    <style:style style:name="P33" style:family="paragraph" style:parent-style-name="Plain_20_Text">
      <style:paragraph-properties fo:line-height="150%"/>
      <style:text-properties style:font-name="AssyrianDictionary" fo:font-size="12pt" fo:font-weight="bold" style:font-size-asian="12pt" style:font-weight-asian="bold" style:font-weight-complex="bold"/>
    </style:style>
    <style:style style:name="P34" style:family="paragraph" style:parent-style-name="Plain_20_Text">
      <style:paragraph-properties fo:line-height="150%"/>
      <style:text-properties style:font-name="AssyrianDictionary" fo:font-size="12pt" fo:letter-spacing="0.0138in" fo:language="pl" fo:country="PL" style:font-size-asian="12pt"/>
    </style:style>
    <style:style style:name="P35" style:family="paragraph" style:parent-style-name="Plain_20_Text">
      <style:paragraph-properties fo:line-height="150%"/>
      <style:text-properties fo:font-variant="small-caps" style:font-name="AssyrianDictionary" fo:font-size="12pt" fo:font-weight="bold" style:font-size-asian="12pt" style:font-weight-asian="bold" style:font-weight-complex="bold"/>
    </style:style>
    <style:style style:name="P36" style:family="paragraph" style:parent-style-name="Plain_20_Text">
      <style:paragraph-properties fo:line-height="150%"/>
      <style:text-properties fo:font-variant="small-caps" style:font-name="AssyrianDictionary" fo:font-size="12pt" fo:language="pl" fo:country="PL" fo:font-weight="bold" style:font-size-asian="12pt" style:font-weight-asian="bold" style:font-weight-complex="bold"/>
    </style:style>
    <style:style style:name="P37" style:family="paragraph" style:parent-style-name="Plain_20_Text">
      <style:paragraph-properties fo:line-height="150%" style:text-autospace="none"/>
      <style:text-properties fo:language="pl" fo:country="PL" style:font-name-complex="Courier New"/>
    </style:style>
    <style:style style:name="P38" style:family="paragraph" style:parent-style-name="Plain_20_Text">
      <style:paragraph-properties fo:line-height="150%"/>
      <style:text-properties fo:color="#7f1300" style:font-name="AssyrianDictionary" fo:font-size="12pt" fo:letter-spacing="0.0138in" fo:language="pl" fo:country="PL" style:font-size-asian="12pt" style:font-name-complex="Courier New"/>
    </style:style>
    <style:style style:name="P39" style:family="paragraph" style:parent-style-name="Plain_20_Text">
      <style:paragraph-properties fo:margin-left="0in" fo:margin-right="0in" fo:line-height="150%" fo:text-indent="0.25in" style:auto-text-indent="false"/>
    </style:style>
    <style:style style:name="P40" style:family="paragraph" style:parent-style-name="Plain_20_Text">
      <style:paragraph-properties fo:margin-left="0in" fo:margin-right="0in" fo:line-height="150%" fo:text-indent="0.25in" style:auto-text-indent="false" style:text-autospace="none"/>
    </style:style>
    <style:style style:name="P41" style:family="paragraph" style:parent-style-name="Plain_20_Text">
      <style:paragraph-properties fo:margin-left="0in" fo:margin-right="0in" fo:line-height="150%" fo:text-indent="0.25in" style:auto-text-indent="false"/>
      <style:text-properties style:font-name="AssyrianDictionary" fo:font-size="12pt" style:font-size-asian="12pt" style:font-weight-complex="bold"/>
    </style:style>
    <style:style style:name="P42" style:family="paragraph" style:parent-style-name="Header">
      <style:paragraph-properties fo:line-height="150%">
        <style:tab-stops/>
      </style:paragraph-properties>
      <style:text-properties style:font-name="AssyrianDictionary"/>
    </style:style>
    <style:style style:name="P43" style:family="paragraph" style:parent-style-name="Header">
      <style:paragraph-properties fo:line-height="150%">
        <style:tab-stops/>
      </style:paragraph-properties>
    </style:style>
    <style:style style:name="P44" style:family="paragraph" style:parent-style-name="Header">
      <style:paragraph-properties fo:margin-left="0in" fo:margin-right="0.25in" fo:text-indent="0in" style:auto-text-indent="false"/>
    </style:style>
    <style:style style:name="P45" style:family="paragraph" style:parent-style-name="Footnote">
      <style:paragraph-properties style:text-autospace="none"/>
    </style:style>
    <style:style style:name="P46" style:family="paragraph" style:parent-style-name="Footnote">
      <style:text-properties style:text-underline-style="solid" style:text-underline-width="auto" style:text-underline-color="font-color"/>
    </style:style>
    <style:style style:name="T1" style:family="text">
      <style:text-properties style:font-name="AssyrianDictionary"/>
    </style:style>
    <style:style style:name="T2" style:family="text">
      <style:text-properties style:font-name="AssyrianDictionary" fo:font-weight="bold" style:font-weight-asian="bold"/>
    </style:style>
    <style:style style:name="T3" style:family="text">
      <style:text-properties style:font-name="AssyrianDictionary" fo:font-weight="bold" style:font-weight-asian="bold" style:font-weight-complex="bold"/>
    </style:style>
    <style:style style:name="T4" style:family="text">
      <style:text-properties style:font-name="AssyrianDictionary" fo:language="pl" fo:country="PL"/>
    </style:style>
    <style:style style:name="T5" style:family="text">
      <style:text-properties style:font-name="AssyrianDictionary" fo:language="pl" fo:country="PL" fo:font-weight="bold" style:font-weight-asian="bold" style:font-weight-complex="bold"/>
    </style:style>
    <style:style style:name="T6" style:family="text">
      <style:text-properties style:font-name="AssyrianDictionary" fo:language="pl" fo:country="PL" style:font-name-complex="Courier New"/>
    </style:style>
    <style:style style:name="T7" style:family="text">
      <style:text-properties style:font-name="AssyrianDictionary" fo:language="pl" fo:country="PL" fo:font-style="italic" style:font-style-asian="italic"/>
    </style:style>
    <style:style style:name="T8" style:family="text">
      <style:text-properties style:font-name="AssyrianDictionary" fo:language="pl" fo:country="PL" fo:font-style="italic" style:font-style-asian="italic" style:font-style-complex="italic"/>
    </style:style>
    <style:style style:name="T9" style:family="text">
      <style:text-properties style:font-name="AssyrianDictionary" fo:letter-spacing="0.0138in" style:font-name-complex="Courier New" style:font-size-complex="9pt"/>
    </style:style>
    <style:style style:name="T10" style:family="text">
      <style:text-properties style:font-name="AssyrianDictionary" fo:letter-spacing="0.0138in" style:font-name-complex="Courier New" style:font-size-complex="11pt"/>
    </style:style>
    <style:style style:name="T11" style:family="text">
      <style:text-properties style:font-name="AssyrianDictionary" fo:letter-spacing="0.0138in" style:font-name-complex="Courier New" style:font-size-complex="11pt" style:font-weight-complex="bold"/>
    </style:style>
    <style:style style:name="T12" style:family="text">
      <style:text-properties style:font-name="AssyrianDictionary" style:font-name-complex="Courier New"/>
    </style:style>
    <style:style style:name="T13" style:family="text">
      <style:text-properties style:font-name="AssyrianDictionary" fo:font-size="12pt" style:font-size-asian="12pt"/>
    </style:style>
    <style:style style:name="T14" style:family="text">
      <style:text-properties style:font-name="AssyrianDictionary" fo:font-size="12pt" style:font-size-asian="12pt" style:font-size-complex="12pt"/>
    </style:style>
    <style:style style:name="T15" style:family="text">
      <style:text-properties style:font-name="AssyrianDictionary" fo:font-size="12pt" style:font-size-asian="12pt" style:font-size-complex="12pt" style:font-weight-complex="bold"/>
    </style:style>
    <style:style style:name="T16" style:family="text">
      <style:text-properties style:font-name="AssyrianDictionary" fo:font-size="12pt" style:font-size-asian="12pt" style:font-weight-complex="bold"/>
    </style:style>
    <style:style style:name="T17" style:family="text">
      <style:text-properties style:font-name="AssyrianDictionary" fo:font-size="12pt" style:font-size-asian="12pt" style:font-name-complex="Courier New"/>
    </style:style>
    <style:style style:name="T18" style:family="text">
      <style:text-properties style:font-name="AssyrianDictionary" fo:font-size="12pt" style:font-size-asian="12pt" style:font-name-complex="Courier New" style:font-size-complex="11pt"/>
    </style:style>
    <style:style style:name="T19" style:family="text">
      <style:text-properties style:font-name="AssyrianDictionary" fo:font-size="12pt" fo:font-style="italic" style:font-size-asian="12pt" style:font-style-asian="italic"/>
    </style:style>
    <style:style style:name="T20" style:family="text">
      <style:text-properties style:font-name="AssyrianDictionary" fo:font-size="12pt" fo:font-style="italic" style:font-size-asian="12pt" style:font-style-asian="italic" style:font-size-complex="12pt"/>
    </style:style>
    <style:style style:name="T21" style:family="text">
      <style:text-properties style:font-name="AssyrianDictionary" fo:font-size="12pt" fo:font-style="italic" style:font-size-asian="12pt" style:font-style-asian="italic" style:font-size-complex="12pt" style:font-weight-complex="bold"/>
    </style:style>
    <style:style style:name="T22" style:family="text">
      <style:text-properties style:font-name="AssyrianDictionary" fo:font-size="12pt" fo:font-weight="bold" style:font-size-asian="12pt" style:font-weight-asian="bold" style:font-size-complex="12pt"/>
    </style:style>
    <style:style style:name="T23" style:family="text">
      <style:text-properties style:font-name="AssyrianDictionary" fo:font-size="12pt" fo:letter-spacing="0.0138in" style:font-size-asian="12pt" style:font-name-complex="Courier New" style:font-size-complex="11pt"/>
    </style:style>
    <style:style style:name="T24" style:family="text">
      <style:text-properties style:font-name="AssyrianDictionary" fo:font-size="12pt" fo:language="pl" fo:country="PL" fo:font-style="italic" style:font-size-asian="12pt" style:font-style-asian="italic" style:font-style-complex="italic"/>
    </style:style>
    <style:style style:name="T25" style:family="text">
      <style:text-properties style:font-name="AssyrianDictionary" fo:font-size="12pt" fo:language="pl" fo:country="PL" style:font-size-asian="12pt"/>
    </style:style>
    <style:style style:name="T26" style:family="text">
      <style:text-properties style:font-name="AssyrianDictionary" fo:font-size="12pt" fo:language="pl" fo:country="PL" style:font-size-asian="12pt" style:font-name-complex="Courier New"/>
    </style:style>
    <style:style style:name="T27" style:family="text">
      <style:text-properties style:font-name="AssyrianDictionary" fo:font-style="italic" style:font-style-asian="italic"/>
    </style:style>
    <style:style style:name="T28" style:family="text">
      <style:text-properties style:font-name="AssyrianDictionary" fo:font-style="italic" style:font-style-asian="italic" style:font-weight-complex="bold"/>
    </style:style>
    <style:style style:name="T29" style:family="text">
      <style:text-properties style:font-name="AssyrianDictionary" fo:font-style="italic" style:font-style-asian="italic" style:font-size-complex="12pt"/>
    </style:style>
    <style:style style:name="T30" style:family="text">
      <style:text-properties style:font-name="AssyrianDictionary" fo:font-style="italic" style:font-style-asian="italic" style:font-style-complex="italic"/>
    </style:style>
    <style:style style:name="T31" style:family="text">
      <style:text-properties style:font-name="AssyrianDictionary" style:font-weight-complex="bold"/>
    </style:style>
    <style:style style:name="T32" style:family="text">
      <style:text-properties style:font-name="AssyrianDictionary" style:font-size-complex="12pt"/>
    </style:style>
    <style:style style:name="T33" style:family="text">
      <style:text-properties style:font-name="AssyrianDictionary" fo:font-size="11pt" fo:language="pl" fo:country="PL" style:font-size-asian="11pt" style:font-name-complex="Courier New" style:font-size-complex="11pt"/>
    </style:style>
    <style:style style:name="T34" style:family="text">
      <style:text-properties style:font-name="AssyrianDictionary" fo:font-size="11pt" fo:language="pl" fo:country="PL" style:font-size-asian="11pt" style:font-size-complex="11pt"/>
    </style:style>
    <style:style style:name="T35" style:family="text">
      <style:text-properties style:font-weight-complex="bold"/>
    </style:style>
    <style:style style:name="T36" style:family="text">
      <style:text-properties fo:color="#030000" style:font-name="AssyrianDictionary" fo:font-weight="bold" style:font-weight-asian="bold" style:font-weight-complex="bold"/>
    </style:style>
    <style:style style:name="T37" style:family="text">
      <style:text-properties fo:language="pl" fo:country="PL"/>
    </style:style>
    <style:style style:name="T38" style:family="text">
      <style:text-properties fo:language="pl" fo:country="PL" style:font-name-complex="Courier New"/>
    </style:style>
    <style:style style:name="T39" style:family="text">
      <style:text-properties style:text-position="sub 58%" style:font-name="AssyrianDictionary"/>
    </style:style>
    <style:style style:name="T40" style:family="text">
      <style:text-properties style:text-position="sub 58%" style:font-name="AssyrianDictionary" fo:language="pl" fo:country="PL"/>
    </style:style>
    <style:style style:name="T41" style:family="text">
      <style:text-properties style:text-position="sub 58%" style:font-name="AssyrianDictionary" fo:language="pl" fo:country="PL" style:font-name-complex="Courier New"/>
    </style:style>
    <style:style style:name="T42" style:family="text">
      <style:text-properties style:text-position="sub 58%" style:font-name="AssyrianDictionary" fo:letter-spacing="0.0138in" style:font-name-complex="Courier New" style:font-size-complex="9pt"/>
    </style:style>
    <style:style style:name="T43" style:family="text">
      <style:text-properties style:text-position="sub 58%" style:font-name="AssyrianDictionary" fo:letter-spacing="0.0138in" style:font-name-complex="Courier New" style:font-size-complex="11pt"/>
    </style:style>
    <style:style style:name="T44" style:family="text">
      <style:text-properties style:text-position="sub 58%" style:font-name="AssyrianDictionary" fo:font-size="12pt" fo:letter-spacing="0.0138in" style:font-size-asian="12pt" style:font-name-complex="Courier New" style:font-size-complex="11pt"/>
    </style:style>
    <style:style style:name="T45" style:family="text">
      <style:text-properties style:text-position="sub 58%" style:font-name="AssyrianDictionary" fo:font-size="12pt" fo:language="pl" fo:country="PL" style:font-size-asian="12pt"/>
    </style:style>
    <style:style style:name="T46" style:family="text">
      <style:text-properties style:text-position="sub 58%" fo:font-size="12pt" style:font-size-asian="12pt"/>
    </style:style>
    <style:style style:name="T47" style:family="text">
      <style:text-properties style:text-position="sub 58%" fo:font-size="12pt" style:font-size-asian="12pt" style:font-name-complex="Courier New"/>
    </style:style>
    <style:style style:name="T48" style:family="text">
      <style:text-properties style:text-position="sub 58%" fo:font-size="12pt" fo:language="pl" fo:country="PL" style:font-size-asian="12pt"/>
    </style:style>
    <style:style style:name="T49" style:family="text">
      <style:text-properties style:text-position="sub 58%" fo:font-size="12pt" fo:language="pl" fo:country="PL" style:font-size-asian="12pt" style:font-name-complex="Courier New"/>
    </style:style>
    <style:style style:name="T50" style:family="text">
      <style:text-properties style:text-position="sub 58%" style:font-name="ZWAdobeF" fo:font-size="1pt" style:font-size-asian="1pt"/>
    </style:style>
    <style:style style:name="T51" style:family="text">
      <style:text-properties style:text-position="sub 58%" style:font-name="ZWAdobeF" fo:font-size="1pt" fo:language="pl" fo:country="PL" style:font-size-asian="1pt"/>
    </style:style>
    <style:style style:name="T52" style:family="text">
      <style:text-properties style:text-position="sub 58%" style:font-name="ZWAdobeF" fo:font-size="1pt" fo:language="pl" fo:country="PL" style:font-size-asian="1pt" style:font-name-complex="Courier New"/>
    </style:style>
    <style:style style:name="T53" style:family="text">
      <style:text-properties style:text-position="sub 58%" style:font-name="ZWAdobeF" fo:language="pl" fo:country="PL" style:font-name-complex="Courier New"/>
    </style:style>
    <style:style style:name="T54" style:family="text">
      <style:text-properties style:text-position="sub 58%" fo:language="pl" fo:country="PL" style:font-name-complex="Courier New"/>
    </style:style>
    <style:style style:name="T55" style:family="text">
      <style:text-properties style:text-position="super 58%" style:font-name="AssyrianDictionary"/>
    </style:style>
    <style:style style:name="T56" style:family="text">
      <style:text-properties style:text-position="super 58%" style:font-name="AssyrianDictionary" fo:language="pl" fo:country="PL"/>
    </style:style>
    <style:style style:name="T57" style:family="text">
      <style:text-properties style:text-position="super 58%" style:font-name="AssyrianDictionary" fo:language="pl" fo:country="PL" style:font-name-complex="Courier New"/>
    </style:style>
    <style:style style:name="T58" style:family="text">
      <style:text-properties style:text-position="super 58%" style:font-name="AssyrianDictionary" fo:letter-spacing="0.0138in" style:font-name-complex="Courier New" style:font-size-complex="11pt"/>
    </style:style>
    <style:style style:name="T59" style:family="text">
      <style:text-properties style:text-position="super 58%" style:font-name="AssyrianDictionary" style:font-name-complex="Courier New"/>
    </style:style>
    <style:style style:name="T60" style:family="text">
      <style:text-properties style:text-position="super 58%" style:font-name="AssyrianDictionary" fo:font-size="12pt" style:font-size-asian="12pt"/>
    </style:style>
    <style:style style:name="T61" style:family="text">
      <style:text-properties style:text-position="super 58%" style:font-name="AssyrianDictionary" fo:font-size="12pt" style:font-size-asian="12pt" style:font-size-complex="12pt"/>
    </style:style>
    <style:style style:name="T62" style:family="text">
      <style:text-properties style:text-position="super 58%" style:font-name="AssyrianDictionary" fo:font-size="12pt" fo:letter-spacing="0.0138in" style:font-size-asian="12pt" style:font-name-complex="Courier New" style:font-size-complex="11pt"/>
    </style:style>
    <style:style style:name="T63" style:family="text">
      <style:text-properties style:text-position="super 58%" style:font-name="AssyrianDictionary" fo:font-size="12pt" fo:language="pl" fo:country="PL" style:font-size-asian="12pt"/>
    </style:style>
    <style:style style:name="T64" style:family="text">
      <style:text-properties style:text-position="super 58%" fo:font-size="12pt" style:font-size-asian="12pt"/>
    </style:style>
    <style:style style:name="T65" style:family="text">
      <style:text-properties style:text-position="super 58%" fo:font-size="12pt" style:font-size-asian="12pt" style:font-name-complex="Courier New"/>
    </style:style>
    <style:style style:name="T66" style:family="text">
      <style:text-properties style:text-position="super 58%" fo:font-size="12pt" fo:language="pl" fo:country="PL" style:font-size-asian="12pt"/>
    </style:style>
    <style:style style:name="T67" style:family="text">
      <style:text-properties style:text-position="super 58%" fo:font-size="12pt" fo:language="pl" fo:country="PL" style:font-size-asian="12pt" style:font-name-complex="Courier New"/>
    </style:style>
    <style:style style:name="T68" style:family="text">
      <style:text-properties style:text-position="super 58%" style:font-name="ZWAdobeF" fo:font-size="1pt" style:font-size-asian="1pt" style:font-name-complex="Courier New"/>
    </style:style>
    <style:style style:name="T69" style:family="text">
      <style:text-properties style:text-position="super 58%" style:font-name="ZWAdobeF" fo:font-size="1pt" fo:language="pl" fo:country="PL" style:font-size-asian="1pt"/>
    </style:style>
    <style:style style:name="T70" style:family="text">
      <style:text-properties style:text-position="super 58%" style:font-name="ZWAdobeF" fo:font-size="1pt" fo:language="pl" fo:country="PL" style:font-size-asian="1pt" style:font-name-complex="Courier New"/>
    </style:style>
    <style:style style:name="T71" style:family="text">
      <style:text-properties style:text-position="super 58%" fo:font-size="11pt" fo:language="pl" fo:country="PL" style:font-size-asian="11pt" style:font-name-complex="Courier New" style:font-size-complex="11pt"/>
    </style:style>
    <style:style style:name="T72" style:family="text">
      <style:text-properties style:text-position="super 58%" fo:language="pl" fo:country="PL" style:font-name-complex="Courier New"/>
    </style:style>
    <style:style style:name="T73" style:family="text">
      <style:text-properties fo:color="#000000" style:font-name="AssyrianDictionary"/>
    </style:style>
    <style:style style:name="T74" style:family="text">
      <style:text-properties fo:color="#000000" style:font-name="AssyrianDictionary" fo:language="pl" fo:country="PL"/>
    </style:style>
    <style:style style:name="T75" style:family="text">
      <style:text-properties fo:color="#000000" style:font-name="AssyrianDictionary" fo:language="pl" fo:country="PL" style:font-name-complex="Courier New"/>
    </style:style>
    <style:style style:name="T76" style:family="text">
      <style:text-properties fo:color="#000000" style:font-name="AssyrianDictionary" fo:language="pl" fo:country="PL" style:font-name-complex="Courier New" style:font-size-complex="9pt"/>
    </style:style>
    <style:style style:name="T77" style:family="text">
      <style:text-properties fo:color="#000000" style:font-name="AssyrianDictionary" fo:letter-spacing="0.0138in" style:font-name-complex="Courier New" style:font-size-complex="9pt"/>
    </style:style>
    <style:style style:name="T78" style:family="text">
      <style:text-properties fo:color="#000000" style:font-name="AssyrianDictionary" fo:letter-spacing="0.0138in" fo:language="pl" fo:country="PL" style:font-name-complex="Courier New" style:font-size-complex="9pt"/>
    </style:style>
    <style:style style:name="T79" style:family="text">
      <style:text-properties fo:color="#000000" style:font-name="AssyrianDictionary" fo:letter-spacing="0.0138in" fo:language="pl" fo:country="PL" style:font-size-complex="9pt"/>
    </style:style>
    <style:style style:name="T80" style:family="text">
      <style:text-properties fo:color="#000000" style:text-position="super 58%" style:font-name="AssyrianDictionary" fo:letter-spacing="0.0138in" fo:language="pl" fo:country="PL" style:font-name-complex="Courier New" style:font-size-complex="9pt"/>
    </style:style>
    <style:style style:name="T81" style:family="text">
      <style:text-properties style:font-name-complex="Courier New"/>
    </style:style>
    <style:style style:name="T82" style:family="text">
      <style:text-properties fo:font-size="12pt" style:font-size-asian="12pt"/>
    </style:style>
    <style:style style:name="T83" style:family="text">
      <style:text-properties fo:font-size="12pt" style:font-size-asian="12pt" style:font-name-complex="Courier New"/>
    </style:style>
    <style:style style:name="T84" style:family="text">
      <style:text-properties fo:font-size="12pt" fo:language="pl" fo:country="PL" style:font-size-asian="12pt"/>
    </style:style>
    <style:style style:name="T85" style:family="text">
      <style:text-properties fo:font-size="12pt" fo:language="pl" fo:country="PL" style:font-size-asian="12pt" style:font-name-complex="Courier New"/>
    </style:style>
    <style:style style:name="T86" style:family="text">
      <style:text-properties style:font-name="Times New Roman" fo:font-size="12pt" style:font-size-asian="12pt"/>
    </style:style>
    <style:style style:name="T87" style:family="text">
      <style:text-properties style:font-name="Times New Roman" fo:font-size="12pt" style:font-size-asian="12pt" style:font-weight-complex="bold"/>
    </style:style>
    <style:style style:name="T88" style:family="text">
      <style:text-properties fo:color="#ff0000" style:font-name="AssyrianDictionary" fo:font-size="12pt" style:font-size-asian="12pt" style:font-weight-complex="bold"/>
    </style:style>
    <style:style style:name="T89" style:family="text">
      <style:text-properties fo:color="#ff0000" fo:font-size="12pt" style:font-size-asian="12pt"/>
    </style:style>
    <style:style style:name="T90" style:family="text">
      <style:text-properties fo:color="#ff0000" fo:font-size="12pt" style:font-size-asian="12pt" style:font-name-complex="Courier New"/>
    </style:style>
    <style:style style:name="T91" style:family="text">
      <style:text-properties fo:color="#ff0000" fo:font-size="12pt" fo:language="pl" fo:country="PL" style:font-size-asian="12pt"/>
    </style:style>
    <style:style style:name="T92" style:family="text">
      <style:text-properties fo:color="#ff0000" fo:font-size="12pt" fo:language="pl" fo:country="PL" style:font-size-asian="12pt" style:font-name-complex="Courier New"/>
    </style:style>
    <style:style style:name="T93" style:family="text">
      <style:text-properties fo:color="#ff0000" style:text-position="super 58%" fo:language="pl" fo:country="PL" style:font-name-complex="Courier New"/>
    </style:style>
    <style:style style:name="T94" style:family="text">
      <style:text-properties fo:color="#ff0000" fo:language="pl" fo:country="PL" style:font-name-complex="Courier New"/>
    </style:style>
    <style:style style:name="T95" style:family="text">
      <style:text-properties style:font-name="ZWAdobeF" fo:font-size="1pt" style:font-size-asian="1pt"/>
    </style:style>
    <style:style style:name="T96" style:family="text">
      <style:text-properties style:font-name="ZWAdobeF" fo:font-size="1pt" style:font-size-asian="1pt" style:font-name-complex="Courier New"/>
    </style:style>
    <style:style style:name="T97" style:family="text">
      <style:text-properties style:font-name="ZWAdobeF" fo:font-size="1pt" fo:language="pl" fo:country="PL" style:font-size-asian="1pt"/>
    </style:style>
    <style:style style:name="T98" style:family="text">
      <style:text-properties style:font-name="ZWAdobeF" fo:font-size="1pt" fo:language="pl" fo:country="PL" style:font-size-asian="1pt" style:font-name-complex="Courier New"/>
    </style:style>
    <style:style style:name="T99" style:family="text">
      <style:text-properties fo:font-size="11pt" fo:language="pl" fo:country="PL" style:font-size-asian="11pt" style:font-name-complex="Courier New" style:font-size-complex="11pt"/>
    </style:style>
    <style:style style:name="T100" style:family="text">
      <style:text-properties style:font-name="AO Times New Roman" fo:font-size="12pt" fo:language="pl" fo:country="PL" style:font-size-asian="12pt"/>
    </style:style>
    <style:style style:name="T101"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36">3. A</text:span><text:span text:style-name="T3">radmu to Åulgi 2 (Ar</text:span><text:span text:style-name="T5">Å</text:span><text:span text:style-name="T3"> 2, 3.1.3 + 3.1.11. A2a, RCU 3+4) </text:span></text:p>
      <text:h text:style-name="P17" text:outline-level="1"/>
      <text:h text:style-name="P18" text:outline-level="1">Composite Text</text:h>
      <text:p text:style-name="P6"/>
      <text:p text:style-name="P6">Part A</text:p>
      <text:p text:style-name="P2"><text:span text:style-name="T1">1. <text:tab/>lugal-Ñu</text:span><text:span text:style-name="T39">10</text:span><text:span text:style-name="T1">-ra ù-na-dug</text:span><text:span text:style-name="T39">4</text:span></text:p>
      <text:p text:style-name="P2"><text:span text:style-name="T4">2.<text:tab/>∆</text:span><text:span text:style-name="T1">á</text:span><text:span text:style-name="T4">rad-mu </text:span><text:span text:style-name="T1">á</text:span><text:span text:style-name="T4">rad-zu na-ab-b</text:span><text:span text:style-name="T1">é</text:span><text:span text:style-name="T4">-a</text:span></text:p>
      <text:p text:style-name="P1"><text:span text:style-name="T4">3.<text:tab/>lugal</text:span><text:span text:style-name="T1">-Ñu</text:span><text:span text:style-name="T39">10</text:span><text:span text:style-name="T4"> n</text:span><text:span text:style-name="T1">í</text:span><text:span text:style-name="T4">Ñ-na-me-</text:span><text:span text:style-name="T1">åè</text:span><text:span text:style-name="T4"> </text:span><text:span text:style-name="T1">á</text:span><text:span text:style-name="T4">-</text:span><text:span text:style-name="T1">å</text:span><text:span text:style-name="T4">e mu-e-da-a-a-</text:span><text:span text:style-name="T1">á</text:span><text:span text:style-name="T4">Ñ</text:span></text:p>
      <text:p text:style-name="P2"><text:span text:style-name="T4">4.<text:tab/>a-ab-ba kur dilmun</text:span><text:span text:style-name="T56">ki</text:span><text:span text:style-name="T4">-na-ta</text:span></text:p>
      <text:p text:style-name="P2"><text:span text:style-name="T4">5.<text:tab/></text:span><text:span text:style-name="T1">a mun</text:span><text:span text:style-name="T39">4</text:span><text:span text:style-name="T1"> gaba kur amurrum</text:span><text:span text:style-name="T55">ki</text:span><text:span text:style-name="T1">-åè</text:span></text:p>
      <text:p text:style-name="P2"><text:span text:style-name="T4">6.<text:tab/>z</text:span><text:span text:style-name="T4">ag si-mu-ur</text:span><text:span text:style-name="T40">4</text:span><text:span text:style-name="T4">-ru-um ma-da su-bir</text:span><text:span text:style-name="T40">4</text:span><text:span text:style-name="T56">ki</text:span><text:span text:style-name="T4">-</text:span><text:span text:style-name="T1">å</text:span><text:span text:style-name="T4">è</text:span></text:p>
      <text:p text:style-name="P2"><text:span text:style-name="T4">7.<text:tab/>uru</text:span><text:span text:style-name="T56">ki</text:span><text:span text:style-name="T4">-didli ma-da-ma-da-bi</text:span><text:span text:style-name="Footnote_20_Symbol"><text:span text:style-name="T4"><text:note text:id="ftn1" text:note-class="footnote"><text:note-citation>1</text:note-citation><text:note-body><text:p text:style-name="P45"><text:span text:style-name="T74"><text:s/>Var.: </text:span><text:span text:style-name="T78">iri</text:span><text:span text:style-name="T80">ki</text:span><text:span text:style-name="T78">-didli-bi ≠ugnim-bi</text:span><text:span text:style-name="T79"></text:span><text:span text:style-name="T78">-ne</text:span><text:span text:style-name="T74">.</text:span></text:p></text:note-body></text:note></text:span></text:span></text:p>
      <text:p text:style-name="P2"><text:span text:style-name="T1">8.<text:tab/>a</text:span>­<text:span text:style-name="T1">åà a-gàr-bi ù ég pa</text:span><text:span text:style-name="T39">5</text:span><text:span text:style-name="T1">-bi</text:span></text:p>
      <text:p text:style-name="P1"><text:span text:style-name="T4">9.<text:tab/>igi bí-in-kár è-dè en-nu-ùÑ bí-dab</text:span><text:span text:style-name="T4"></text:span></text:p>
      <text:p text:style-name="P2"><text:span text:style-name="T4">10.<text:tab/>uru</text:span><text:span text:style-name="T56">ki</text:span><text:span text:style-name="T4">-uru</text:span><text:span text:style-name="T56">ki</text:span><text:span text:style-name="T4"> Ñi</text:span><text:span text:style-name="T1">å</text:span><text:span text:style-name="T4">-tuku lugal-Ñu</text:span><text:span text:style-name="T40">10</text:span></text:p>
      <text:p text:style-name="P2"><text:span text:style-name="T4">11.<text:tab/>ki x x a-bi ì-KU </text:span><text:span text:style-name="T1">å</text:span><text:span text:style-name="T4">u-úr im åu bí</text:span><text:span text:style-name="T56">?</text:span><text:span text:style-name="T4">-dab</text:span><text:span text:style-name="T40">5</text:span></text:p>
      <text:p text:style-name="P1"><text:span text:style-name="T4">12.<text:tab/>b</text:span><text:span text:style-name="T1">à</text:span><text:span text:style-name="T4">d-bi en-nu-un kala-ga bí-gub</text:span></text:p>
      <text:p text:style-name="P1"><text:span text:style-name="T4">13.<text:tab/>ugnim-bi gú-Ñi</text:span><text:span text:style-name="T1">å</text:span><text:span text:style-name="T4"> bí-Ñar-Ñar</text:span></text:p>
      <text:p text:style-name="P2"><text:span text:style-name="T4">14.<text:tab/>x du</text:span><text:span text:style-name="T40">10</text:span><text:span text:style-name="T4"> ús x du-ús bí-dúr-ra</text:span></text:p>
      <text:p text:style-name="P7">15.<text:tab/>a-gàr a Ñar-ra-bi a-ta im-ta-è</text:p>
      <text:p text:style-name="P7">16.<text:tab/>kankal zal-la-bi sahar bí-ak</text:p>
      <text:p text:style-name="P6">17.<text:tab/>x x a-åà-ga Ñiå-gi ambar-ra</text:p>
      <text:p text:style-name="P6">18.<text:tab/>a bal saÑ-Ñá saÑ-sìg-ge x-bi</text:p>
      <text:p text:style-name="P2"><text:span text:style-name="T4">19.<text:tab/>x x x x-ma </text:span><text:span text:style-name="T56">Ñiå</text:span><text:span text:style-name="T4">buniÑ-ta im-ta-ak</text:span></text:p>
      <text:p text:style-name="P1"><text:span text:style-name="T1">20.<text:tab/>[…]x a la-ba</text:span><text:span text:style-name="T55">?</text:span><text:span text:style-name="T1">-an</text:span><text:span text:style-name="T55">?</text:span><text:span text:style-name="T1">-dé</text:span><text:span text:style-name="T55">?</text:span><text:span text:style-name="T1">-ke›-eå […] ≠kal</text:span><text:span text:style-name="T55">?</text:span><text:span text:style-name="T1">-ga</text:span><text:span text:style-name="T55">?</text:span><text:span text:style-name="T1"> bí</text:span><text:span text:style-name="T55">?</text:span><text:span text:style-name="T1">-x</text:span></text:p>
      <text:p text:style-name="P6">21.<text:tab/>[…]x a-åà-ga kíÑ x x</text:p>
      <text:p text:style-name="P6"><text:soft-page-break/>22.<text:tab/>[…]x-ge(-)en-na-bi […n]e-ne bí-in-zu</text:p>
      <text:p text:style-name="P9"/>
      <text:p text:style-name="P9">Part B</text:p>
      <text:p text:style-name="P8">1’.<text:tab/>eden a du⁄⁄-ga íd-da mi-ni-Ñar-Ñar íd-da mi-ni-luh-luh </text:p>
      <text:p text:style-name="P2"><text:span text:style-name="T6">2’.<text:tab/>l</text:span><text:span text:style-name="T12">ú</text:span><text:span text:style-name="T6">-la-ga l</text:span><text:span text:style-name="T12">ú</text:span><text:span text:style-name="T6">-sa-gaz-e eden si-si-ig-ga-bi n</text:span><text:span text:style-name="T12">í</text:span><text:span text:style-name="T6">Ñ-gul-bi b</text:span><text:span text:style-name="T12">í</text:span><text:span text:style-name="T6">-ak</text:span></text:p>
      <text:p text:style-name="P1"><text:span text:style-name="T6">3’.<text:tab/>nita-bi-e-ne munus-bi-e-ne nita-bi ki </text:span><text:span text:style-name="T12">åà</text:span><text:span text:style-name="T6">-ga-na-</text:span><text:span text:style-name="T12">åè</text:span><text:span text:style-name="T6"> </text:span><text:span text:style-name="T12">ì</text:span><text:span text:style-name="T6">-du-ne</text:span></text:p>
      <text:p text:style-name="P2"><text:span text:style-name="T6">4’.<text:tab/>munus-bi </text:span><text:span text:style-name="T57">Ñi</text:span><text:span text:style-name="T59">å</text:span><text:span text:style-name="T6">bala </text:span><text:span text:style-name="T57">Ñi</text:span><text:span text:style-name="T59">å</text:span><text:span text:style-name="T6">kirid-da </text:span><text:span text:style-name="T12">å</text:span><text:span text:style-name="T6">u ba-e-si-ig har-ra-an­ </text:span><text:span text:style-name="T12">åà</text:span><text:span text:style-name="T6">-ga-na du-ù-ne</text:span></text:p>
      <text:p text:style-name="P2"><text:span text:style-name="T6">5’.<text:tab/>eden n</text:span><text:span text:style-name="T12">í</text:span><text:span text:style-name="T6">Ñ-daÑal-la Ñ</text:span><text:span text:style-name="T12">á</text:span><text:span text:style-name="T6">-rig</text:span><text:span text:style-name="T41">7</text:span><text:span text:style-name="T6"> mu-ni-ib-Ñar</text:span></text:p>
      <text:p text:style-name="P2"><text:span text:style-name="T6">6’.<text:tab/>za-lam-Ñar ma</text:span><text:span text:style-name="T12">å</text:span><text:span text:style-name="T6">-g</text:span><text:span text:style-name="T12">á</text:span><text:span text:style-name="T6">na-bi ki um-mi-Ñar-Ñar</text:span><text:span text:style-name="Footnote_20_Symbol"><text:span text:style-name="T6"><text:note text:id="ftn2" text:note-class="footnote"><text:note-citation>2</text:note-citation><text:note-body><text:p text:style-name="P45"><text:span text:style-name="T74"><text:s/>Var.: </text:span><text:span text:style-name="T78">≠za</text:span><text:span text:style-name="T79"></text:span><text:span text:style-name="T78">-lam-</text:span><text:span text:style-name="T76">Ñ</text:span><text:span text:style-name="T78">ar ma</text:span><text:span text:style-name="T77">å</text:span><text:span text:style-name="T78">-gána-≠bi</text:span><text:span text:style-name="T79"></text:span><text:span text:style-name="T78">-ta ú-sal mu-un-nú-nú</text:span><text:span text:style-name="T75">.</text:span></text:p></text:note-body></text:note></text:span></text:span></text:p>
      <text:p text:style-name="P2"><text:span text:style-name="T6">7’.<text:tab/>l</text:span><text:span text:style-name="T12">ú</text:span><text:span text:style-name="T6"> kíÑ-ak-bi l</text:span><text:span text:style-name="T12">ú</text:span><text:span text:style-name="T6"> gud-apin-l</text:span><text:span text:style-name="T12">á</text:span><text:span text:style-name="T6"> a-</text:span><text:span text:style-name="T12">åà</text:span><text:span text:style-name="T6">-ga u</text:span><text:span text:style-name="T1">›</text:span><text:span text:style-name="T41"> </text:span><text:span text:style-name="T6">­mu-un-di-ni-ib-zal-e</text:span></text:p>
      <text:p text:style-name="P2"><text:span text:style-name="T6">8’.<text:tab/></text:span><text:span text:style-name="T12">á</text:span><text:span text:style-name="T6">-</text:span><text:span text:style-name="T12">á</text:span><text:span text:style-name="T6">Ñ-Ñ</text:span><text:span text:style-name="T12">á</text:span><text:span text:style-name="T6"> </text:span><text:span text:style-name="T12">å</text:span><text:span text:style-name="T6">ul-gi lugal-Ñ</text:span><text:span text:style-name="T12">á</text:span><text:span text:style-name="T6">-ke</text:span><text:span text:style-name="T41">4</text:span><text:span text:style-name="T6"> g</text:span><text:span text:style-name="T12">ú</text:span><text:span text:style-name="T4">-Ñu</text:span><text:span text:style-name="T40">10</text:span><text:span text:style-name="T6"> nu-mu-da-</text:span><text:span text:style-name="T12">å</text:span><text:span text:style-name="T6">ub</text:span></text:p>
      <text:p text:style-name="P2"><text:span text:style-name="T6">9’.<text:tab/>g</text:span><text:span text:style-name="T12">ú</text:span><text:span text:style-name="T6"> bí-dù Ñi</text:span><text:span text:style-name="T41">6</text:span><text:span text:style-name="T6"> an-bar</text:span><text:span text:style-name="T41">7</text:span><text:span text:style-name="T6">-ba </text:span><text:span text:style-name="T12">á</text:span><text:span text:style-name="T6">-bi-</text:span><text:span text:style-name="T1">å</text:span><text:span text:style-name="T6">è </text:span><text:span text:style-name="T12">ì</text:span><text:span text:style-name="T6">-du-dè-en</text:span></text:p>
      <text:p text:style-name="P2"><text:span text:style-name="T6">10’.<text:tab/>∆</text:span><text:span text:style-name="T12">á</text:span><text:span text:style-name="T6">-pi-il-la-</text:span><text:span text:style-name="T12">å</text:span><text:span text:style-name="T6">a u</text:span><text:span text:style-name="T41">4</text:span><text:span text:style-name="T6"> tur-ra-ni-ta åu-Ñá mu-un-dim</text:span><text:span text:style-name="T41">4</text:span><text:span text:style-name="T6">-e</text:span></text:p>
      <text:p text:style-name="P2"><text:span text:style-name="T6">11’.<text:tab/>l</text:span><text:span text:style-name="T12">ú</text:span><text:span text:style-name="T6"> al-me-a-gin</text:span><text:span text:style-name="T41">7</text:span><text:span text:style-name="T6"> </text:span><text:span text:style-name="T12">åà</text:span><text:span text:style-name="T6">-Ñu</text:span><text:span text:style-name="T41">10</text:span><text:span text:style-name="T6"> </text:span><text:span text:style-name="T12">ì</text:span><text:span text:style-name="T6">-zu igi-zu um-mi-zu</text:span></text:p>
      <text:p text:style-name="P1"><text:span text:style-name="T12">12’.<text:tab/>lugal</text:span><text:span text:style-name="T6">-Ñu</text:span><text:span text:style-name="T41">10</text:span><text:span text:style-name="T12"> igi-bar-ra diÑir-ra lú-ù-bi i-ni-in-zu</text:span></text:p>
      <text:p text:style-name="P2"><text:span text:style-name="T6">13’.<text:tab/>l</text:span><text:span text:style-name="T12">ú</text:span><text:span text:style-name="T6"> Ñárza gal kur-kur-ra-ke</text:span><text:span text:style-name="T1">›</text:span><text:span text:style-name="T6"> ugu-bi im-mi-diri</text:span></text:p>
      <text:p text:style-name="P1"><text:span text:style-name="T6">14’.<text:tab/>lugal-Ñu</text:span><text:span text:style-name="T41">10</text:span><text:span text:style-name="T6"> n</text:span><text:span text:style-name="T12">í</text:span><text:span text:style-name="T6">Ñ gal-gal ba-e-diri gaba-ri-Ñu</text:span><text:span text:style-name="T41">10</text:span><text:span text:style-name="T6"> </text:span><text:span text:style-name="T1">å</text:span><text:span text:style-name="T6">u i-ni-i[n-gi</text:span><text:span text:style-name="T41">4</text:span><text:span text:style-name="T57">?</text:span><text:span text:style-name="T6">]</text:span></text:p>
      <text:p text:style-name="P2"><text:span text:style-name="T6">15’.<text:tab/>du</text:span><text:span text:style-name="T41">11</text:span><text:span text:style-name="T6">-ga-ab gi</text:span><text:span text:style-name="T41">4</text:span><text:span text:style-name="T6">-bi</text:span><text:span text:style-name="Footnote_20_Symbol"><text:span text:style-name="T6"><text:note text:id="ftn3" text:note-class="footnote"><text:note-citation>3</text:note-citation><text:note-body><text:p text:style-name="Footnote"><text:span text:style-name="T1"><text:s/>Var.: </text:span><text:span text:style-name="T9">du</text:span><text:span text:style-name="T42">11</text:span><text:span text:style-name="T9">-ga-du</text:span><text:span text:style-name="T42">11</text:span><text:span text:style-name="T9">-ga-ab</text:span><text:span text:style-name="T1">.</text:span></text:p></text:note-body></text:note></text:span></text:span><text:span text:style-name="T6"> inim-zu inim dugud-da n</text:span><text:span text:style-name="T12">í</text:span><text:span text:style-name="T6">Ñ-zu n</text:span><text:span text:style-name="T12">í</text:span><text:span text:style-name="T6">Ñ ­gal-la-</text:span><text:span text:style-name="T12">à</text:span><text:span text:style-name="T6">m</text:span></text:p>
      <text:p text:style-name="P2"><text:span text:style-name="T6">16’.<text:tab/>inim sa</text:span><text:span text:style-name="T41">6</text:span><text:span text:style-name="T6">-ga-ni </text:span><text:span text:style-name="T12">åà</text:span><text:span text:style-name="T6">-za </text:span><text:span text:style-name="T12">ì</text:span><text:span text:style-name="T6">-Ñ</text:span><text:span text:style-name="T12">á</text:span><text:span text:style-name="T6">l u</text:span><text:span text:style-name="T41">4</text:span><text:span text:style-name="T6">-</text:span><text:span text:style-name="T12">åú</text:span><text:span text:style-name="T6">-u</text:span><text:span text:style-name="T12">å</text:span><text:span text:style-name="T6"> </text:span><text:span text:style-name="T12">ì</text:span><text:span text:style-name="T6">-gál-e </text:span></text:p>
      <text:p text:style-name="P2"><text:span text:style-name="T6">17’.<text:tab/>l</text:span><text:span text:style-name="T12">ú</text:span><text:span text:style-name="T6">-u</text:span><text:span text:style-name="T41">8</text:span><text:span text:style-name="T6">-lu-</text:span><text:span text:style-name="T12">à</text:span><text:span text:style-name="T6">m igi-zu an-sa</text:span><text:span text:style-name="T41">6</text:span></text:p>
      <text:p text:style-name="P2"><text:span text:style-name="T6">18’.<text:tab/></text:span><text:span text:style-name="T12">åà</text:span><text:span text:style-name="T6">-Ñu</text:span><text:span text:style-name="T41">10</text:span><text:span text:style-name="T6"> </text:span><text:span text:style-name="T12">åà</text:span><text:span text:style-name="T6">-z</text:span><text:span text:style-name="T12">ú</text:span><text:span text:style-name="T6">-ke</text:span><text:span text:style-name="T12">å</text:span><text:span text:style-name="T6">da a-gin</text:span><text:span text:style-name="T41">7</text:span><text:span text:style-name="T6"> h</text:span><text:span text:style-name="T12">é</text:span><text:span text:style-name="T6">-en-ta-Ñ</text:span><text:span text:style-name="T12">á</text:span><text:span text:style-name="T6">-Ñ</text:span><text:span text:style-name="T12">á</text:span></text:p>
      <text:p text:style-name="P1"><text:span text:style-name="T6">19’.<text:tab/>ma-da suhu</text:span><text:span text:style-name="T12">å</text:span><text:span text:style-name="T6"> b</text:span><text:span text:style-name="T12">í</text:span><text:span text:style-name="T6">-ge-en g</text:span><text:span text:style-name="T12">ù</text:span><text:span text:style-name="T6">-t</text:span><text:span text:style-name="T12">éå</text:span><text:span text:style-name="T6">-a b</text:span><text:span text:style-name="T12">í</text:span><text:span text:style-name="T6">-s</text:span><text:span text:style-name="T12">ì</text:span><text:span text:style-name="T6">-ke</text:span></text:p>
      <text:p text:style-name="P3"><text:span text:style-name="T6">20’.<text:tab/>lugal-Ñu</text:span><text:span text:style-name="T41">10</text:span><text:span text:style-name="T6"> lugal nu-mu-e-da-s</text:span><text:span text:style-name="T12">á</text:span><text:span text:style-name="T6"> </text:span><text:span text:style-name="T12">åà</text:span><text:span text:style-name="T6">-zu h</text:span><text:span text:style-name="T12">é</text:span><text:span text:style-name="T6">-</text:span><text:span text:style-name="T12">é</text:span><text:span text:style-name="T6">b-du</text:span><text:span text:style-name="T41">10</text:span><text:span text:style-name="T6">-ge<text:tab/></text:span></text:p>
      <text:p text:style-name="P31"><text:s/></text:p>
      <text:p text:style-name="P28">Part A</text:p>
      <text:p text:style-name="P40"><text:soft-page-break/><text:span text:style-name="T60">1 </text:span><text:span text:style-name="T13">Speak to my king, </text:span><text:span text:style-name="T60">2 </text:span><text:span text:style-name="T13">saying (the words) of Aradmu, your servant:</text:span></text:p>
      <text:p text:style-name="P40"><text:span text:style-name="T60">3 </text:span><text:span text:style-name="T13">(Concerning) everything that my king commanded me (to do): </text:span><text:span text:style-name="T60">4 </text:span><text:span text:style-name="T13">(The entire kingdom), from the sea of Dilmun land </text:span><text:span text:style-name="T60">5 </text:span><text:span text:style-name="T13">to the brackish waters at the foot of the Amorite Highlands, </text:span><text:span text:style-name="T60">6 </text:span><text:span text:style-name="T13">to the borders of Simurum in the land of Subir—</text:span><text:span text:style-name="T60">7–9 </text:span><text:span text:style-name="T13">I have inspected the various cities, their (surrounding) territories, their fields and agricultural tracts, and their levees and irrigation ditches; I have imprisoned (all) fugitives.</text:span><text:span text:style-name="Footnote_20_Symbol"><text:span text:style-name="T13"><text:note text:id="ftn4" text:note-class="footnote"><text:note-citation>4</text:note-citation><text:note-body><text:p text:style-name="Footnote"><text:span text:style-name="T1"><text:s/>Alternative translation: </text:span><text:span text:style-name="T27">I have established a lookout for any leaks</text:span><text:span text:style-name="T1">.</text:span></text:p></text:note-body></text:note></text:span></text:span><text:span text:style-name="T13"> </text:span><text:span text:style-name="T60">10 <text:s/></text:span><text:span text:style-name="T13">All the cities obedient to my king </text:span><text:span text:style-name="T60">11 </text:span><text:span text:style-name="T13">… </text:span><text:span text:style-name="T60">12 </text:span><text:span text:style-name="T13">I strengthened the garrisons on their walls; </text:span><text:span text:style-name="T60">13 </text:span><text:span text:style-name="T13">I made their troops submit (to you).</text:span><text:span text:style-name="T60"> 14</text:span><text:span text:style-name="T13"> … </text:span><text:span text:style-name="T60">15 </text:span><text:span text:style-name="T13">I have drained f</text:span><text:span text:style-name="T14">looded tracts </text:span><text:span text:style-name="T61">16</text:span><text:span text:style-name="T14">and </text:span><text:span text:style-name="T15">had earth work done on </text:span><text:span text:style-name="T21">dissipated</text:span><text:span text:style-name="T15"> plots that had been abandoned</text:span><text:span text:style-name="T14">. </text:span><text:span text:style-name="T61">17 </text:span><text:span text:style-name="T14">… in the field</text:span><text:span text:style-name="T13">s, and canebrakes in the marshes … </text:span><text:span text:style-name="T60">18–19 </text:span><text:span text:style-name="T13">Wherever the drawing of water was not sufficient (to irrigate gardens), I had … pour water by means of buckets. </text:span><text:span text:style-name="T60">20–22 </text:span><text:span text:style-name="T13">(too fragmentary for translation).</text:span></text:p>
      <text:p text:style-name="P29"/>
      <text:p text:style-name="P28">Part B</text:p>
      <text:p text:style-name="P40"><text:span text:style-name="T60">1’ </text:span><text:span text:style-name="T13">On the irrigated desert they set it in watercourses, they wash in the watercourses. </text:span></text:p>
      <text:p text:style-name="P40"><text:span text:style-name="T60">2’ </text:span><text:span text:style-name="T13">Even rustlers and robbers break up the earth (for cultivation) on the (wind)-swept desert.</text:span><text:span text:style-name="Footnote_20_Symbol"><text:span text:style-name="T13"><text:note text:id="ftn5" text:note-class="footnote"><text:note-citation>5</text:note-citation><text:note-body><text:p text:style-name="Footnote"><text:span text:style-name="T1"><text:s/>Alternative translation: I have made rustlers and robbers break up the earth (for cultivation) on the wind-swept steppe.</text:span></text:p></text:note-body></text:note></text:span></text:span><text:span text:style-name="T13"> </text:span><text:span text:style-name="T60">3’ </text:span><text:span text:style-name="T13">As for their men and women, their men go wherever they wish, </text:span><text:span text:style-name="T60">4’ </text:span><text:span text:style-name="T13">and their women hold spindles and­ needless, wandering on whatever roads they wish. </text:span><text:span text:style-name="T60">5’ </text:span><text:span text:style-name="T13">They set up animal pens in the far-flung desert,</text:span><text:span text:style-name="T60"> 6’ </text:span><text:span text:style-name="T13">and after pitching their tents and encampments,</text:span><text:span text:style-name="Footnote_20_Symbol"><text:span text:style-name="T13"><text:note text:id="ftn6" text:note-class="footnote"><text:note-citation>6</text:note-citation><text:note-body><text:p text:style-name="Footnote"><text:span text:style-name="T1"><text:s/>Var.: They rest safely in their tents and encampments.</text:span></text:p></text:note-body></text:note></text:span></text:span><text:span text:style-name="T13"> </text:span><text:span text:style-name="T60">7’ </text:span><text:span text:style-name="T13">their laborers and tenant farmers then spend their days (working) in the­ fields. </text:span></text:p>
      <text:p text:style-name="P40"><text:span text:style-name="T60">8’ </text:span><text:span text:style-name="T13">I have not neglected the orders of </text:span><text:span text:style-name="T86">Š</text:span><text:span text:style-name="T13">ulgi, my king! </text:span><text:span text:style-name="T60">9’ </text:span><text:span text:style-name="T13">I resisted but now I attend to those orders (without sleep) at night or during the midday siesta! </text:span></text:p>
      <text:p text:style-name="P40"><text:span text:style-name="T60">10’ </text:span><text:span text:style-name="T13">Apilaåa, from childhood, has been loyal to me. </text:span><text:span text:style-name="T60">11’ </text:span><text:span text:style-name="T19">And when he became a (grown) man</text:span><text:span text:style-name="T13">, I recognized him in my heart, and once it was clear to you, </text:span><text:span text:style-name="T60">12’ </text:span><text:span text:style-name="T13">my king, with divine insight, you recognized that person, </text:span><text:span text:style-name="T60">13’ </text:span><text:span text:style-name="T13">and promoted him above all the (other) high </text:span><text:soft-page-break/><text:span text:style-name="T13">officials in the foreign territories. </text:span><text:span text:style-name="T60">14’ </text:span><text:span text:style-name="T13">My king, you surpass all great deeds, you [take revenge] on my opponents.</text:span><text:span text:style-name="T60"> 15’ </text:span><text:span text:style-name="T13">Give a command; change it! </text:span><text:span text:style-name="Footnote_20_Symbol"><text:span text:style-name="T13"><text:note text:id="ftn7" text:note-class="footnote"><text:note-citation>7</text:note-citation><text:note-body><text:p text:style-name="Footnote"><text:span text:style-name="T1"><text:s/>Var.: Give commands! </text:span></text:p></text:note-body></text:note></text:span></text:span><text:span text:style-name="T13">Your orders are imperative orders; your deeds are great deeds! </text:span><text:span text:style-name="T60">16’ </text:span><text:span text:style-name="T13">(Apilaåa’s) supplications are in your heart, daily they are. </text:span><text:span text:style-name="T60">17’ </text:span><text:span text:style-name="T13">He is the mortal who has found favor in your eyes, </text:span><text:span text:style-name="T60">18’ </text:span><text:span text:style-name="T13">so how could I ever be set against him?</text:span></text:p>
      <text:p text:style-name="P40"><text:span text:style-name="T60">19’ <text:s/></text:span><text:span text:style-name="T13">I have secured the foundations of the frontier and made obedient (all of its inhabitants). </text:span><text:span text:style-name="T60">20’ </text:span><text:span text:style-name="T13">No king can rival my king! </text:span><text:span text:style-name="T60">21’ <text:s/></text:span><text:span text:style-name="T13">May your heart be glad!</text:span></text:p>
      <text:p text:style-name="P29"/>
      <text:p text:style-name="P35">Commentary</text:p>
      <text:p text:style-name="P33"/>
      <text:p text:style-name="P20"><text:span text:style-name="T16">In view of my reconstruction of CBS 7787+ (source N1 of this composition), it would appear that what has been thought of as two separate letters </text:span><text:span text:style-name="T15">(ETCL 3.1.3 + 3.1.11) </text:span><text:span text:style-name="T16">are actually one, and constitute a reply to </text:span><text:span text:style-name="T87">Š</text:span><text:span text:style-name="T16">Ar1. The reconstruction of the tablet is discussed on p. </text:span><text:span text:style-name="T88">000</text:span><text:span text:style-name="T16"> above. There is no overlap between the two preserved sections but there seem to be between two to five lines missing. </text:span></text:p>
      <text:p text:style-name="P41">Although the composition is relatively well attested, and was clearly part of the regular set of CKU letters at Nippur, the reconstruction of the text is still uncertain, and must be considered preliminary until better preserved sources are recovered. Many difficulties remain. Note also that this is the only CKU text excerpted for early scribal training on a lentil outside of Susa (source Si1).</text:p>
      <text:p text:style-name="P28"/>
      <text:p text:style-name="P20"><text:span text:style-name="T22">8 and 15</text:span><text:span text:style-name="T14">. For a discussion of </text:span><text:span text:style-name="T23">a-gàr</text:span><text:span text:style-name="T14"> = </text:span><text:span text:style-name="T20">ug</text:span><text:span text:style-name="T24"></text:span><text:span text:style-name="T20">ru</text:span><text:span text:style-name="T14">, see M. Stol, </text:span><text:span text:style-name="T20">FS Kraus</text:span><text:span text:style-name="T14">, 351–58, and, more recently G. Marchesi, </text:span><text:span text:style-name="T20">OrNS </text:span><text:span text:style-name="T14">70 (2001) 313–17, who opts for a rendition “(communally held) meadow.” It is clear from numerous references in administrative and literary texts alike that the </text:span><text:span text:style-name="T23">a-gàr</text:span><text:span text:style-name="T14"> was cultivated, and cannot be a meadow. Therefore I am inclined to follow Stol (“irrigated fields”).</text:span></text:p>
      <text:p text:style-name="P39"><text:soft-page-break/><text:span text:style-name="T14">The translation follows the meaning of </text:span><text:span text:style-name="T23">a Ñar</text:span><text:span text:style-name="T14"> established by M. Civil, </text:span><text:span text:style-name="T20">Farmer’s Instructions </text:span><text:span text:style-name="T14">68–69 (“to irrigate, to be submerged”), so that the literal meaning would be, “have caused the submerged fields to come out.” Just recently, W. Heimpel, </text:span><text:span text:style-name="T20">Workers and Construction Work in Garåana</text:span><text:span text:style-name="T14"> 277–78 claims that it means “to set/prepare for watering.” While I find much of his argument convincing, it does not fit the context here.</text:span></text:p>
      <text:p text:style-name="P30"/>
      <text:p text:style-name="P20"><text:span text:style-name="T22">9 and 12</text:span><text:span text:style-name="T14">. In line 12 word </text:span><text:span text:style-name="T23">en-nu-ùÑ</text:span><text:span text:style-name="T14"> is used in the sense of Akkadian </text:span><text:span text:style-name="T20">maœœartu</text:span><text:span text:style-name="T14">, “guard, watch.” The combination with </text:span><text:span text:style-name="T23">kala-ga</text:span><text:span text:style-name="T14"> occurs otherwise only once, in a Rim-Sin royal inscription (RS I 8:43 [E4.2.14.20], in conjunction with a wall); it seems to be a calque from the Akkadian use of </text:span><text:span text:style-name="T20">maœœartu</text:span><text:span text:style-name="T14"> qualified by </text:span><text:span text:style-name="T20">dannu</text:span><text:span text:style-name="T14">; see </text:span><text:span text:style-name="T20">CAD </text:span><text:span text:style-name="T14">M/1 335. Line 9 is more difficult. First, the verb</text:span><text:span text:style-name="T23"> igi…kár</text:span><text:span text:style-name="T14">, “to inspect, investigate,” is followed by what seems to be </text:span><text:span text:style-name="T18">UD.DU</text:span><text:span text:style-name="T23">-dè</text:span><text:span text:style-name="T14"> in N1 and X1; the </text:span><text:span text:style-name="T23">-dè</text:span><text:span text:style-name="T14"> is not there in N6 and the whole complex is missing in N2. Here </text:span><text:span text:style-name="T23">en-nu-un</text:span><text:span text:style-name="T14"> is governed by the verb </text:span><text:span text:style-name="T23">dab</text:span><text:span text:style-name="T44">5</text:span><text:span text:style-name="T14">. To my knowledge, the only other example of this combination is in an Ur III letter-order from Girsu, </text:span><text:span text:style-name="T20">ITT</text:span><text:span text:style-name="T14"> 3 6511 (=</text:span><text:span text:style-name="T20">TCS</text:span><text:span text:style-name="T14"> 1 54, </text:span><text:span text:style-name="T20">LEM</text:span><text:span text:style-name="T14"> 127): </text:span><text:span text:style-name="T23">e-ne-àm inim en-nu-Ñá-[ta</text:span><text:span text:style-name="T62">?</text:span><text:span text:style-name="T23">] ma-an-dab</text:span><text:span text:style-name="T44">5</text:span><text:span text:style-name="T14">, “it was (PN) who detained him for me by command of the prison (warden) on my behalf” (translation uncertain). With reservations, I have assumed that the verb /ed/ refers to escaped soldiers and workers, who have all been caught and detained. </text:span></text:p>
      <text:p text:style-name="P10"/>
      <text:p text:style-name="P1"><text:span text:style-name="T3">16</text:span><text:span text:style-name="T31">. The term </text:span><text:span text:style-name="T11">zal-la-bi</text:span><text:span text:style-name="T31"> is difficult. The approximate translation is based on </text:span><text:span text:style-name="T11">ég zal-la </text:span><text:span text:style-name="T31">= </text:span><text:span text:style-name="T28">pa-áå-ru</text:span><text:span text:style-name="T31"> (Hh 22 Section 9: 6’ [</text:span><text:span text:style-name="T28">MSL </text:span><text:span text:style-name="T31">11 29]), discussed briefly by M. Civil, </text:span><text:span text:style-name="T28">Farmer’s Instructions</text:span><text:span text:style-name="T31"> 115 (“not in use,” but note Civil’s comments on the philological difficulties of this section of Hh).</text:span></text:p>
      <text:p text:style-name="P11"><text:s/></text:p>
      <text:p text:style-name="P1"><text:span text:style-name="T3">18–19</text:span><text:span text:style-name="T31">. The translation of these lines is provisional at best. As W. Heimpel </text:span><text:span text:style-name="T29">Workers and Construction Work in Garåana</text:span><text:span text:style-name="T31"> has recently shown, </text:span><text:span text:style-name="T11">a bal</text:span><text:span text:style-name="T31"> refers to pouring water, not to </text:span><text:soft-page-break/><text:span text:style-name="T31">drawing it. The rendering of </text:span><text:span text:style-name="T11">saÑ-sìg </text:span><text:span text:style-name="T31">as “deficit,” or the like, follows K. R. Veenhof, </text:span><text:span text:style-name="T28">Mélanges</text:span><text:span text:style-name="T31"> </text:span><text:span text:style-name="T28">Birot </text:span><text:span text:style-name="T31">296. </text:span></text:p>
      <text:p text:style-name="P11"/>
      <text:p text:style-name="P1"><text:span text:style-name="T3">1’</text:span><text:span text:style-name="T31">. This line would only make sense if we knew what preceded it; the direct objects must have been in the lines above.</text:span></text:p>
      <text:p text:style-name="P11"/>
      <text:p text:style-name="P1"><text:span text:style-name="T3">2’–7’</text:span><text:span text:style-name="T31">. The lack of preceding context hinders the interpretation of these lines as well. Presumably the description of lawless men and women settling down, building encampments, and raising crops on the </text:span><text:span text:style-name="T11">eden</text:span><text:span text:style-name="T31"> (“desert, wilderness;” often rendered as “plain”), that is outside of the normal agricultural areas, must be related to </text:span><text:span text:style-name="T35">Š</text:span><text:span text:style-name="T31">ulgi’s admonitions in </text:span><text:span text:style-name="T35">Š</text:span><text:span text:style-name="T31">Ar1: 13–16 (3). Presumably Aradmu is explaining why he had taken time on his journey to Apilaåa to inspect the </text:span><text:span text:style-name="T11">eden</text:span><text:span text:style-name="T31">. Thus, the passage concludes with the words (lines 8’–9’): “I have not neglected the orders of </text:span><text:span text:style-name="T35">Š</text:span><text:span text:style-name="T31">ulgi, my king! I resistedbut now I attend to these orders night and day!” </text:span></text:p>
      <text:p text:style-name="P10"/>
      <text:p text:style-name="P1"><text:span text:style-name="T3">2’</text:span><text:span text:style-name="T1">. </text:span><text:span text:style-name="T10">lú-la-ga</text:span><text:span text:style-name="T1"> is rendered in lexical texts by </text:span><text:span text:style-name="T30">æa-ba-tum</text:span><text:span text:style-name="T1"> (OB Lu A 282 [</text:span><text:span text:style-name="T30">MSL</text:span><text:span text:style-name="T1"> 12 166]) and </text:span><text:span text:style-name="T27">s</text:span><text:span text:style-name="T30">à-ru-um</text:span><text:span text:style-name="T1"> (OB Lu A 283 [</text:span><text:span text:style-name="T30">MSL</text:span><text:span text:style-name="T1"> 12 166]). The Sumerian is more specific, however; W. Heimpel (</text:span><text:span text:style-name="T27">BSA</text:span><text:span text:style-name="T1"> 8 [1995] 106–7) has suggested that it is the word for “cattle rustler.”</text:span></text:p>
      <text:p text:style-name="P13"><text:span text:style-name="T1">Note also the literary of danger from brigands/rustlers in the desert: </text:span><text:span text:style-name="T27">Sheep and Grain </text:span><text:span text:style-name="T1">128–29: </text:span><text:span text:style-name="T10">muå-Ñìr lú-la-ga níÑ-eden-na-ke</text:span><text:span text:style-name="T43">4</text:span><text:span text:style-name="T10"> zi-zu­ an-eden-na ku-kur ba-ni-ib-bé</text:span><text:span text:style-name="T1">, “Scorpions and rustlers, creatures of the ­desert, threaten your life in the high desert,” with variant </text:span><text:span text:style-name="T10">lú-lul-la-ke›</text:span><text:span text:style-name="T1"> for </text:span><text:span text:style-name="T10">lú-la-ga</text:span><text:span text:style-name="T1">. </text:span></text:p>
      <text:p text:style-name="P14">Although the immediate context is missing, it would seem that the lines that follow pertain to these unruly people. Therefore, Aradmu seems to be reassuring the king that all is so well that even rustlers and brigands have settled down—or have been settled by him—and are involved with taming the land and agriculture. </text:p>
      <text:p text:style-name="P13"><text:soft-page-break/><text:span text:style-name="T1">The meaning of the line is complicated by </text:span><text:span text:style-name="T10">si-si(g)</text:span><text:span text:style-name="T1">, which I take to be an abbreviation or corruption of the rare </text:span><text:span text:style-name="T10">im si-si(g)</text:span><text:span text:style-name="T1">. It occurs in the </text:span><text:span text:style-name="T27">Flood Story</text:span><text:span text:style-name="T1"> 201: </text:span><text:span text:style-name="T10">im hul-hul im si-si-ig dù-a-bi ur-bi ì-su</text:span><text:span text:style-name="T43">8</text:span><text:span text:style-name="T10">-ge-eå</text:span><text:span text:style-name="T1">, “all the sweeping gales were gathered together.” More important is the parallel line in </text:span><text:span text:style-name="T27">Iåme-Dagan Hymn A + V</text:span><text:span text:style-name="T1"> Segment A 219: </text:span><text:span text:style-name="T10">lú-sa-gaz-e edin im si-si-ga níÑ-gul-bi hu-mu-ak</text:span><text:span text:style-name="T32">, “</text:span><text:span text:style-name="T1">I have made bandits break up the earth (for cultivation) on the wind-swept desert” (in broken context; others have interpreted this passage differently).</text:span></text:p>
      <text:p text:style-name="P15"/>
      <text:p text:style-name="P1"><text:span text:style-name="T3">3’–7’</text:span><text:span text:style-name="T1">. These lines are repeated in letter </text:span><text:span text:style-name="T32">ÅPu1 MB1 9–14 (letter 14). For lines 5’–6’ see the commentary to that letter below.</text:span></text:p>
      <text:p text:style-name="P42"/>
      <text:p text:style-name="P1"><text:span text:style-name="T2">5’</text:span><text:span text:style-name="T1">. The pairing of </text:span><text:span text:style-name="T10">bala</text:span><text:span text:style-name="T1"> and </text:span><text:span text:style-name="T10">kirid</text:span><text:span text:style-name="T1"> seems to be a traditional metaphor for aspects of femininity (see, for example, </text:span><text:span text:style-name="T27">Enki and the World Order</text:span><text:span text:style-name="T1"> 434</text:span><text:span text:style-name="T55"> </text:span><text:span text:style-name="T58">Ñiå</text:span><text:span text:style-name="T10">bala </text:span><text:span text:style-name="T58">Ñiå</text:span><text:span text:style-name="T10">kirid åu-åè hé-em-mi-åúm</text:span><text:span text:style-name="T1">). While the translation “spindle” for</text:span><text:span text:style-name="T10"> bala</text:span><text:span text:style-name="T1"> seems well established, the meaning of </text:span><text:span text:style-name="T10">kirid</text:span><text:span text:style-name="T1"> (Akk. </text:span><text:span text:style-name="T27">kirissu</text:span><text:span text:style-name="T1">) is problematical; it is usually rendered as “hair clasp,” but W. Farber, </text:span><text:span text:style-name="T27">FS</text:span><text:span text:style-name="T1"> </text:span><text:span text:style-name="T27">Reiner </text:span><text:span text:style-name="T1">98, argues for “needle.” Both are traditional accoutrements symbolizing femininity in Mesopotamian literary texts; for wider ancient Near Easter use of the spindle trope, see H. A. Hoffner, </text:span><text:span text:style-name="T27">JBL</text:span><text:span text:style-name="T1"> 85 (1966) 326–34. </text:span></text:p>
      <text:p text:style-name="P42"/>
      <text:p text:style-name="P43"><text:span text:style-name="T2">7’</text:span><text:span text:style-name="T1">. The exact definition of </text:span><text:span text:style-name="T10">lú-kíÑ-ak</text:span><text:span text:style-name="T1"> and </text:span><text:span text:style-name="T10">lú-gud-apin-lá</text:span><text:span text:style-name="T1"> is somewhat hazy. The former occurs only once outside of CKU, in a Sin-iddinam inscription [no. 6, E.: 33], and the latter is quite rare. The rendering of </text:span><text:span text:style-name="T10">lú-gud-apin-lá</text:span><text:span text:style-name="T1"> as “tenant farmer, cultivator,” follows P. Steinkeller, </text:span><text:span text:style-name="T27">JESHO</text:span><text:span text:style-name="T1"> 24 (1981) 114 n. 5.</text:span></text:p>
      <text:p text:style-name="P42"/>
      <text:p text:style-name="P1"><text:span text:style-name="T2">9’</text:span><text:span text:style-name="T1">. The interpretation of this line is hindered by the state of preservation of the witnesses. Only one Nippur manuscript fully preserves the beginning of the line (N4); X2 is problematic and seems to bear the traces of textual corruption and reinterpretation. Note, </text:span><text:soft-page-break/><text:span text:style-name="T1">in that source, the use of </text:span><text:span text:style-name="T10">á-Ñi</text:span><text:span text:style-name="T43">6</text:span><text:span text:style-name="T10">-ba</text:span><text:span text:style-name="T1">, which is otherwise unattested in OB literary texts, although it is known from administrative documents.</text:span></text:p>
      <text:p text:style-name="P12"><text:span text:style-name="T1">The first verb is </text:span><text:span text:style-name="T10">gú…dù</text:span><text:span text:style-name="T1">, which is often translated “to neglect, despise,” (F. Karahashi, </text:span><text:span text:style-name="T27">Sumerian Compound Verbs</text:span><text:span text:style-name="T1"> 95) but which carries a more nuanced meaning “to be remiss, to turn against, resist,” may be a better rendering. Note that it is used of rebellious kings in the inscriptions of Samsu-iluna.</text:span></text:p>
      <text:p text:style-name="P12"><text:span text:style-name="T1">The rare idiom </text:span><text:span text:style-name="T10">á-bi-åè gin</text:span><text:span text:style-name="T1">, “to apply oneself to a task,” is also encountered with somewhat similar usage in </text:span><text:span text:style-name="T27">Supervisor and Scribe</text:span><text:span text:style-name="T1"> 18: </text:span><text:span text:style-name="T10">u</text:span><text:span text:style-name="T43">4</text:span><text:span text:style-name="T10"> na-ab-zal-e gi</text:span><text:span text:style-name="T43">6</text:span><text:span text:style-name="T10"> na-ab-åe</text:span><text:span text:style-name="T43">17</text:span><text:span text:style-name="T10">-e-en á-bi-åè gin-na</text:span><text:span text:style-name="T1">, “Don’t (idly) pass the day, do not (even) relax at night—apply yourself to that task!”</text:span></text:p>
      <text:p text:style-name="P6"/>
      <text:p text:style-name="P1"><text:span text:style-name="T2">10’</text:span><text:span text:style-name="T1">. This is the only example known to date of a finite form of the rare verb </text:span><text:span text:style-name="T10">åu…dim</text:span><text:span text:style-name="T43">4</text:span><text:span text:style-name="T1">. It is otherwise known only attested in the expression </text:span><text:span text:style-name="T10">agrig åu-dim</text:span><text:span text:style-name="T43">4</text:span><text:span text:style-name="T10">-ma</text:span><text:span text:style-name="T1">, “loyal steward,” (Anam 4 6 [E4.4.6.2], </text:span><text:span text:style-name="T27">SP</text:span><text:span text:style-name="T1"> 3 60+Bilingual Proverbs [= </text:span><text:span text:style-name="T27">abarakku sanqu</text:span><text:span text:style-name="T1">; B. Alster, </text:span><text:span text:style-name="T27">Proverbs</text:span><text:span text:style-name="T1"> I 91]) and </text:span><text:span text:style-name="T10">úku åu-dim</text:span><text:span text:style-name="T43">4</text:span><text:span text:style-name="T10">-ma-(àm)</text:span><text:span text:style-name="T1">, “the poor are loyal” (SP 9 Sec. A 2, B. Alster, </text:span><text:span text:style-name="T27">Proverbs</text:span><text:span text:style-name="T1"> I 177). B. Alster, </text:span><text:span text:style-name="T27">Proverbs </text:span><text:span text:style-name="T1">II 419 and </text:span><text:span text:style-name="T27">CUSAS</text:span><text:span text:style-name="T1"> 2 104 also argues for the meaning “to become rich, to prosper,” for the verb, but that does not seem to fit the context here. Note M. Civil’s rendering, </text:span><text:span text:style-name="T27">JNES</text:span><text:span text:style-name="T1"> 23 (1964) 7, of </text:span><text:span text:style-name="T10">åu-dim</text:span><text:span text:style-name="T43">4</text:span><text:span text:style-name="T10">-ma</text:span><text:span text:style-name="T1"> as “one who keeps tight control, energetic.” </text:span></text:p>
      <text:p text:style-name="P6"/>
      <text:p text:style-name="P1"><text:span text:style-name="T2">11’</text:span><text:span text:style-name="T1">. </text:span><text:span text:style-name="T10">al-me-a</text:span><text:span text:style-name="T1"> is rare. The assumption here is that the verbal form is derived from the copula “to be” and is the same as </text:span><text:span text:style-name="T10">al-me-a </text:span><text:span text:style-name="T1">in early incantations (</text:span><text:span text:style-name="T10">(da)</text:span><text:span text:style-name="T1">-</text:span><text:span text:style-name="T10">Ñu</text:span><text:span text:style-name="T43">10</text:span><text:span text:style-name="T10"> ∂nanåe al-me-a</text:span><text:span text:style-name="T1">, “since Nanåe is at my side,” </text:span><text:span text:style-name="T27">MDP</text:span><text:span text:style-name="T1"> 14 91:23–24, W. W. Hallo, </text:span><text:span text:style-name="T27">OrNS </text:span><text:span text:style-name="T1">54 [1985] = N. Veldhuis, </text:span><text:span text:style-name="T27">CDLB</text:span><text:span text:style-name="T1"> 2003: 6 line 18, and unpublished examples). The temporal use of </text:span><text:span text:style-name="T10">–gin</text:span><text:span text:style-name="T43">7</text:span><text:span text:style-name="T1"> has been discussed by M. Civil, </text:span><text:span text:style-name="T27">Farmer’s Instructions</text:span><text:span text:style-name="T1"> 92.</text:span></text:p>
      <text:p text:style-name="P6"/>
      <text:p text:style-name="P1"><text:span text:style-name="T2">13’</text:span><text:span text:style-name="T1">. </text:span><text:span text:style-name="T10">ugu-bi diri</text:span><text:span text:style-name="T1"> is a calque from Akkadian </text:span><text:span text:style-name="T27">wat</text:span><text:span text:style-name="T8"></text:span><text:span text:style-name="T27">rum eliana</text:span><text:span text:style-name="T1">; see J. Krecher, </text:span><text:span text:style-name="T27">UF</text:span><text:span text:style-name="T1"> 1 (1969) 150 and F. Huber, ZA 91 (2001) 179.</text:span></text:p>
      <text:p text:style-name="P6"><text:soft-page-break/></text:p>
      <text:p text:style-name="P1"><text:span text:style-name="T2">14’</text:span><text:span text:style-name="T1">. The restoration of the verb as </text:span><text:span text:style-name="T10">åu…gi</text:span><text:span text:style-name="T43">4</text:span><text:span text:style-name="T1">, “to take revenge,” follows a suggestion by Steve Tinney.</text:span></text:p>
      <text:p text:style-name="P6"/>
      <text:p text:style-name="P1"><text:span text:style-name="T2">18’</text:span><text:span text:style-name="T1">. This line links the text with </text:span>Š<text:span text:style-name="T1">Ar1: 27 (letter 2) and suggests that it is an answer to that letter.</text:span></text:p>
      <text:p text:style-name="P6"/>
      <text:p text:style-name="P1"><text:span text:style-name="T2">20’</text:span><text:span text:style-name="T1">. Note the final </text:span><text:span text:style-name="T10">eråahuÑa</text:span><text:span text:style-name="T1">-like passage, which is more reminiscent of letter-prayers than of prose literary letters. </text:span></text:p>
      <text:p text:style-name="P6"/>
      <text:h text:style-name="P19" text:outline-level="1">Sources</text:h>
      <text:p text:style-name="P6"/>
      <text:p text:style-name="P4"><text:span text:style-name="T1">N1 = CBS 7787 + N1200 + N1203 + N1204 + N1208 + N1210-27a + N1210-27b + <text:line-break/>N1210-27d + N1210-27e + N1212 + N1214 + N1218 (+</text:span><text:span text:style-name="T55">?</text:span><text:span text:style-name="T1">) Ni. 4061 + Ni. 4188 <text:line-break/>(</text:span><text:span text:style-name="T27">ISET</text:span><text:span text:style-name="T1"> 2 118) i–ii <text:tab/>= 1–19; 1’–20’</text:span></text:p>
      <text:p text:style-name="P4"><text:span text:style-name="T4">N2 = CBS 8385 + N 3290 </text:span><text:span text:style-name="T4"><text:tab/>= 1–22</text:span></text:p>
      <text:p text:style-name="P4"><text:span text:style-name="T4">N3 = N 2884 <text:tab/>= 1–5</text:span></text:p>
      <text:p text:style-name="P4"><text:span text:style-name="T1">N4 = Ni. 2191 (</text:span><text:span text:style-name="T27">ISET</text:span><text:span text:style-name="T1"> 1 64[122] = </text:span><text:span text:style-name="T27">BE</text:span><text:span text:style-name="T1"> 31 54) <text:tab/>= 2’–20’</text:span></text:p>
      <text:p text:style-name="P5"><text:span text:style-name="T1">N5 = Ni. 9706 rev. ii 13’–34’ (</text:span><text:span text:style-name="T27">ISET</text:span><text:span text:style-name="T1"> 2 112)</text:span><text:span text:style-name="Footnote_20_Symbol"><text:span text:style-name="T4"><text:note text:id="ftn8" text:note-class="footnote"><text:note-citation>8</text:note-citation><text:note-body><text:p text:style-name="P45"><text:span text:style-name="T73"><text:s/>The surface of this tablet is much worn. Unless there are parts of a sign clearly missing, recognizable signs are marked by +.</text:span></text:p></text:note-body></text:note></text:span></text:span><text:span text:style-name="T1"><text:tab/>= 1–21</text:span></text:p>
      <text:p text:style-name="P4"><text:span text:style-name="T4">N6 = </text:span><text:span text:style-name="T4">Ni. 9711 (</text:span><text:span text:style-name="T7">ISET</text:span><text:span text:style-name="T4"> 1 63 [121]) <text:tab/>= 1’–20’</text:span></text:p>
      <text:p text:style-name="P5"><text:span text:style-name="T4">N7 = Ni. 9866 (</text:span><text:span text:style-name="T8">ISET</text:span><text:span text:style-name="T4"> 1 133[191]) <text:tab/>= 6’–10’</text:span></text:p>
      <text:p text:style-name="P4"><text:span text:style-name="T4">Si1 = Si 420 (V. Scheil, </text:span><text:span text:style-name="T8">USFS</text:span><text:span text:style-name="T4"> 134)</text:span><text:span text:style-name="Footnote_20_Symbol"><text:span text:style-name="T4"><text:note text:id="ftn9" text:note-class="footnote"><text:note-citation>9</text:note-citation><text:note-body><text:p text:style-name="Footnote"><text:span text:style-name="T1"><text:s/>Lentil with one line of the text distributed over three lines (same text on obverse and reverse).</text:span></text:p></text:note-body></text:note></text:span></text:span><text:span text:style-name="T4"> <text:tab/>= 10’</text:span></text:p>
      <text:p text:style-name="P4"><text:span text:style-name="T4">X1 = A w/n ii 22–33<text:tab/> = 1–12</text:span></text:p>
      <text:p text:style-name="P4"><text:span text:style-name="T1">X2 = BM 108869 <text:tab/>= 1’–20’</text:span></text:p>
      <text:p text:style-name="P6"/>
      <text:p text:style-name="P28"><text:soft-page-break/>Tablet typology: compilation tablets: N1, X1. The rest are all Type III, except Si, which is a type IV lentil.</text:p>
      <text:p text:style-name="P6"/>
      <text:p text:style-name="P7">Photograph of Si1 by Gary Beckman.</text:p>
      <text:p text:style-name="P7"/>
      <text:p text:style-name="P7"/>
      <text:p text:style-name="P36">Textual Matrices</text:p>
      <text:p text:style-name="P32"/>
      <text:p text:style-name="P32">Part A</text:p>
      <text:p text:style-name="P31"/>
      <text:p text:style-name="P21"><text:span text:style-name="T84">1. <text:s text:c="2"/>lugal-</text:span><text:span text:style-name="T91">ğ</text:span><text:span text:style-name="T84">u</text:span><text:span text:style-name="T48">10</text:span><text:span text:style-name="T84">-ra ù-na-dug</text:span><text:span text:style-name="T97">B</text:span><text:span text:style-name="T48">4</text:span><text:span text:style-name="T51">B</text:span></text:p>
      <text:p text:style-name="P20"><text:span text:style-name="T84">N1 <text:s text:c="2"/>. <text:s text:c="4"/>. </text:span><text:span text:style-name="T84"><text:s text:c="2"/>+ <text:s/>. o <text:s text:c="2"/>+</text:span></text:p>
      <text:p text:style-name="P20"><text:span text:style-name="T84">N2 <text:s text:c="2"/>o <text:s text:c="4"/>o <text:s text:c="2"/>+ <text:s/>+ + <text:s text:c="2"/>+</text:span></text:p>
      <text:p text:style-name="P20"><text:span text:style-name="T84">N3 <text:s text:c="2"/>.</text:span><text:span text:style-name="T84"> <text:s text:c="4"/>. <text:s text:c="2"/>o <text:s/>o o <text:s text:c="2"/>o <text:s/></text:span></text:p>
      <text:p text:style-name="P20"><text:span text:style-name="T84">N5 <text:s text:c="2"/>+ <text:s text:c="4"/>+ <text:s text:c="2"/>+ <text:s/>+ + <text:s text:c="2"/>+</text:span></text:p>
      <text:p text:style-name="P20"><text:span text:style-name="T84">X1 <text:s text:c="2"/>. <text:s text:c="4"/>+ <text:s text:c="2"/>+ <text:s/>+ + a +</text:span></text:p>
      <text:p text:style-name="P24"/>
      <text:p text:style-name="P21"><text:span text:style-name="T84">2. <text:s text:c="2"/></text:span><text:span text:style-name="T97">P</text:span><text:span text:style-name="T66">I</text:span><text:span text:style-name="T84">árad-mu árad-zu na-ab-bé-a</text:span></text:p>
      <text:p text:style-name="P20"><text:span text:style-name="T84">N1 <text:s text:c="2"/>o. <text:s text:c="3"/>. <text:s/>. <text:s text:c="3"/>. <text:s/>. <text:s/>. <text:s/>+ +</text:span></text:p>
      <text:p text:style-name="P24">N2 <text:s text:c="2"/>oo <text:s text:c="3"/>o <text:s/>. <text:s text:c="3"/>+ <text:s/>+ <text:s/>+ <text:s/>+ + </text:p>
      <text:p text:style-name="P24">N3 <text:s text:c="2"/>-+ <text:s text:c="3"/>+ <text:s/>o <text:s text:c="3"/>o <text:s/>o <text:s/>o <text:s/>o o </text:p>
      <text:p text:style-name="P20"><text:span text:style-name="T84">N5 <text:s text:c="2"/>++ <text:s text:c="3"/>+ <text:s/>+ <text:s text:c="3"/>+ <text:s/>+ <text:s/>+ <text:s/>+ +</text:span></text:p>
      <text:p text:style-name="P20"><text:span text:style-name="T84">X1 <text:s text:c="2"/>.. <text:s text:c="3"/>+ <text:s/>+</text:span><text:span text:style-name="T84"> <text:s text:c="3"/>. <text:s/>+ <text:s/>+ <text:s/>+ +</text:span></text:p>
      <text:p text:style-name="P24"/>
      <text:p text:style-name="P20"><text:span text:style-name="T84">3. <text:s text:c="2"/>lugal-</text:span><text:span text:style-name="T91">ğ</text:span><text:span text:style-name="T84">u</text:span><text:span text:style-name="T48">10</text:span><text:span text:style-name="T84"> ní</text:span><text:span text:style-name="T91">ğ</text:span><text:span text:style-name="T84">-na-me-šè á-še mu-e-da-a-a-á</text:span><text:span text:style-name="T91">ğ</text:span></text:p>
      <text:p text:style-name="P20"><text:span text:style-name="T84">N1 <text:s text:c="2"/>o <text:s text:c="4"/>+ <text:s text:c="3"/>. <text:s/>+ <text:s/>+ <text:s/>. <text:s/>. . <text:s/>+ <text:s/>. + <text:s/>+ - <text:s/>+</text:span></text:p>
      <text:p text:style-name="P20"><text:span text:style-name="T84">N2 <text:s text:c="2"/>o <text:s text:c="4"/>.</text:span><text:span text:style-name="T84"> <text:s text:c="3"/>+ <text:s/>+ <text:s/>+ <text:s/>+ <text:s/>o o <text:s/>o <text:s/>. + <text:s/>+ + <text:s/>+</text:span></text:p>
      <text:p text:style-name="P20"><text:span text:style-name="T84">N3 <text:s text:c="2"/>+ <text:s text:c="4"/>- <text:s text:c="3"/>+ <text:s/>+ <text:s/>. <text:s/>o <text:s/>o o <text:s/>o <text:s/>o o <text:s/>o o <text:s/>o</text:span></text:p>
      <text:p text:style-name="P20"><text:span text:style-name="T84">N5 <text:s text:c="2"/>+ <text:s text:c="4"/>+ <text:s text:c="3"/>+ <text:s/>+ <text:s/>+ <text:s/>+ <text:s/>+ + <text:s/>+ <text:s/>- . <text:s/>- - <text:s/>+</text:span></text:p>
      <text:p text:style-name="P20"><text:span text:style-name="T84">X1 <text:s text:c="2"/>. <text:s text:c="4"/>+ <text:s text:c="3"/>+ <text:s/>+ <text:s/>+ <text:s/>. <text:s/>+ + <text:s/>+ <text:s/>. . <text:s/>+ - <text:s/>.</text:span></text:p>
      <text:p text:style-name="P24"><text:soft-page-break/></text:p>
      <text:p text:style-name="P21"><text:span text:style-name="T84">4. <text:s text:c="2"/>a-ab-ba kur dilmun</text:span><text:span text:style-name="T97">P</text:span><text:span text:style-name="T66">ki</text:span><text:span text:style-name="T69">P</text:span><text:span text:style-name="T84">-na-ta</text:span></text:p>
      <text:p text:style-name="P20"><text:span text:style-name="T84">N1 <text:s text:c="2"/>. <text:s/>. <text:s/>o o <text:s text:c="2"/>. <text:s text:c="4"/>+ <text:s/>. <text:s/>.</text:span></text:p>
      <text:p text:style-name="P24">N2 <text:s text:c="2"/>o <text:s/>o <text:s/>o o <text:s text:c="2"/>+ <text:s text:c="4"/>+ <text:s/>+ <text:s/>+</text:p>
      <text:p text:style-name="P24">N3 <text:s text:c="2"/>+ <text:s/>. <text:s/>. o <text:s text:c="2"/>o <text:s text:c="4"/>o <text:s/>o <text:s/>o</text:p>
      <text:p text:style-name="P20"><text:span text:style-name="T84">N5 <text:s text:c="2"/>+ <text:s/>+ <text:s/>. + <text:s text:c="2"/>+ <text:s text:c="4"/>+ <text:s/>+ <text:s/>.</text:span></text:p>
      <text:p text:style-name="P24">X1 <text:s text:c="2"/>+ <text:s/>+ <text:s/>+ + <text:s text:c="2"/>. <text:s text:c="4"/>- <text:s/>+ <text:s/>+</text:p>
      <text:p text:style-name="P24"/>
      <text:p text:style-name="P21"><text:span text:style-name="T84">5. <text:s text:c="2"/>a šeš gaba kur amurrum</text:span><text:span text:style-name="T97">P</text:span><text:span text:style-name="T66">ki</text:span><text:span text:style-name="T69">P</text:span><text:span text:style-name="T84">-šè</text:span></text:p>
      <text:p text:style-name="P20"><text:span text:style-name="T84">N1 <text:s text:c="2"/>+ + <text:s text:c="2"/>. <text:s text:c="3"/>. <text:s text:c="2"/>. <text:s text:c="5"/>. <text:s/>+</text:span></text:p>
      <text:p text:style-name="P20"><text:span text:style-name="T84">N2 <text:s text:c="2"/>o o <text:s text:c="2"/>o <text:s text:c="3"/>. <text:s text:c="2"/>+ <text:s text:c="5"/>+ <text:s/>+</text:span></text:p>
      <text:p text:style-name="P20"><text:span text:style-name="T84">N3 <text:s text:c="2"/>o . <text:s text:c="2"/>o <text:s text:c="3"/>o <text:s text:c="2"/>o <text:s text:c="5"/>o <text:s/>o</text:span></text:p>
      <text:p text:style-name="P20"><text:span text:style-name="T84">N5 <text:s text:c="2"/>+ . <text:s text:c="2"/>. <text:s text:c="3"/>+ <text:s text:c="2"/>. <text:s text:c="5"/>- <text:s/>+</text:span></text:p>
      <text:p text:style-name="P20"><text:span text:style-name="T84">X1 <text:s text:c="2"/>+ + <text:s text:c="2"/>+ <text:s text:c="3"/>+ <text:s text:c="2"/>. <text:s text:c="5"/>- ta</text:span></text:p>
      <text:p text:style-name="P24"/>
      <text:p text:style-name="P21"><text:span text:style-name="T84">6. <text:s text:c="2"/>zag si-mu-ur</text:span><text:span text:style-name="T97">B</text:span><text:span text:style-name="T48">4</text:span><text:span text:style-name="T51">B</text:span><text:span text:style-name="T84">-ru-um ma-da su-bir</text:span><text:span text:style-name="T97">B</text:span><text:span text:style-name="T48">4</text:span><text:span text:style-name="T51">PB</text:span><text:span text:style-name="T66">ki</text:span><text:span text:style-name="T69">P</text:span><text:span text:style-name="T84">-šè</text:span></text:p>
      <text:p text:style-name="P20"><text:span text:style-name="T84">N1 <text:s text:c="2"/>+ <text:s text:c="2"/>+ <text:s/>. <text:s/>.</text:span><text:span text:style-name="T84"> <text:s text:c="2"/>+ <text:s/>- <text:s/>+ <text:s/>+ <text:s/>+ <text:s/>+ <text:s/>. <text:s/>+ <text:s/></text:span></text:p>
      <text:p text:style-name="P20"><text:span text:style-name="T84">N2 <text:s text:c="2"/>o <text:s text:c="2"/>o <text:s/>o <text:s/>o <text:s text:c="2"/>. <text:s/>+ <text:s/>+ <text:s/>+ <text:s/>. <text:s/>. <text:s/>.</text:span><text:span text:style-name="T25">≠</text:span><text:span text:style-name="T84">a</text:span><text:span text:style-name="T25"></text:span><text:span text:style-name="T84">.</text:span><text:span text:style-name="T66">?</text:span></text:p>
      <text:p text:style-name="P20"><text:span text:style-name="T84">N5 <text:s text:c="2"/>+ <text:s text:c="2"/>+ <text:s/>+ <text:s/>+ <text:s text:c="2"/>. <text:s/>. <text:s/>. <text:s/>. <text:s/>-</text:span><text:span text:style-name="T66">?</text:span><text:span text:style-name="T84"> . <text:s/>+ <text:s/>+</text:span></text:p>
      <text:p text:style-name="P24">X1 <text:s text:c="2"/>+ <text:s text:c="2"/>+ <text:s/>+ <text:s/>+ <text:s text:c="2"/>+ <text:s/>+ <text:s/>. <text:s/>+ <text:s/>+ <text:s/>+ <text:s/>+ ta </text:p>
      <text:p text:style-name="P24"/>
      <text:p text:style-name="P21"><text:span text:style-name="T84">7. <text:s text:c="2"/>uru</text:span><text:span text:style-name="T97">P</text:span><text:span text:style-name="T66">ki</text:span><text:span text:style-name="T69">P</text:span><text:span text:style-name="T84">-didli <text:s/>ma-da-ma-da-bi</text:span></text:p>
      <text:p text:style-name="P20"><text:span text:style-name="T84">N1 <text:s text:c="2"/>. <text:s/>- <text:s/>. <text:s text:c="4"/>+ <text:s text:c="2"/>+ <text:s/>+ <text:s/>+</text:span><text:span text:style-name="T25">≠</text:span><text:span text:style-name="T66">ki</text:span><text:span text:style-name="T25"></text:span><text:span text:style-name="T84">.</text:span></text:p>
      <text:p text:style-name="P24">N2 <text:s text:c="2"/>o <text:s/>o <text:s/>o <text:s text:c="4"/>. <text:s text:c="2"/>+ <text:s/>. <text:s/>. <text:s/>.</text:p>
      <text:p text:style-name="P20"><text:span text:style-name="T84">N5 <text:s text:c="2"/>+ <text:s/>+ <text:s/>+ <text:s text:c="4"/>+ <text:s text:c="2"/>+ <text:s/>+ <text:s/>+ <text:s/>+</text:span></text:p>
      <text:p text:style-name="P20"><text:span text:style-name="T84">X1 <text:s text:c="2"/>+ <text:s/>+ <text:s/>+ <text:s/>bi <text:s/></text:span><text:span text:style-name="T25">≠</text:span><text:span text:style-name="T84">ugnim-bi</text:span><text:span text:style-name="T25"></text:span><text:span text:style-name="T84">-ne</text:span></text:p>
      <text:p text:style-name="P24"/>
      <text:p text:style-name="P21"><text:span text:style-name="T84">8. <text:s text:c="4"/></text:span><text:span text:style-name="T82">a­šà a-gàr-bi ù ég pa</text:span><text:span text:style-name="T95">B</text:span><text:span text:style-name="T46">5</text:span><text:span text:style-name="T50">B</text:span><text:span text:style-name="T82">-bi</text:span></text:p>
      <text:p text:style-name="P20"><text:span text:style-name="T84">N1 <text:s text:c="4"/>o <text:s/>. + <text:s/>+ <text:s/>+ <text:s/>+ + <text:s/></text:span><text:span text:style-name="T84">. <text:s/>.</text:span></text:p>
      <text:p text:style-name="P24">N2 <text:s text:c="4"/>o <text:s/>o o <text:s/>. <text:s/>+ <text:s/>+ + <text:s/>+ <text:s/>.</text:p>
      <text:p text:style-name="P20"><text:span text:style-name="T84">N5 <text:s text:c="4"/>+ <text:s/>+ + <text:s/>+ <text:s/>. <text:s/>. + <text:s/>+ <text:s/>+</text:span></text:p>
      <text:p text:style-name="P20"><text:soft-page-break/><text:span text:style-name="T84">X1 </text:span><text:span text:style-name="T25">≠</text:span><text:span text:style-name="T84">íd</text:span><text:span text:style-name="T25"></text:span><text:span text:style-name="T84"> + <text:s/>+ + <text:s/>+ <text:s/>+ <text:s/>. . <text:s/>. <text:s/>+</text:span></text:p>
      <text:p text:style-name="P24"/>
      <text:p text:style-name="P20"><text:span text:style-name="T84">9. <text:s text:c="2"/>igi bí-in-kár è-dè en-nu-ù</text:span><text:span text:style-name="T91">ğ</text:span><text:span text:style-name="T84"> <text:s text:c="2"/>bí-dab</text:span><text:span text:style-name="T25"></text:span></text:p>
      <text:p text:style-name="P20"><text:span text:style-name="T84">N1 <text:s text:c="2"/>o <text:s text:c="2"/>o <text:s text:c="2"/>. + <text:s text:c="2"/>+ + <text:s/>. <text:s/>- <text:s/>. <text:s text:c="3"/>+ <text:s text:c="2"/>+</text:span></text:p>
      <text:p text:style-name="P20"><text:span text:style-name="T84">N2 <text:s text:c="2"/>o <text:s text:c="2"/>o <text:s text:c="2"/>o . <text:s text:c="2"/>- - <text:s/>+ <text:s/>+ <text:s/>+ zu . <text:s text:c="2"/>x</text:span></text:p>
      <text:p text:style-name="P20"><text:span text:style-name="T84">N5 <text:s text:c="2"/>+ <text:s text:c="2"/>+ <text:s text:c="2"/>+ + <text:s text:c="2"/>. - <text:s/>+ <text:s/>- <text:s/>+ <text:s text:c="3"/>+ <text:s text:c="2"/>+</text:span></text:p>
      <text:p text:style-name="P20"><text:span text:style-name="T84">X1 <text:s text:c="2"/>. <text:s text:c="2"/>. <text:s text:c="2"/>- . <text:s text:c="2"/>+ . <text:s/>. <text:s/>. <text:s/>. <text:s text:c="3"/>. <text:s text:c="2"/>+</text:span></text:p>
      <text:p text:style-name="P24"/>
      <text:p text:style-name="P21"><text:span text:style-name="T84">10. <text:s/>u</text:span><text:span text:style-name="T84">ru</text:span><text:span text:style-name="T97">P</text:span><text:span text:style-name="T66">ki</text:span><text:span text:style-name="T69">P</text:span><text:span text:style-name="T84"> uru</text:span><text:span text:style-name="T97">P</text:span><text:span text:style-name="T66">ki</text:span><text:span text:style-name="T69">P</text:span><text:span text:style-name="T84"> </text:span><text:span text:style-name="T91">ğ</text:span><text:span text:style-name="T84">iš-tuku lugal-</text:span><text:span text:style-name="T91">ğ</text:span><text:span text:style-name="T84">u</text:span><text:span text:style-name="T48">10</text:span></text:p>
      <text:p text:style-name="P20"><text:span text:style-name="T84">N1 <text:s text:c="2"/>o <text:s/>o <text:s/>. + <text:s/>+ <text:s text:c="2"/>. <text:s text:c="3"/>. <text:s text:c="4"/>+</text:span></text:p>
      <text:p text:style-name="P20"><text:span text:style-name="T84">N2 <text:s text:c="2"/>o <text:s/>o <text:s/>o o <text:s/>. <text:s text:c="2"/>+ <text:s text:c="3"/>+ <text:s text:c="4"/>+ </text:span></text:p>
      <text:p text:style-name="P20"><text:span text:style-name="T84">N5 <text:s text:c="2"/>+ <text:s/>+ <text:s/>+ + <text:s/>+ <text:s text:c="2"/>+ <text:s text:c="3"/>+ <text:s text:c="4"/>+</text:span></text:p>
      <text:p text:style-name="P20"><text:span text:style-name="T84">X1 <text:s text:c="2"/>. <text:s/>.</text:span><text:span text:style-name="T84"> <text:s/>o o <text:s/>. <text:s text:c="2"/>. <text:s text:c="3"/>. <text:s text:c="4"/>+</text:span></text:p>
      <text:p text:style-name="P24"/>
      <text:p text:style-name="P20"><text:span text:style-name="T84">11. <text:s/>ki x x a-bi ì-KU šu-úr im šu bí</text:span><text:span text:style-name="T66">?</text:span><text:span text:style-name="T84">-dab</text:span><text:span text:style-name="T48">5</text:span></text:p>
      <text:p text:style-name="P20"><text:span text:style-name="T84">N1 <text:s text:c="2"/>[]-</text:span><text:span text:style-name="T25">≠</text:span><text:span text:style-name="T84">a</text:span><text:span text:style-name="T25"></text:span><text:span text:style-name="T84">-bi ì-kùš </text:span><text:span text:style-name="T25">≠</text:span><text:span text:style-name="T84">im šu</text:span><text:span text:style-name="T25"></text:span><text:span text:style-name="T84"> bí-x</text:span></text:p>
      <text:p text:style-name="P20"><text:span text:style-name="T84">N2</text:span><text:span text:style-name="T84"> <text:s text:c="2"/>[x x-b]i ì-KU šú-úr šu bí-íb-ŠU</text:span></text:p>
      <text:p text:style-name="P20"><text:span text:style-name="T84">N5 <text:s text:c="2"/>ki x x a-bi ì-KU šu-úr im šu bí</text:span><text:span text:style-name="T66">?</text:span><text:span text:style-name="T84">-dab</text:span><text:span text:style-name="T48">5</text:span></text:p>
      <text:p text:style-name="P20"><text:span text:style-name="T84">X1 <text:s text:c="2"/>[] x x [] im šu bí-x</text:span></text:p>
      <text:p text:style-name="P24"/>
      <text:p text:style-name="P20"><text:span text:style-name="T84">12. <text:s/>bàd-bi en-nu-ù</text:span><text:span text:style-name="T91">ğ</text:span><text:span text:style-name="T84"> kala-ga bí-gub</text:span></text:p>
      <text:p text:style-name="P20"><text:span text:style-name="T84">N1 <text:s text:c="2"/>o <text:s text:c="2"/>o <text:s/>o <text:s/>o <text:s/>+ <text:s text:c="2"/>+ <text:s text:c="2"/>+ <text:s text:c="2"/>. <text:s text:c="2"/>o</text:span></text:p>
      <text:p text:style-name="P20"><text:span text:style-name="T84">N2 <text:s text:c="2"/>o <text:s text:c="2"/>o <text:s/>o <text:s/>+ <text:s/>+ <text:s text:c="2"/>+ <text:s text:c="2"/>+ <text:s text:c="2"/>+ <text:s text:c="2"/>+</text:span></text:p>
      <text:p text:style-name="P20"><text:span text:style-name="T84">N5 <text:s text:c="2"/>+ <text:s text:c="2"/>+ <text:s/>+ <text:s/>+ <text:s/>. <text:s text:c="2"/>. <text:s text:c="2"/>+ <text:s text:c="2"/>+ <text:s text:c="2"/>+</text:span></text:p>
      <text:p text:style-name="P24">X1 <text:s text:c="2"/>o <text:s text:c="2"/>o <text:s/>o <text:s/>o <text:s/>+ <text:s text:c="2"/>o <text:s text:c="2"/>o <text:s text:c="2"/>o <text:s text:c="2"/>.</text:p>
      <text:p text:style-name="P24"/>
      <text:p text:style-name="P20"><text:span text:style-name="T84">13. <text:s/>ugnim-bi gú-</text:span><text:span text:style-name="T91">ğ</text:span><text:span text:style-name="T84">iš bí-</text:span><text:span text:style-name="T91">ğ</text:span><text:span text:style-name="T84">ar-</text:span><text:span text:style-name="T91">ğ</text:span><text:span text:style-name="T84">ar</text:span></text:p>
      <text:p text:style-name="P24">N1 <text:s text:c="2"/>o <text:s text:c="4"/>o <text:s text:c="2"/>. <text:s/>+ <text:s/>+ <text:s text:c="2"/>o <text:s text:c="2"/>o</text:p>
      <text:p text:style-name="P20"><text:span text:style-name="T84">N2 <text:s text:c="2"/>. <text:s text:c="4"/>- <text:s text:c="2"/>+ <text:s/>+ <text:s/>+ <text:s text:c="2"/>+ <text:s text:c="2"/>+ <text:s text:c="3"/></text:span></text:p>
      <text:p text:style-name="P20"><text:span text:style-name="T84">N5 <text:s text:c="2"/>. <text:s text:c="4"/>+ <text:s text:c="2"/>+ <text:s/>+ <text:s/>+ <text:s text:c="2"/>+ <text:s text:c="2"/>+</text:span></text:p>
      <text:p text:style-name="P24"/>
      <text:p text:style-name="P20"><text:soft-page-break/><text:span text:style-name="T84">14. <text:s/>x du</text:span><text:span text:style-name="T48">10</text:span><text:span text:style-name="T84"> ús x du-ús bí-dúr-ra</text:span></text:p>
      <text:p text:style-name="P20"><text:span text:style-name="T84">N1 <text:s text:c="2"/>[x x x] x-bi [...]x</text:span></text:p>
      <text:p text:style-name="P21"><text:span text:style-name="T84">N2 <text:s text:c="2"/>[...]x du-ús bí-dab</text:span><text:span text:style-name="T97">B</text:span><text:span text:style-name="T48">5</text:span><text:span text:style-name="T51">B</text:span><text:span text:style-name="T84">-bé</text:span></text:p>
      <text:p text:style-name="P20"><text:span text:style-name="T84">N5 <text:s text:c="2"/>x du</text:span><text:span text:style-name="T48">10</text:span><text:span text:style-name="T84"> ús x du-ús bí-dúr-ra</text:span></text:p>
      <text:p text:style-name="P24"/>
      <text:p text:style-name="P24">15. <text:s/>a-gàr a gar-ra-bi a-ta im-ta-è</text:p>
      <text:p text:style-name="P20"><text:span text:style-name="T84">N1 <text:s text:c="2"/>o <text:s/>. <text:s/>+ <text:s/>+ <text:s/>+ <text:s/>+ <text:s/>. o <text:s/>.</text:span><text:span text:style-name="T84"> <text:s/>. <text:s/>.</text:span></text:p>
      <text:p text:style-name="P24">N2 <text:s text:c="2"/>o <text:s/>o <text:s/>o <text:s/>o <text:s/>. <text:s/>+ <text:s/>+ + <text:s/>+ <text:s/>+ <text:s/>x </text:p>
      <text:p text:style-name="P20"><text:span text:style-name="T84">N5 <text:s text:c="2"/>+ <text:s/>+ <text:s/>+ <text:s/>+ <text:s/>. <text:s/>+ <text:s/>+ + <text:s/>+ <text:s/>+ <text:s/>+</text:span></text:p>
      <text:p text:style-name="P24"/>
      <text:p text:style-name="P20"><text:span text:style-name="T84">16. <text:s/>kankal zal-la-bi sahar bí-ak</text:span></text:p>
      <text:p text:style-name="P20"><text:span text:style-name="T84">N1 <text:s text:c="2"/>. <text:s text:c="2"/></text:span><text:span text:style-name="T84"><text:s text:c="3"/>+ <text:s text:c="2"/>+ <text:s/>. <text:s/>x <text:s text:c="5"/>. <text:s/>.</text:span></text:p>
      <text:p text:style-name="P20"><text:span text:style-name="T84">N2 <text:s text:c="2"/>o <text:s text:c="2"/></text:span><text:span text:style-name="T84"><text:s text:c="3"/>o <text:s text:c="2"/>+ <text:s/>+ <text:s/>+ <text:s text:c="5"/>. <text:s/>. <text:s/></text:span></text:p>
      <text:p text:style-name="P20"><text:span text:style-name="T84">N5 <text:s text:c="2"/>. <text:s text:c="2"/></text:span><text:span text:style-name="T84"><text:s text:c="3"/>+ <text:s text:c="2"/>+ <text:s/>+ <text:s/>. <text:s text:c="5"/>+ <text:s/>+ </text:span></text:p>
      <text:p text:style-name="P24"/>
      <text:p text:style-name="P20"><text:span text:style-name="T84">17. <text:s/>x KU a-</text:span><text:span text:style-name="T82">š</text:span><text:span text:style-name="T84">à-ga </text:span><text:span text:style-name="T91">ğ</text:span><text:span text:style-name="T84">i</text:span><text:span text:style-name="T82">š</text:span><text:span text:style-name="T84">-gi ambar-ra</text:span></text:p>
      <text:p text:style-name="P20"><text:span text:style-name="T84">N1 <text:s text:c="2"/>x + <text:s/>+ <text:s/>. . <text:s/>+ <text:s text:c="2"/>+ <text:s/>. <text:s text:c="4"/>o</text:span></text:p>
      <text:p text:style-name="P20"><text:span text:style-name="T84">N2 <text:s text:c="2"/>o o <text:s/>o <text:s/>o . <text:s/>+ <text:s text:c="2"/>. <text:s/></text:span><text:span text:style-name="T84">. <text:s text:c="4"/>+</text:span></text:p>
      <text:p text:style-name="P20"><text:span text:style-name="T84">N5 <text:s text:c="2"/>x x <text:s/>+ <text:s/>+ + <text:s/>+ <text:s text:c="2"/>+ <text:s/></text:span><text:span text:style-name="T84">+ <text:s text:c="4"/>+</text:span></text:p>
      <text:p text:style-name="P24"/>
      <text:p text:style-name="P20"><text:span text:style-name="T82">18. <text:s/>a bal sa</text:span><text:span text:style-name="T89">ğ</text:span><text:span text:style-name="T82">-</text:span><text:span text:style-name="T89">ğ</text:span><text:span text:style-name="T82">á sa</text:span><text:span text:style-name="T89">ğ</text:span><text:span text:style-name="T82">-sìg-ge x-bi</text:span></text:p>
      <text:p text:style-name="P20"><text:span text:style-name="T84">N1 <text:s text:c="2"/>+ <text:s/>+ <text:s text:c="2"/>+ <text:s/>+ <text:s/></text:span><text:span text:style-name="T84">. <text:s text:c="2"/>+ <text:s text:c="2"/>. o <text:s/>o</text:span></text:p>
      <text:p text:style-name="P20"><text:span text:style-name="T84">N2 <text:s text:c="2"/>o <text:s/>o <text:s text:c="2"/>o <text:s/>. <text:s/>+ <text:s text:c="2"/>+ <text:s text:c="2"/>. x <text:s/>+</text:span></text:p>
      <text:p text:style-name="P20"><text:span text:style-name="T84">N5 <text:s text:c="2"/>o <text:s/>o <text:s text:c="2"/>x <text:s/>+ <text:s/>+ <text:s text:c="2"/>+ <text:s text:c="2"/>+ x <text:s/>+ </text:span></text:p>
      <text:p text:style-name="P24"/>
      <text:p text:style-name="P21"><text:span text:style-name="T84">19. <text:s/>x x x x-ma </text:span><text:span text:style-name="T66">giš</text:span><text:span text:style-name="T84">buni</text:span><text:span text:style-name="T91">ğ</text:span><text:span text:style-name="T84">-ta <text:s/>im-ta-ak</text:span></text:p>
      <text:p text:style-name="P20"><text:span text:style-name="T84">N1 <text:s text:c="2"/>x x x x </text:span><text:span text:style-name="T84">+ <text:s/>- . <text:s text:c="5"/>. <text:s/>o <text:s/>o <text:s/>o</text:span></text:p>
      <text:p text:style-name="P20"><text:span text:style-name="T84">N2 <text:s text:c="2"/>[</text:span><text:span text:style-name="T84"> <text:s text:c="7"/>]</text:span><text:span text:style-name="T82"> . + <text:s text:c="5"/>+ <text:s/>+ <text:s/>+ <text:s/>+ </text:span></text:p>
      <text:p text:style-name="P21"><text:span text:style-name="T82">N5 <text:s text:c="2"/>[...] x x <text:s/>- buni</text:span><text:span text:style-name="T89">ğ</text:span><text:span text:style-name="T46">x</text:span><text:span text:style-name="Footnote_20_Symbol"><text:span text:style-name="T82"><text:note text:id="ftn10" text:note-class="footnote"><text:note-citation>10</text:note-citation><text:note-body><text:p text:style-name="Footnote"><text:s/>A.LAGAB×A.</text:p></text:note-body></text:note></text:span></text:span><text:span text:style-name="T82"> - .</text:span><text:span text:style-name="T64">?</text:span><text:span text:style-name="T82"> .</text:span><text:span text:style-name="T64">?</text:span><text:span text:style-name="T82"> <text:s/>. </text:span></text:p>
      <text:p text:style-name="P22"/>
      <text:p text:style-name="P21"><text:span text:style-name="T82">20. <text:s/>[...]x a la-ba</text:span><text:span text:style-name="T64">?</text:span><text:span text:style-name="T82">-an</text:span><text:span text:style-name="T64">?</text:span><text:span text:style-name="T82">-dé</text:span><text:span text:style-name="T64">?</text:span><text:span text:style-name="T82">-ke</text:span><text:span text:style-name="T95">B</text:span><text:span text:style-name="T46">4</text:span><text:span text:style-name="T50">B</text:span><text:span text:style-name="T82">-eš [...] </text:span><text:span text:style-name="T13">≠</text:span><text:span text:style-name="T82">kal</text:span><text:span text:style-name="T64">?</text:span><text:span text:style-name="T82">-ga</text:span><text:span text:style-name="T64">?</text:span><text:span text:style-name="T82"> bí</text:span><text:span text:style-name="T64">?</text:span><text:span text:style-name="T13"></text:span><text:span text:style-name="T82">-x</text:span></text:p>
      <text:p text:style-name="P21"><text:soft-page-break/><text:span text:style-name="T82">N2 <text:s text:c="2"/>[...]x + + <text:s/>. <text:s text:c="2"/>. <text:s/>. <text:s text:c="2"/>+ <text:s text:c="2"/>+ <text:s/>[...] . <text:s text:c="3"/>. <text:s text:c="2"/>. <text:s text:c="2"/>x</text:span></text:p>
      <text:p text:style-name="P20"><text:span text:style-name="T84">N</text:span><text:span text:style-name="T84">5 <text:s text:c="2"/>[</text:span><text:span text:style-name="T82">...</text:span><text:span text:style-name="T84">]o o . <text:s/>+ <text:s text:c="2"/>. <text:s/>. <text:s text:c="2"/>. <text:s text:c="2"/>+ <text:s/>[...] . <text:s text:c="3"/>. <text:s text:c="2"/>. <text:s text:c="2"/>x </text:span></text:p>
      <text:p text:style-name="P24"/>
      <text:p text:style-name="P20"><text:span text:style-name="T84">21. [...]x a-šà-ga kí</text:span><text:span text:style-name="T91">ğ</text:span><text:span text:style-name="T84"> x x</text:span></text:p>
      <text:p text:style-name="P24">N2 <text:s/>[...]x + + <text:s/>+ <text:s/>+ <text:s text:c="2"/>x x</text:p>
      <text:p text:style-name="P20"><text:span text:style-name="T84">N5 <text:s/>[...]o o o <text:s/>o <text:s/></text:span><text:span text:style-name="T84">x <text:s text:c="2"/>x x</text:span></text:p>
      <text:p text:style-name="P24"/>
      <text:p text:style-name="P20"><text:span text:style-name="T84">22. [...]x-ge(-)en-na-bi [...n]e-ne bí-in-zu </text:span></text:p>
      <text:p text:style-name="P20"><text:span text:style-name="T84">N2 <text:s/>[...]x-+ <text:s text:c="3"/>+ <text:s/>+ <text:s/>+ <text:s/>[...</text:span><text:span text:style-name="T84">]. <text:s/>+ <text:s/>+ <text:s/>+ <text:s text:c="2"/>+</text:span></text:p>
      <text:p text:style-name="P25"/>
      <text:p text:style-name="P27">Part B</text:p>
      <text:p text:style-name="P25"/>
      <text:p text:style-name="P20"><text:span text:style-name="T85">1’. <text:s/>eden </text:span><text:span text:style-name="T85">a du</text:span><text:span text:style-name="T49">11</text:span><text:span text:style-name="T85">-ga íd-da mi-ni-</text:span><text:span text:style-name="T92">ğ</text:span><text:span text:style-name="T85">ar-</text:span><text:span text:style-name="T92">ğ</text:span><text:span text:style-name="T85">ar íd-da mi-ni-luh-luh </text:span></text:p>
      <text:p text:style-name="P20"><text:span text:style-name="T85">N1 <text:s text:c="2"/></text:span><text:span text:style-name="T85">+</text:span><text:span text:style-name="T84"> <text:s text:c="3"/>o . <text:s text:c="2"/>.</text:span><text:span text:style-name="T85"> <text:s text:c="2"/>o o <text:s/>o <text:s/>o <text:s/>o <text:s text:c="2"/>o <text:s text:c="2"/>o <text:s/>o <text:s/>o <text:s/>o <text:s/>o <text:s text:c="3"/>o</text:span></text:p>
      <text:p text:style-name="P20"><text:span text:style-name="T85">N6 <text:s text:c="2"/></text:span><text:span text:style-name="T84">. <text:s text:c="3"/></text:span><text:span text:style-name="T85">+ . <text:s text:c="2"/>+ <text:s text:c="2"/>+ + <text:s/>+ <text:s/>+ <text:s/>+ <text:s text:c="2"/>+ <text:s text:c="2"/>+ <text:s/>o <text:s/>o <text:s/>o <text:s/>o <text:s text:c="3"/>o</text:span></text:p>
      <text:p text:style-name="P20"><text:span text:style-name="T85">X2 <text:s text:c="2"/>o <text:s text:c="3"/>o . <text:s text:c="2"/>+ <text:s text:c="2"/>+ + <text:s/>i <text:s/>+ <text:s/>- <text:s text:c="2"/>+ <text:s text:c="2"/>ì-dun ì <text:s/>- <text:s/>+ <text:s text:c="3"/>.</text:span></text:p>
      <text:p text:style-name="P25"/>
      <text:p text:style-name="P20"><text:span text:style-name="T85">2’. <text:s/>lú-la-ga lú-sa-gaz-e eden si-si-ig-ga-bi <text:s text:c="3"/>ní</text:span><text:span text:style-name="T92">ğ</text:span><text:span text:style-name="T85">-gul-bi bí-ak</text:span></text:p>
      <text:p text:style-name="P20"><text:span text:style-name="T85">N1 <text:s text:c="2"/>+ <text:s/>+ <text:s/>+ <text:s/>o <text:s/>o <text:s/>o <text:s text:c="2"/>o o <text:s text:c="3"/>o <text:s/>o <text:s text:c="2"/>o o <text:s/>o <text:s text:c="4"/>o <text:s text:c="2"/>o <text:s text:c="2"/>o <text:s/>+ <text:s/>+</text:span></text:p>
      <text:p text:style-name="P20"><text:span text:style-name="T85">N4 <text:s text:c="2"/>+ <text:s/>+ <text:s/>+ <text:s/>+ <text:s/>+ <text:s/>+ <text:s text:c="2"/>. + <text:s text:c="3"/>+ <text:s/>+ <text:s text:c="2"/>+ + <text:s/>+ <text:s text:c="4"/>+ <text:s text:c="2"/>+ <text:s text:c="2"/>. <text:s/>o <text:s/>o</text:span></text:p>
      <text:p text:style-name="P20"><text:span text:style-name="T85">N6</text:span><text:span text:style-name="T85"> <text:s text:c="2"/>+ <text:s/>+ <text:s/>+ <text:s/>+ <text:s/>+ <text:s/>+ <text:s text:c="2"/>- + <text:s text:c="3"/>+ <text:s/>+ <text:s text:c="2"/>+ - <text:s/>. <text:s text:c="4"/>+ <text:s text:c="2"/>+ <text:s text:c="2"/>+ <text:s/>+ <text:s/>+</text:span></text:p>
      <text:p text:style-name="P20"><text:span text:style-name="T85">X2 <text:s text:c="2"/>o <text:s/>. <text:s/>+ <text:s/>+ <text:s/>+ <text:s/>+ <text:s text:c="2"/>-</text:span><text:span text:style-name="T85"> . <text:s text:c="3"/>. <text:s/>+ <text:s text:c="2"/>+ - <text:s/>- giš + <text:s text:c="2"/>+ <text:s text:c="2"/>+ <text:s/>+ <text:s/>+</text:span></text:p>
      <text:p text:style-name="P25"/>
      <text:p text:style-name="P21"><text:span text:style-name="T99">3’. <text:s/>nita-bi-e-ne munus-bi-e-ne nita-bi ki </text:span><text:span text:style-name="T99">šà-ga-na-šè ì-du-ne</text:span><text:span text:style-name="T71">?</text:span></text:p>
      <text:p text:style-name="P20"><text:span text:style-name="T99">N1 <text:s text:c="2"/>+ <text:s text:c="3"/>+ <text:s/>- + <text:s/>+ <text:s text:c="4"/>. <text:s/>o o <text:s/>o <text:s text:c="3"/>o <text:s/>o <text:s/>o <text:s/>o <text:s/>o </text:span><text:span text:style-name="T99"><text:s/>o <text:s/>x o <text:s/>o</text:span></text:p>
      <text:p text:style-name="P20"><text:span text:style-name="T99">N4 <text:s text:c="2"/>+ <text:s text:c="3"/>+ <text:s/>+ + <text:s/>+ <text:s text:c="4"/>+ <text:s/>+ . <text:s/>+ <text:s text:c="3"/>+ <text:s/>+ <text:s/>+ <text:s/>+ <text:s/>+ <text:s/>+ <text:s/>+ + <text:s/>.</text:span></text:p>
      <text:p text:style-name="P20"><text:span text:style-name="T99">N6 <text:s text:c="2"/>- <text:s text:c="3"/>- <text:s/>- - <text:s/>- <text:s text:c="4"/>- <text:s/>- -lú+ <text:s text:c="3"/>- <text:s/>+ <text:s/>. <text:s/>. </text:span><text:span text:style-name="T33">≠</text:span><text:span text:style-name="T99">ni</text:span><text:span text:style-name="T34"></text:span><text:span text:style-name="T99">-ta</text:span><text:span text:style-name="T71">?</text:span><text:span text:style-name="T99"> an-na-x-da­du-ù</text:span></text:p>
      <text:p text:style-name="P25">X2 <text:s text:c="2"/>#</text:p>
      <text:p text:style-name="P25"><text:s/></text:p>
      <text:p text:style-name="P21"><text:span text:style-name="T38">4’. <text:s text:c="2"/>munus-bi </text:span><text:span text:style-name="T98">P</text:span><text:span text:style-name="T93">ğ</text:span><text:span text:style-name="T72">i</text:span><text:span text:style-name="T67">š</text:span><text:span text:style-name="T70">P</text:span><text:span text:style-name="T38">bala </text:span><text:span text:style-name="T98">P</text:span><text:span text:style-name="T93">ğ</text:span><text:span text:style-name="T72">i</text:span><text:span text:style-name="T67">š</text:span><text:span text:style-name="T70">P</text:span><text:span text:style-name="T38">kirid-da šu ba-e-si-ig <text:s/>har-ra-an­ šà-ga-na du-ù-ne</text:span></text:p>
      <text:p text:style-name="P20"><text:span text:style-name="T38">N1 <text:s text:c="3"/>+ <text:s text:c="4"/>+ <text:s/>+ <text:s/>+ <text:s text:c="2"/>+ <text:s text:c="3"/>. <text:s/>o <text:s/>o <text:s/>o o <text:s/>o o <text:s text:c="3"/>+ <text:s text:c="2"/>+ <text:s/>+ <text:s/>+ <text:s/>+ <text:s/>o <text:s/>o o <text:s/>o</text:span></text:p>
      <text:p text:style-name="P20"><text:span text:style-name="T38">N4 <text:s text:c="3"/>. <text:s text:c="4"/>. <text:s/>+ <text:s/>+ <text:s text:c="2"/>+ <text:s text:c="3"/>+ <text:s/>+ <text:s/>+ <text:s/>+ + <text:s/>. . <text:s text:c="3"/>o <text:s text:c="2"/>. <text:s/>+ <text:s/>+ <text:s/>. <text:s/>+ ­ + + <text:s/>+</text:span></text:p>
      <text:p text:style-name="P21"><text:soft-page-break/><text:span text:style-name="T38">N6 <text:s text:c="3"/>. <text:s text:c="4"/>- <text:s/>+ <text:s/>+ <text:s text:c="2"/>+ <text:s text:c="3"/>. <text:s/>o <text:s/>o <text:s/>o . sì ga <text:s text:c="2"/>. <text:s text:c="2"/>. <text:s/>. <text:s/>. <text:s/>+ <text:s/>+ <text:s/>ì-</text:span><text:span text:style-name="T6">≠</text:span><text:span text:style-name="T38">du</text:span><text:span text:style-name="T4"></text:span><text:span text:style-name="T38">-</text:span><text:span text:style-name="T6">≠</text:span><text:span text:style-name="T38">ne</text:span><text:span text:style-name="T98">P</text:span><text:span text:style-name="T72">?</text:span><text:span text:style-name="T70">P</text:span><text:span text:style-name="T4"></text:span></text:p>
      <text:p text:style-name="P20"><text:span text:style-name="T38">X2 <text:s text:c="3"/>. <text:s text:c="3"/></text:span><text:span text:style-name="T6">≠</text:span><text:span text:style-name="T38">e</text:span><text:span text:style-name="T4"></text:span><text:span text:style-name="T38"> <text:s/>+ <text:s/>+ <text:s text:c="2"/>+ <text:s text:c="3"/>. <text:s/>- <text:s/>+ <text:s/>+ + <text:s/>+ + <text:s text:c="3"/>+ <text:s text:c="2"/>+ <text:s/>+ <text:s/>+ <text:s/>+ ­ + <text:s/>ì-DU</text:span></text:p>
      <text:p text:style-name="P37"/>
      <text:p text:style-name="P21"><text:span text:style-name="T85">5’. <text:s/>eden n</text:span><text:span text:style-name="T85">í</text:span><text:span text:style-name="T92">ğ</text:span><text:span text:style-name="T85">-da</text:span><text:span text:style-name="T92">ğ</text:span><text:span text:style-name="T85">al-la <text:s text:c="3"/></text:span><text:span text:style-name="T92">ğ</text:span><text:span text:style-name="T85">á-rig</text:span><text:span text:style-name="T98">B</text:span><text:span text:style-name="T49">7</text:span><text:span text:style-name="T52">B</text:span><text:span text:style-name="T85"> mu-ni-ib-</text:span><text:span text:style-name="T92">ğ</text:span><text:span text:style-name="T85">ar</text:span></text:p>
      <text:p text:style-name="P20"><text:span text:style-name="T85">N1 <text:s text:c="2"/>+ <text:s text:c="4"/>+ <text:s text:c="2"/>+ <text:s text:c="3"/>+ <text:s text:c="2"/></text:span><text:span text:style-name="T85"><text:s text:c="2"/>o <text:s/>o <text:s text:c="2"/>o <text:s/>o <text:s/>o <text:s text:c="2"/>o</text:span></text:p>
      <text:p text:style-name="P20"><text:span text:style-name="T85">N4 <text:s text:c="2"/>. <text:s text:c="4"/>. <text:s text:c="2"/>. <text:s text:c="3"/>+ ba</text:span><text:span text:style-name="Footnote_20_Symbol"><text:span text:style-name="T85"><text:note text:id="ftn11" text:note-class="footnote"><text:note-citation>11</text:note-citation><text:note-body><text:p text:style-name="Footnote"><text:s/>Preceeded by an erased <text:span text:style-name="T9">ba</text:span>.</text:p></text:note-body></text:note></text:span></text:span><text:span text:style-name="T85"> <text:s/>+ <text:s/>+ <text:s text:c="2"/>+ <text:s/>+ <text:s/>+ <text:s text:c="2"/>+ </text:span></text:p>
      <text:p text:style-name="P20"><text:span text:style-name="T85">N6 <text:s text:c="2"/>. <text:s text:c="4"/>o <text:s text:c="2"/>o <text:s text:c="3"/>. <text:s text:c="4"/>. <text:s/>. <text:s text:c="2"/>+ <text:s/>. <text:s/></text:span><text:span text:style-name="T26">≠</text:span><text:span text:style-name="T85">in</text:span><text:span text:style-name="T25"></text:span><text:span text:style-name="T85"> .</text:span></text:p>
      <text:p text:style-name="P20"><text:span text:style-name="T85">X2 <text:s text:c="2"/>. <text:s text:c="4"/>+ <text:s text:c="2"/>+ <text:s text:c="3"/>- <text:s text:c="4"/>é-ŠU.ŠÚ.DIB mu-ni-si-ig (after 6’) <text:s text:c="2"/></text:span></text:p>
      <text:p text:style-name="P25"/>
      <text:p text:style-name="P20"><text:span text:style-name="T85">6’. <text:s/>za-lam-</text:span><text:span text:style-name="T92">ğ</text:span><text:span text:style-name="T85">ar maš-gána-bi <text:s/>ki um-mi-</text:span><text:span text:style-name="T92">ğ</text:span><text:span text:style-name="T85">ar-</text:span><text:span text:style-name="T92">ğ</text:span><text:span text:style-name="T85">ar</text:span></text:p>
      <text:p text:style-name="P20"><text:span text:style-name="T85">N1 <text:s text:c="2"/>. <text:s text:c="2"/>+ <text:s/>+ <text:s text:c="2"/>+ <text:s text:c="2"/>. <text:s text:c="3"/>o <text:s text:c="2"/>o <text:s/>o <text:s/>o <text:s/>o <text:s text:c="3"/>o</text:span></text:p>
      <text:p text:style-name="P20"><text:span text:style-name="T85">N4 <text:s text:c="2"/>+ <text:s text:c="2"/>+ <text:s/>+ <text:s text:c="2"/>+ <text:s text:c="2"/>+ <text:s text:c="3"/>+ <text:s text:c="2"/>+ <text:s/>+ <text:s/>+ <text:s/>+ <text:s text:c="3"/>+</text:span></text:p>
      <text:p text:style-name="P21"><text:span text:style-name="T85">N6 <text:s text:c="2"/>. <text:s text:c="2"/>. <text:s/>. <text:s text:c="2"/>. <text:s text:c="2"/>. <text:s text:c="3"/>+ta . <text:s/>. <text:s/>. </text:span><text:span text:style-name="T26">≠</text:span><text:span text:style-name="T85">in</text:span><text:span text:style-name="T70">P</text:span><text:span text:style-name="T85">-</text:span><text:span text:style-name="T92">ğ</text:span><text:span text:style-name="T85">á</text:span><text:span text:style-name="T70">P</text:span><text:span text:style-name="T85">-</text:span><text:span text:style-name="T92">ğ</text:span><text:span text:style-name="T85">á</text:span><text:span text:style-name="T70">P</text:span><text:span text:style-name="T25"></text:span><text:span text:style-name="T85"> <text:s/></text:span></text:p>
      <text:p text:style-name="P20"><text:span text:style-name="T85">N7 <text:s text:c="2"/>o <text:s text:c="2"/>o <text:s/>o <text:s text:c="2"/>o <text:s text:c="2"/>. <text:s text:c="3"/>+ <text:s text:c="2"/>+ <text:s/>. <text:s/>o <text:s/>o <text:s text:c="3"/>o</text:span></text:p>
      <text:p text:style-name="P20"><text:span text:style-name="T85">X2 <text:s text:c="2"/>. <text:s text:c="2"/>+ <text:s/>+ <text:s text:c="2"/>+ <text:s text:c="2"/>+ <text:s text:c="3"/>. ta ú-sal mu-un-nú-nú </text:span></text:p>
      <text:p text:style-name="P26"/>
      <text:p text:style-name="P21"><text:span text:style-name="T85">7’. <text:s/>l</text:span><text:span text:style-name="T85">ú kí</text:span><text:span text:style-name="T92">ğ</text:span><text:span text:style-name="T85">-ak-bi lú gud-apin-lá a-šà-ga u</text:span><text:span text:style-name="T98">B</text:span><text:span text:style-name="T49">4 </text:span><text:span text:style-name="T52">B</text:span><text:span text:style-name="T85">­mu-un-di-ni-ib-zal-e</text:span></text:p>
      <text:p text:style-name="P20"><text:span text:style-name="T85">N1 <text:s text:c="2"/>+ <text:s text:c="2"/>+ <text:s/>+ <text:s/>. <text:s/>o <text:s/>o <text:s text:c="2"/>o <text:s text:c="3"/>o <text:s/>o <text:s/>o o <text:s/>o o <text:s/>o <text:s/>o <text:s/>o <text:s/>o <text:s/>o <text:s text:c="2"/>o</text:span></text:p>
      <text:p text:style-name="P21"><text:span text:style-name="T85">N4 <text:s text:c="2"/>+ <text:s text:c="2"/>+ <text:s/>+ <text:s/>+ <text:s/>+ <text:s/>+ <text:s text:c="2"/>+ <text:s text:c="2"/>a+</text:span><text:span text:style-name="T98">P</text:span><text:span text:style-name="T67">!</text:span><text:span text:style-name="T70">P</text:span><text:span text:style-name="T85"> . <text:s/>+ + <text:s/>+ ­mu-un-di-ni-ib-zal-e</text:span></text:p>
      <text:p text:style-name="P20"><text:span text:style-name="T85">N6 <text:s text:c="2"/>. <text:s text:c="2"/>. <text:s/>. <text:s/>+ <text:s/>+ <text:s/>+ <text:s text:c="2"/>+ <text:s text:c="3"/>+ <text:s/>. <text:s/>. . <text:s/>. mi-ni-ib-</text:span><text:span text:style-name="T26">≠</text:span><text:span text:style-name="T85">zal-zal</text:span><text:span text:style-name="T25"></text:span><text:span text:style-name="T85">-e</text:span></text:p>
      <text:p text:style-name="P20"><text:span text:style-name="T85">N7 <text:s text:c="2"/>o <text:s text:c="2"/>o <text:s/>. <text:s/>+ <text:s/>+ <text:s/>+ <text:s text:c="2"/>+ <text:s text:c="3"/>+ <text:s/>. <text:s/>. o <text:s/>o </text:span><text:span text:style-name="T26">≠</text:span><text:span text:style-name="T85">mu</text:span><text:span text:style-name="T25"></text:span><text:span text:style-name="T85">-un-</text:span><text:span text:style-name="T26">≠</text:span><text:span text:style-name="T85">di</text:span><text:span text:style-name="T25"></text:span><text:span text:style-name="T85">-ni-ib-zal-</text:span><text:span text:style-name="T26">≠</text:span><text:span text:style-name="T85">e</text:span><text:span text:style-name="T25"></text:span></text:p>
      <text:p text:style-name="P20"><text:span text:style-name="T85">X2 <text:s text:c="2"/>+ <text:s text:c="2"/>+ <text:s/>+ a. <text:s/>+ <text:s/>+ <text:s text:c="2"/>+ <text:s text:c="3"/>+ <text:s/>+ <text:s/>+ + <text:s/>+ mu-ni-íb-zal-e</text:span></text:p>
      <text:p text:style-name="P25"/>
      <text:p text:style-name="P21"><text:span text:style-name="T85">8’. <text:s/>á-á</text:span><text:span text:style-name="T92">ğ</text:span><text:span text:style-name="T85">-</text:span><text:span text:style-name="T92">ğ</text:span><text:span text:style-name="T85">á šul-gi lugal-</text:span><text:span text:style-name="T92">ğ</text:span><text:span text:style-name="T85">á-ke</text:span><text:span text:style-name="T98">B</text:span><text:span text:style-name="T49">4</text:span><text:span text:style-name="T52">B</text:span><text:span text:style-name="T85"> gú</text:span><text:span text:style-name="T84">-</text:span><text:span text:style-name="T91">ğ</text:span><text:span text:style-name="T84">u</text:span><text:span text:style-name="T48">10</text:span><text:span text:style-name="T85"> nu-mu-da-šub</text:span></text:p>
      <text:p text:style-name="P20"><text:span text:style-name="T85">N1 <text:s text:c="2"/>+ <text:s/>+ + <text:s/>. <text:s text:c="2"/>o <text:s/>o <text:s text:c="4"/>o <text:s/>o <text:s text:c="2"/>o <text:s/>o <text:s/>o <text:s/>o <text:s/>o <text:s text:c="2"/>o</text:span></text:p>
      <text:p text:style-name="P20"><text:span text:style-name="T85">N4 <text:s text:c="2"/>+ <text:s/>+ + <text:s/>+ <text:s text:c="2"/>+ <text:s/>+ <text:s text:c="4"/>+ <text:s/>+ <text:s text:c="2"/>+ <text:s/>+ <text:s/>+ <text:s/>+ <text:s/>+ <text:s text:c="2"/>+</text:span></text:p>
      <text:p text:style-name="P20"><text:span text:style-name="T85">N6 <text:s text:c="2"/>o <text:s/>o o</text:span><text:span text:style-name="T85"> <text:s/>o <text:s text:c="2"/>+ <text:s/>. <text:s text:c="4"/>. <text:s/>. <text:s text:c="2"/>o <text:s/>. <text:s/>x <text:s/>x <text:s/>. <text:s text:c="2"/>+</text:span></text:p>
      <text:p text:style-name="P20"><text:span text:style-name="T85">N7 <text:s text:c="2"/>o <text:s/>. + <text:s/>+ <text:s text:c="2"/>+ <text:s/>. <text:s text:c="4"/>. <text:s/>o <text:s text:c="2"/>o <text:s/>. <text:s/>+ <text:s/>+ <text:s/>+ <text:s text:c="2"/>o</text:span></text:p>
      <text:p text:style-name="P20"><text:soft-page-break/><text:span text:style-name="T85">X2 <text:s text:c="2"/>+ <text:s/>+ + </text:span><text:span text:style-name="T26">≠</text:span><text:span text:style-name="T67">d</text:span><text:span text:style-name="T25"></text:span><text:span text:style-name="T85">+ <text:s/>+ <text:s/>+ <text:s text:c="4"/>+ <text:s/>+ <text:s text:c="2"/>+ <text:s/>+ <text:s/>+ <text:s/>+ <text:s/>+ <text:s text:c="2"/>+</text:span></text:p>
      <text:p text:style-name="P25"/>
      <text:p text:style-name="P21"><text:span text:style-name="T85">9’. <text:s/>g</text:span><text:span text:style-name="T85">ú bí-dù </text:span><text:span text:style-name="T92">ğ</text:span><text:span text:style-name="T85">i</text:span><text:span text:style-name="T98">B</text:span><text:span text:style-name="T49">6</text:span><text:span text:style-name="T52">B</text:span><text:span text:style-name="T85"> <text:s text:c="5"/>an-bar</text:span><text:span text:style-name="T98">B</text:span><text:span text:style-name="T49">7</text:span><text:span text:style-name="T52">B</text:span><text:span text:style-name="T85">-ba <text:s/>á-bi-šè ì-du-dè-en</text:span></text:p>
      <text:p text:style-name="P20"><text:span text:style-name="T85">N1 <text:s text:c="2"/>+ <text:s/></text:span><text:span text:style-name="T85">+ <text:s/>x <text:s/>o <text:s text:c="7"/>o <text:s/>o <text:s text:c="2"/>o <text:s text:c="2"/>o o <text:s/>o <text:s/>o <text:s/>o <text:s/>o <text:s/>o</text:span></text:p>
      <text:p text:style-name="P21"><text:span text:style-name="T85">N4 <text:s text:c="2"/>+ <text:s/>+ <text:s/>+ <text:s/>+ </text:span><text:span text:style-name="T85"><text:s text:c="7"/>+ <text:s/>+ <text:s text:c="2"/>+ <text:s text:c="2"/>. + <text:s/>+ <text:s/>+ <text:s/>+ <text:s/>+ <text:s/>.</text:span></text:p>
      <text:p text:style-name="P20"><text:span text:style-name="T85">N6 <text:s text:c="2"/>o <text:s/>o <text:s/>o <text:s/>o <text:s text:c="7"/>o <text:s/>o <text:s/></text:span><text:span text:style-name="T26">≠</text:span><text:span text:style-name="T85">bi</text:span><text:span text:style-name="T25"></text:span><text:span text:style-name="T85"> <text:s/>+ + <text:s/>. <text:s/>. <text:s/>+ <text:s/>. <text:s/>.</text:span></text:p>
      <text:p text:style-name="P21"><text:span text:style-name="T85">N7 <text:s text:c="2"/>o <text:s/>o <text:s/>o <text:s/>. <text:s text:c="7"/>+ <text:s/>+ <text:s/></text:span><text:span text:style-name="T26">≠</text:span><text:span text:style-name="T85">a</text:span><text:span text:style-name="T25"></text:span><text:span text:style-name="T85"> <text:s text:c="2"/>o o <text:s/>. <text:s/>+ <text:s/>+ <text:s/>o <text:s/>o <text:s/></text:span></text:p>
      <text:p text:style-name="P20"><text:span text:style-name="T85">X2 <text:s text:c="2"/></text:span><text:span text:style-name="T85">+ <text:s/>+ <text:s/>- </text:span><text:span text:style-name="T83">á</text:span><text:span text:style-name="T85">-</text:span><text:span text:style-name="T92">ğ</text:span><text:span text:style-name="T85">i</text:span><text:span text:style-name="T98">B</text:span><text:span text:style-name="T49">6</text:span><text:span text:style-name="T52">B</text:span><text:span text:style-name="T85">-ba <text:s/>+ <text:s/>+ <text:s text:c="2"/>+ <text:s text:c="2"/>+ + <text:s/>+ <text:s/>+ <text:s/>+ <text:s/>- <text:s/>+</text:span></text:p>
      <text:p text:style-name="P25"/>
      <text:p text:style-name="P21"><text:span text:style-name="T85">10’. </text:span><text:span text:style-name="T98">P</text:span><text:span text:style-name="T67">I</text:span><text:span text:style-name="T70">P</text:span><text:span text:style-name="T85">á-pi-il-la-ša <text:s/>u</text:span><text:span text:style-name="T98">B</text:span><text:span text:style-name="T49">4</text:span><text:span text:style-name="T52">B</text:span><text:span text:style-name="T85"> tur-ra-ni-ta <text:s/>šu-</text:span><text:span text:style-name="T92">ğ</text:span><text:span text:style-name="T85">á mu-un-dim</text:span><text:span text:style-name="T49">4</text:span><text:span text:style-name="T85">-e</text:span></text:p>
      <text:p text:style-name="P20"><text:span text:style-name="T85">N1 <text:s text:c="2"/>++ + <text:s/>+ <text:s/>+</text:span><text:span text:style-name="T85"> <text:s/>. <text:s text:c="2"/>o <text:s/>o <text:s text:c="2"/>o <text:s/>o <text:s/>o <text:s text:c="2"/>o <text:s/>o <text:s/>o <text:s/>o <text:s/>o <text:s text:c="2"/>o</text:span></text:p>
      <text:p text:style-name="P21"><text:span text:style-name="T85">N4 <text:s text:c="2"/>.. + <text:s/>+ <text:s/>+ <text:s/>+ <text:s text:c="2"/>+ <text:s/>+ <text:s text:c="2"/>. <text:s/>o <text:s/>o <text:s text:c="2"/>+ <text:s/>+ <text:s/>+ <text:s/>+ <text:s/>+ <text:s text:c="2"/>.</text:span><text:span text:style-name="T98">P</text:span><text:span text:style-name="T67">?</text:span><text:span text:style-name="T70">P</text:span><text:span text:style-name="T85"> </text:span></text:p>
      <text:p text:style-name="P20"><text:span text:style-name="T85">N6 <text:s text:c="2"/>oo o <text:s/>o <text:s/>o <text:s/>o <text:s text:c="2"/>+ <text:s/>+ <text:s text:c="2"/>+ <text:s/>. <text:s/>+ <text:s text:c="2"/>. <text:s/></text:span><text:span text:style-name="T100">-</text:span><text:span text:style-name="T85"> <text:s/>+ <text:s/>ni . <text:s text:c="2"/>o</text:span></text:p>
      <text:p text:style-name="P20"><text:span text:style-name="T85">N7 <text:s text:c="2"/>oo o <text:s/>o <text:s/>o <text:s/>. <text:s text:c="2"/>. <text:s/>. <text:s text:c="2"/>o <text:s/>o</text:span><text:span text:style-name="T85"> <text:s/>o <text:s text:c="2"/>o <text:s/>o <text:s/>o <text:s/>o <text:s/>o <text:s text:c="2"/>o</text:span></text:p>
      <text:p text:style-name="P21"><text:span text:style-name="T85">Si1</text:span><text:span text:style-name="T98">TP</text:span><text:span text:style-name="T85"> <text:s/>+a + <text:s/>- <text:s/>+ <text:s/>+ / + <text:s/>+ <text:s/>+ <text:s/>+ <text:s text:c="2"/>+ / + <text:s/>+ <text:s/>+ <text:s/>+ <text:s/>. <text:s text:c="2"/>-</text:span><text:span text:style-name="T67">?</text:span><text:span text:style-name="Footnote_20_Symbol"><text:span text:style-name="T85"><text:note text:id="ftn12" text:note-class="footnote"><text:note-citation>12</text:note-citation><text:note-body><text:p text:style-name="Footnote"><text:s/>Lentil with the same text inscribed on obverse and reverse, by the teacher and then by the student. <text:s/>The line is entered as a composite of both sides. <text:s/>It is difficult to ascertain if the root of the verb is the final sign, or if there was something after that/</text:p></text:note-body></text:note></text:span></text:span></text:p>
      <text:p text:style-name="P20"><text:span text:style-name="T85">X2 <text:s text:c="2"/>.. . <text:s/>- <text:s/>+ <text:s/>. <text:s text:c="2"/>+ <text:s/>+ <text:s text:c="2"/>+ <text:s/>+ <text:s/>+ <text:s text:c="2"/>+ <text:s/>+ <text:s/>ba-dim</text:span><text:span text:style-name="T49">4</text:span><text:span text:style-name="T85">-e </text:span></text:p>
      <text:p text:style-name="P25"/>
      <text:p text:style-name="P21"><text:span text:style-name="T85">11’. lú al-me-a-gin</text:span><text:span text:style-name="T98">B</text:span><text:span text:style-name="T49">7</text:span><text:span text:style-name="T52">B</text:span><text:span text:style-name="T85"> šà</text:span><text:span text:style-name="T84">-</text:span><text:span text:style-name="T91">ğ</text:span><text:span text:style-name="T84">u</text:span><text:span text:style-name="T48">10</text:span><text:span text:style-name="T85"> ì-zu igi-zu um-mi-zu</text:span></text:p>
      <text:p text:style-name="P20"><text:span text:style-name="T85">N1 <text:s text:c="2"/>+ <text:s/>+ <text:s/>+ <text:s/>+ + <text:s text:c="3"/>o <text:s text:c="2"/>o <text:s/>o o <text:s/>o <text:s text:c="2"/>o <text:s/>o <text:s/>o <text:s/>o</text:span></text:p>
      <text:p text:style-name="P20"><text:span text:style-name="T85">N4 <text:s text:c="2"/>+ <text:s/>+ <text:s/>+ <text:s/>+ + <text:s text:c="3"/>+ <text:s text:c="2"/>+ <text:s/>+ . <text:s/>+ <text:s text:c="2"/>+ <text:s/>+ <text:s/>+ <text:s/>.</text:span></text:p>
      <text:p text:style-name="P20"><text:span text:style-name="T85">N6 <text:s text:c="2"/>o <text:s/>. <text:s/>. <text:s/>. . <text:s text:c="3"/>. <text:s text:c="2"/>. <text:s/>+ + <text:s/>. <text:s text:c="2"/>+</text:span><text:span text:style-name="T65">!</text:span><text:span text:style-name="Footnote_20_Symbol"><text:span text:style-name="T83"><text:note text:id="ftn13" text:note-class="footnote"><text:note-citation>13</text:note-citation><text:note-body><text:p text:style-name="Footnote"><text:s/>The scribe was running out of space in the last line of the obverse and wrote what looks like <text:span text:style-name="T9">igi-bar</text:span> for <text:span text:style-name="T9">igi-zu</text:span>, probably also thinking of <text:span text:style-name="T9">ù</text:span><text:span text:style-name="T81">, resulting in some confusion. He then wrote the line again on the reverse of the tablet, attempting to correct himself, but changing the predicate</text:span><text:span text:style-name="T83">. </text:span><text:span text:style-name="T81">Were two different versions available to him?</text:span></text:p><text:p text:style-name="P46"/></text:note-body></text:note></text:span></text:span><text:span text:style-name="T85"> - bí +</text:span></text:p>
      <text:p text:style-name="P20"><text:span text:style-name="T85"><text:s text:c="5"/>o <text:s/>. <text:s/>+ <text:s/>+ + <text:s text:c="3"/>+ <text:s text:c="2"/>+ <text:s/>+ + <text:s/>+ <text:s text:c="2"/>+ <text:s/>im + <text:s/>du</text:span><text:span text:style-name="T49">8</text:span></text:p>
      <text:p text:style-name="P20"><text:span text:style-name="T85">X2</text:span><text:span text:style-name="T85"> <text:s text:c="2"/>+ <text:s/>+ <text:s/>+ <text:s/>+ . <text:s text:c="3"/></text:span><text:span text:style-name="T83">+ <text:s text:c="2"/>+ <text:s/>+ + <text:s/>+ <text:s text:c="2"/>+ <text:s/>+ <text:s/>+ <text:s/>+</text:span></text:p>
      <text:p text:style-name="P23"/>
      <text:p text:style-name="P20"><text:span text:style-name="T83">11a’.N6 [</text:span><text:span text:style-name="T85">lú] </text:span><text:span text:style-name="T26">≠</text:span><text:span text:style-name="T85">al</text:span><text:span text:style-name="T25"></text:span><text:span text:style-name="T85">-me-a-gin</text:span><text:span text:style-name="T98">B</text:span><text:span text:style-name="T49">7</text:span><text:span text:style-name="T52">B</text:span><text:span text:style-name="T85"> šà</text:span><text:span text:style-name="T84">-</text:span><text:span text:style-name="T91">ğ</text:span><text:span text:style-name="T84">u</text:span><text:span text:style-name="T48">10</text:span><text:span text:style-name="T85"> ì-zu igi-zu im-mi-zu</text:span></text:p>
      <text:p text:style-name="P23"/>
      <text:p text:style-name="P20"><text:soft-page-break/><text:span text:style-name="T83">12’. lugal</text:span><text:span text:style-name="T84">-</text:span><text:span text:style-name="T91">ğ</text:span><text:span text:style-name="T84">u</text:span><text:span text:style-name="T48">10</text:span><text:span text:style-name="T83"> igi-bar-ra di</text:span><text:span text:style-name="T90">ğ</text:span><text:span text:style-name="T83">ir-ra lú-ù-bi i-ni-in-zu</text:span></text:p>
      <text:p text:style-name="P20"><text:span text:style-name="T85">N</text:span><text:span text:style-name="T85">1 <text:s text:c="2"/>. <text:s text:c="4"/>+ <text:s text:c="3"/>+ <text:s/>+ <text:s text:c="2"/>. <text:s/>o <text:s text:c="4"/>o <text:s/>o <text:s/>o o <text:s/>o o <text:s/>o <text:s/>o</text:span></text:p>
      <text:p text:style-name="P20"><text:span text:style-name="T85">N4 <text:s text:c="2"/>+ <text:s text:c="4"/>+ <text:s text:c="3"/>+ <text:s/>+ <text:s text:c="2"/>+ <text:s/>+ <text:s text:c="4"/>+ <text:s/>+ <text:s/>+ . <text:s/>o o <text:s/>o <text:s/>o</text:span></text:p>
      <text:p text:style-name="P21"><text:span text:style-name="T85">N6 <text:s text:c="2"/>o <text:s text:c="4"/>. <text:s text:c="3"/>+ <text:s/>+ <text:s text:c="2"/>a <text:s/>+ <text:s text:c="4"/>- <text:s/>+ <text:s/>. x <text:s/>+ + <text:s/>.</text:span><text:span text:style-name="T98">P</text:span><text:span text:style-name="T67"> </text:span><text:span text:style-name="T70">P</text:span><text:span text:style-name="T85"> .</text:span><text:span text:style-name="T98">P</text:span></text:p>
      <text:p text:style-name="P20"><text:span text:style-name="T85">X2 <text:s text:c="2"/>+ <text:s text:c="4"/>+ <text:s/></text:span><text:span text:style-name="T85"><text:s text:c="2"/>+ <text:s/>+ <text:s text:c="2"/>- <text:s/>+ <text:s text:c="4"/>. <text:s/>. <text:s/>.</text:span><text:span text:style-name="T26">≠</text:span><text:span text:style-name="T85">NE</text:span><text:span text:style-name="T25"></text:span><text:span text:style-name="T85"> + <text:s/>+ + <text:s/>+</text:span></text:p>
      <text:p text:style-name="P25"/>
      <text:p text:style-name="P21"><text:span text:style-name="T85">13’. lú </text:span><text:span text:style-name="T92">ğ</text:span><text:span text:style-name="T85">árza gal kur-kur-ra-ke</text:span><text:span text:style-name="T98">B</text:span><text:span text:style-name="T49">4</text:span><text:span text:style-name="T52">B</text:span><text:span text:style-name="T85"> ugu-bi <text:s text:c="2"/>im-mi-diri</text:span></text:p>
      <text:p text:style-name="P25">N1 <text:s text:c="2"/>o <text:s/>o <text:s text:c="4"/>o <text:s text:c="2"/>. <text:s text:c="2"/>. <text:s text:c="2"/>. <text:s/>+ <text:s text:c="2"/>. <text:s text:c="2"/>. <text:s text:c="3"/>o <text:s/>o <text:s text:c="3"/>o <text:s text:c="3"/></text:p>
      <text:p text:style-name="P25">N4 <text:s text:c="2"/>+ <text:s/>+ <text:s text:c="4"/>+ <text:s text:c="2"/>+ <text:s text:c="2"/>+ <text:s text:c="2"/>+ <text:s/>+ <text:s text:c="2"/>+ <text:s text:c="2"/>+ <text:s text:c="3"/>um + <text:s text:c="3"/>+</text:p>
      <text:p text:style-name="P20"><text:span text:style-name="T85">N6 <text:s text:c="2"/>. <text:s/>. <text:s text:c="4"/>+ <text:s text:c="2"/>+ <text:s text:c="2"/>+ <text:s text:c="2"/>+ <text:s/>+ <text:s/></text:span><text:span text:style-name="T26">≠</text:span><text:span text:style-name="T85">úgu</text:span><text:span text:style-name="T25"></text:span><text:span text:style-name="T85"> . <text:s text:c="3"/>. <text:s/>. <text:s text:c="3"/>.</text:span></text:p>
      <text:p text:style-name="P20"><text:span text:style-name="T85">X2 <text:s text:c="2"/>. <text:s/>+ <text:s text:c="4"/>+ <text:s text:c="2"/>+ <text:s text:c="2"/>+ <text:s text:c="2"/>+ <text:s/>+ <text:s text:c="2"/>. <text:s/></text:span><text:span text:style-name="T26">≠</text:span><text:span text:style-name="T85">ba</text:span><text:span text:style-name="T25"></text:span><text:span text:style-name="T85"> <text:s text:c="2"/>. <text:s/>. <text:s text:c="3"/>.</text:span></text:p>
      <text:p text:style-name="P25"/>
      <text:p text:style-name="P21"><text:span text:style-name="T83">14’. lugal</text:span><text:span text:style-name="T84">-</text:span><text:span text:style-name="T91">ğ</text:span><text:span text:style-name="T84">u</text:span><text:span text:style-name="T48">10</text:span><text:span text:style-name="T83"> ní</text:span><text:span text:style-name="T90">ğ</text:span><text:span text:style-name="T83"> gal-gal ba-e-diri gaba-ri-</text:span><text:span text:style-name="T90">ğ</text:span><text:span text:style-name="T83">u</text:span><text:span text:style-name="T47">10</text:span><text:span text:style-name="T83"> šu</text:span><text:span text:style-name="T96">P</text:span><text:span text:style-name="T65">?</text:span><text:span text:style-name="T68">P</text:span><text:span text:style-name="T83"> i-ni-in-[gi</text:span><text:span text:style-name="T47">4</text:span><text:span text:style-name="T65">?</text:span><text:span text:style-name="T83">]</text:span></text:p>
      <text:p text:style-name="P20"><text:span text:style-name="T85">N1 <text:s text:c="2"/></text:span><text:span text:style-name="T85">. <text:s text:c="4"/>. <text:s text:c="3"/>. <text:s text:c="2"/>. <text:s text:c="2"/>+ <text:s/>. <text:s/>o <text:s/>. <text:s text:c="2"/>. <text:s text:c="3"/>. <text:s/>. <text:s text:c="2"/>o <text:s text:c="2"/>o o <text:s/>o <text:s text:c="2"/>o <text:s text:c="2"/></text:span></text:p>
      <text:p text:style-name="P25">N4 <text:s text:c="2"/>#</text:p>
      <text:p text:style-name="P20"><text:span text:style-name="T85">N6 <text:s text:c="2"/>. <text:s text:c="4"/>+ <text:s text:c="3"/>+ <text:s text:c="2"/>+ <text:s text:c="2"/>+ <text:s/>+ <text:s/>- <text:s/>. <text:s text:c="2"/>+ <text:s text:c="3"/>. <text:s/>. <text:s text:c="2"/>. <text:s text:c="2"/>. x <text:s/>o <text:s text:c="2"/>o</text:span></text:p>
      <text:p text:style-name="P20"><text:span text:style-name="T85">X2 <text:s text:c="2"/>. <text:s text:c="4"/>+ <text:s text:c="3"/>+ <text:s text:c="2"/>+ <text:s text:c="2"/>+ <text:s/>+ <text:s/>+ <text:s/>+ <text:s text:c="2"/>+ <text:s text:c="3"/>+ <text:s/>+ <text:s text:c="2"/>. <text:s text:c="2"/>. + <text:s/>. <text:s text:c="2"/>o</text:span></text:p>
      <text:p text:style-name="P25"/>
      <text:p text:style-name="P21"><text:span text:style-name="T38">15’. </text:span><text:span text:style-name="T38">du</text:span><text:span text:style-name="T54">11</text:span><text:span text:style-name="T38">-ga-ab gi</text:span><text:span text:style-name="T54">4</text:span><text:span text:style-name="T38">-bi <text:s text:c="9"/>inim-zu inim dugud-da ní</text:span><text:span text:style-name="T94">ğ</text:span><text:span text:style-name="T38">-zu ní</text:span><text:span text:style-name="T94">ğ</text:span><text:span text:style-name="T38"> ­gal-la-àm</text:span></text:p>
      <text:p text:style-name="P20"><text:span text:style-name="T38">N1 <text:s text:c="2"/>. <text:s text:c="3"/>+ <text:s/>. <text:s/>. <text:s/>. <text:s text:c="10"/>. <text:s text:c="3"/>. <text:s text:c="2"/>. <text:s text:c="4"/>. <text:s text:c="2"/>o <text:s/>. <text:s text:c="2"/>. <text:s text:c="2"/>. <text:s/>+ <text:s text:c="2"/>. <text:s/>. <text:s text:c="6"/></text:span></text:p>
      <text:p text:style-name="P21"><text:span text:style-name="T38">N4 <text:s text:c="2"/>+ <text:s text:c="3"/>+ <text:s/>+ <text:s/>+ <text:s/>+ <text:s text:c="10"/>+ <text:s text:c="3"/>+ <text:s text:c="2"/>+ <text:s text:c="4"/>+ <text:s text:c="2"/>+ <text:s/>. <text:s text:c="2"/>+ <text:s text:c="2"/>+ <text:s/>+ <text:s text:c="2"/>+ <text:s/>+</text:span></text:p>
      <text:p text:style-name="P20"><text:span text:style-name="T38">N6 <text:s text:c="2"/>+ <text:s text:c="3"/>. <text:s/></text:span><text:span text:style-name="T6">≠</text:span><text:span text:style-name="T38">du</text:span><text:span text:style-name="T54">11</text:span><text:span text:style-name="T4"></text:span><text:span text:style-name="T53">B</text:span><text:span text:style-name="T38">-ga-ab-</text:span><text:span text:style-name="T6">≠</text:span><text:span text:style-name="T38">bé</text:span><text:span text:style-name="T4"></text:span><text:span text:style-name="T38"> <text:s text:c="2"/>. <text:s text:c="3"/>. <text:s text:c="2"/>. <text:s text:c="4"/>o <text:s text:c="2"/>o <text:s/>+ <text:s text:c="2"/>+ <text:s text:c="2"/>+ <text:s/>. <text:s text:c="2"/>. <text:s/>. </text:span></text:p>
      <text:p text:style-name="P20"><text:span text:style-name="T38">X2 <text:s text:c="2"/>. <text:s text:c="3"/>. <text:s/>du</text:span><text:span text:style-name="T54">11</text:span><text:span text:style-name="T38">-ga-ab <text:s text:c="8"/>+ <text:s text:c="3"/>. <text:s text:c="2"/>. <text:s text:c="4"/>. <text:s text:c="2"/>. <text:s/>. <text:s text:c="2"/>. <text:s text:c="2"/>. <text:s/>. <text:s text:c="2"/>. <text:s/>.</text:span></text:p>
      <text:p text:style-name="P25"/>
      <text:p text:style-name="P21"><text:span text:style-name="T85">16’. inim sa</text:span><text:span text:style-name="T98">B</text:span><text:span text:style-name="T49">6</text:span><text:span text:style-name="T52">B</text:span><text:span text:style-name="T85">-ga-ni šà-za <text:s text:c="5"/>ì-</text:span><text:span text:style-name="T92">ğ</text:span><text:span text:style-name="T85">ál u</text:span><text:span text:style-name="T98">B</text:span><text:span text:style-name="T49">4</text:span><text:span text:style-name="T52">B</text:span><text:span text:style-name="T85">-šú-uš ì-</text:span><text:span text:style-name="T92">ğ</text:span><text:span text:style-name="T85">ál-e</text:span></text:p>
      <text:p text:style-name="P20"><text:span text:style-name="T85">N1 <text:s text:c="2"/>+ <text:s text:c="3"/>+ <text:s text:c="2"/>+ <text:s/>na + <text:s/>+ <text:s text:c="3"/></text:span><text:span text:style-name="T85"><text:s text:c="3"/>+ <text:s/>+ <text:s/>. . <text:s/>+ <text:s/>x <text:s/>+ <text:s/>+ </text:span></text:p>
      <text:p text:style-name="P20"><text:span text:style-name="T85">N4 <text:s text:c="2"/>+ <text:s text:c="3"/>+ <text:s text:c="2"/>+ <text:s/>- <text:s/>+ <text:s/>+ </text:span><text:span text:style-name="T85"><text:s text:c="6"/>+ <text:s/>+ <text:s/>+ + <text:s/>+ <text:s/>+ ku</text:span><text:span text:style-name="T25"></text:span><text:span text:style-name="T85">?</text:span></text:p>
      <text:p text:style-name="P20"><text:span text:style-name="T85">N6 <text:s text:c="2"/>. <text:s text:c="3"/>. <text:s text:c="2"/>+ <text:s/>+ <text:s/>. </text:span><text:span text:style-name="T26">≠</text:span><text:span text:style-name="T85">zu-ka</text:span><text:span text:style-name="T67">?</text:span><text:span text:style-name="T25"></text:span><text:span text:style-name="T85"> <text:s/>+ <text:s/>. <text:s/>+ . <text:s/>. <text:s/>. . <text:s text:c="2"/>-</text:span></text:p>
      <text:p text:style-name="P20"><text:span text:style-name="T85">X2 <text:s text:c="2"/>. <text:s text:c="3"/>. <text:s text:c="2"/>+ <text:s/>. <text:s/>. <text:s/>o <text:s text:c="6"/>o <text:s/>o <text:s/>o o <text:s/>o <text:s/>x .</text:span><text:span text:style-name="T67"> ?</text:span><text:span text:style-name="T85"> .</text:span><text:span text:style-name="T67">?</text:span></text:p>
      <text:p text:style-name="P25"/>
      <text:p text:style-name="P21"><text:span text:style-name="T85">17’. lú-u</text:span><text:span text:style-name="T98">B</text:span><text:span text:style-name="T49">8</text:span><text:span text:style-name="T52">B</text:span><text:span text:style-name="T85">-lu-</text:span><text:span text:style-name="T83">à</text:span><text:span text:style-name="T85">m igi-zu an-sa</text:span><text:span text:style-name="T98">B</text:span><text:span text:style-name="T49">6</text:span><text:span text:style-name="T52">B</text:span></text:p>
      <text:p text:style-name="P25"><text:soft-page-break/>N1 <text:s text:c="2"/>+ <text:s/>. <text:s/>+ + <text:s text:c="2"/>+ <text:s/>+ <text:s text:c="2"/>. <text:s/>+</text:p>
      <text:p text:style-name="P25">N4 <text:s text:c="2"/>+ <text:s/>+ <text:s/>+ + <text:s text:c="2"/>+ <text:s/>+ <text:s text:c="2"/>+ <text:s/>+</text:p>
      <text:p text:style-name="P20"><text:span text:style-name="T85">N6 <text:s text:c="2"/>+ <text:s/>. <text:s/>. . <text:s text:c="2"/>. <text:s/>. <text:s text:c="2"/>. <text:s/>.</text:span></text:p>
      <text:p text:style-name="P20"><text:span text:style-name="T85">X2 <text:s text:c="2"/>. <text:s/>. <text:s/>. . <text:s text:c="2"/>. <text:s/>. ì-in .</text:span></text:p>
      <text:p text:style-name="P25"/>
      <text:p text:style-name="P21"><text:span text:style-name="T85">18’. šà-</text:span><text:span text:style-name="T92">ğ</text:span><text:span text:style-name="T85">u</text:span><text:span text:style-name="T49">10</text:span><text:span text:style-name="T85"> šà-zú-kešda a-gin</text:span><text:span text:style-name="T98">B</text:span><text:span text:style-name="T49">7</text:span><text:span text:style-name="T52">B</text:span><text:span text:style-name="T85"> hé-en-na-</text:span><text:span text:style-name="T92">ğ</text:span><text:span text:style-name="T85">á-</text:span><text:span text:style-name="T92">ğ</text:span><text:span text:style-name="T85">á</text:span></text:p>
      <text:p text:style-name="P20"><text:span text:style-name="T85">N1 <text:s text:c="2"/>+ <text:s/>+ <text:s text:c="2"/>. <text:s/>+ <text:s text:c="2"/>+ <text:s text:c="3"/>+ <text:s/>. <text:s text:c="2"/>. <text:s/>- <text:s/>+ <text:s/>+ <text:s/>+</text:span></text:p>
      <text:p text:style-name="P20"><text:span text:style-name="T85">N4 <text:s text:c="2"/>+ <text:s/>+ <text:s text:c="2"/>+ <text:s/>+ <text:s text:c="2"/>+ <text:s text:c="3"/>+ <text:s/>+ <text:s text:c="2"/>+ <text:s/>+ <text:s/>. <text:s/>+ <text:s/>.</text:span></text:p>
      <text:p text:style-name="P21"><text:span text:style-name="T85">N6 <text:s text:c="2"/>+ <text:s/>+ <text:s text:c="2"/>+ <text:s/>. <text:s text:c="2"/>. <text:s text:c="3"/>+ <text:s/>. <text:s text:c="2"/>. <text:s/>. <text:s/>.</text:span><text:span text:style-name="T98">P</text:span><text:span text:style-name="T67"> </text:span><text:span text:style-name="T70">P</text:span><text:span text:style-name="T85"> + <text:s/>.</text:span></text:p>
      <text:p text:style-name="P20"><text:span text:style-name="T85">X2 <text:s text:c="2"/>+ <text:s/>+ <text:s text:c="2"/>+ <text:s/>. <text:s text:c="2"/>. <text:s text:c="3"/>+ <text:s/>+ <text:s text:c="2"/>+ <text:s/>ni - <text:s/>+ <text:s/>+</text:span></text:p>
      <text:p text:style-name="P25"/>
      <text:p text:style-name="P20"><text:span text:style-name="T85">19’. ma-da suhu</text:span><text:span text:style-name="T85">š bí-ge-en gù-téš-a bí-sì-ke</text:span></text:p>
      <text:p text:style-name="P20"><text:span text:style-name="T85">N1 <text:s text:c="2"/>+ <text:s/>+ <text:s text:c="3"/>+ <text:s text:c="2"/>- <text:s/>+ </text:span><text:span text:style-name="T26">≠</text:span><text:span text:style-name="T85">né</text:span><text:span text:style-name="T25"></text:span><text:span text:style-name="T85"> . <text:s/>+ <text:s text:c="2"/>- + <text:s/>+ </text:span><text:span text:style-name="T26">≠</text:span><text:span text:style-name="T85">ga?</text:span><text:span text:style-name="T25"></text:span><text:span text:style-name="T85"> <text:s text:c="3"/></text:span></text:p>
      <text:p text:style-name="P20"><text:span text:style-name="T85">N4 <text:s text:c="2"/>+ <text:s/>+ <text:s text:c="3"/>+ <text:s text:c="2"/>+ <text:s/>+ <text:s/>+ <text:s/>+ <text:s/>+ <text:s text:c="2"/>+ + <text:s/>+ <text:s/>+</text:span></text:p>
      <text:p text:style-name="P20"><text:span text:style-name="T85">N6 <text:s text:c="2"/>+ <text:s/>+ <text:s text:c="3"/>. <text:s text:c="2"/>. <text:s/>. <text:s/>+ <text:s/>+ <text:s/>. <text:s text:c="2"/>. - <text:s/>+ <text:s/>.</text:span></text:p>
      <text:p text:style-name="P21"><text:span text:style-name="T85">X2 <text:s text:c="2"/>+ <text:s/>+ <text:s text:c="3"/>. <text:s text:c="2"/></text:span><text:span text:style-name="T17">≠</text:span><text:span text:style-name="T83">bí-in-ge gù-téš</text:span><text:span text:style-name="T13"></text:span><text:span text:style-name="T83">­a bí-</text:span><text:span text:style-name="T17">≠</text:span><text:span text:style-name="T83">in-sì</text:span><text:span text:style-name="T96">P</text:span><text:span text:style-name="T68">P</text:span><text:span text:style-name="T13"></text:span></text:p>
      <text:p text:style-name="P23"/>
      <text:p text:style-name="P20"><text:span text:style-name="T85">20’. lugal</text:span><text:span text:style-name="T84">-</text:span><text:span text:style-name="T91">ğ</text:span><text:span text:style-name="T84">u</text:span><text:span text:style-name="T48">10</text:span><text:span text:style-name="T85"> lugal nu-mu-e-da-sá <text:s text:c="2"/>šà-zu hé-éb-du</text:span><text:span text:style-name="T49">10</text:span><text:span text:style-name="T85">-ge</text:span></text:p>
      <text:p text:style-name="P20"><text:span text:style-name="T85">N1 <text:s text:c="2"/>+ <text:s text:c="4"/>. <text:s/></text:span><text:span text:style-name="T85"><text:s text:c="3"/>. <text:s text:c="2"/>. <text:s/>. <text:s/>+ + <text:s/>. <text:s/>e + <text:s/>+ <text:s/>. <text:s/>+ <text:s/>+ <text:s text:c="3"/>+</text:span></text:p>
      <text:p text:style-name="P20"><text:span text:style-name="T85">N4 <text:s text:c="2"/>+ <text:s text:c="4"/>+ <text:s text:c="4"/>+ <text:s text:c="2"/>+ <text:s/>+ <text:s/>+ + <text:s/>+ <text:s text:c="3"/>+ <text:s/>+ <text:s/>+ <text:s/>+ <text:s/>+ <text:s text:c="3"/>+ </text:span></text:p>
      <text:p text:style-name="P20"><text:span text:style-name="T85">N6 <text:s text:c="2"/>+ <text:s text:c="4"/>+ <text:s text:c="4"/>+ <text:s text:c="2"/>+ <text:s/>+ <text:s/>. . <text:s/>. <text:s text:c="3"/>+ <text:s/>+ <text:s/>. <text:s/>x <text:s/>+ <text:s text:c="3"/>.</text:span></text:p>
      <text:p text:style-name="P20"><text:span text:style-name="T85">X2 <text:s text:c="2"/>. <text:s text:c="4"/>. <text:s text:c="4"/>. <text:s text:c="2"/>. <text:s/>. <text:s/>. . <text:s/>. <text:s text:c="3"/>. <text:s/>+ <text:s/>+ <text:s/>em + <text:s text:c="3"/>+</text:span></text:p>
      <text:p text:style-name="P31"/>
      <text:p text:style-name="P31">Catchlines: </text:p>
      <text:p text:style-name="P21"><text:span text:style-name="T25">N4 </text:span><text:span text:style-name="T63">≠d</text:span><text:span text:style-name="T25">i-bí-</text:span><text:span text:style-name="T63">d</text:span><text:span text:style-name="T25">en.zu lugal-Ñu</text:span><text:span text:style-name="T45">10</text:span><text:span text:style-name="T25">-[ra ù-na-(a)-dug</text:span><text:span text:style-name="T45">4</text:span><text:span text:style-name="T25">] (PuIb1 [23]).</text:span></text:p>
      <text:p text:style-name="P20"><text:span text:style-name="T25">N6 ≠lugal-Ñu</text:span><text:span text:style-name="T45">10</text:span><text:span text:style-name="T25">-ra ù-na-≠a-dug› (PuÅ1 [13], less probably AbÅ1 [4]).</text:span></text:p>
      <text:p text:style-name="P31"/>
      <text:p text:style-name="P31">In N1 followed by IbPu1 (23)</text:p>
      <text:p text:style-name="P20"><text:span text:style-name="T25">In N5 followed by PuÅ1 (13)</text:span></text:p>
      <text:p text:style-name="P20"><text:span text:style-name="T25">In X1 followed by </text:span><text:span text:style-name="T13">PuÅ1 (13)</text:span></text:p>
      <text:p text:style-name="P31"><text:soft-page-break/></text:p>
      <text:p text:style-name="P31">Colophon C (X2)</text:p>
      <text:p text:style-name="P34"/>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Tahoma2" svg:font-family="Tahoma"/>
    <style:font-face style:name="AssyrianDictionary" svg:font-family="AssyrianDictionary" style:font-pitch="variable"/>
    <style:font-face style:name="Courier New" svg:font-family="'Courier New'" style:font-pitch="variable"/>
    <style:font-face style:name="Tahoma" svg:font-family="Tahoma" style:font-pitch="variable"/>
    <style:font-face style:name="ZWAdobeF" svg:font-family="ZWAdobeF, Geneva" style:font-pitch="variable"/>
    <style:font-face style:name="AO Times New Roman" svg:font-family="'AO Times New Roman', Cochi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keep-with-next="always"/>
      <style:text-properties fo:language="pl" fo:country="PL" fo:font-weight="bold"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text-properties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Arial" fo:font-size="11pt" style:font-size-asian="11pt" style:font-name-complex="Arial" style:font-size-complex="11pt"/>
    </style:style>
    <style:style style:name="Plain_20_Text" style:display-name="Plain Text" style:family="paragraph" style:parent-style-name="Standard">
      <style:text-properties style:font-name="Courier New" fo:font-size="10pt" style:font-size-asian="10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Normal_20__28_Web_29_" style:display-name="Normal (Web)" style:family="paragraph" style:parent-style-name="Standard">
      <style:paragraph-properties fo:margin-top="0.0693in" fo:margin-bottom="0.0693in"/>
      <style:text-properties style:font-size-complex="12pt"/>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name-asian="Courier New" style:font-size-asian="10pt" style:font-name-complex="Courier New"/>
    </style:style>
    <style:style style:name="Footnote" style:family="paragraph" style:parent-style-name="Standard" style:class="extra">
      <style:text-properties fo:font-size="10pt" style:font-size-asian="10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Closing" style:family="paragraph" style:parent-style-name="Standard">
      <style:paragraph-properties fo:margin-left="3in" fo:margin-right="0in" fo:text-indent="0in" style:auto-text-indent="false"/>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ate" style:family="paragraph" style:parent-style-name="Standard" style:next-style-name="Standard"/>
    <style:style style:name="Document_20_Map" style:display-name="Document Map" style:family="paragraph" style:parent-style-name="Standard">
      <style:paragraph-properties fo:background-color="#000080">
        <style:background-image/>
      </style:paragraph-properties>
      <style:text-properties style:font-name="Tahoma" fo:font-size="10pt" style:font-size-asian="10pt" style:font-name-complex="Tahoma"/>
    </style:style>
    <style:style style:name="E-mail_20_Signature" style:display-name="E-mail Signature" style:family="paragraph" style:parent-style-name="Standard"/>
    <style:style style:name="Endnote" style:family="paragraph" style:parent-style-name="Standard" style:class="extra">
      <style:text-properties fo:font-size="10pt" style:font-size-asian="10pt"/>
    </style:style>
    <style:style style:name="Addressee" style:family="paragraph" style:parent-style-name="Standard" style:class="extra">
      <style:paragraph-properties fo:margin-left="2in" fo:margin-right="0in" fo:text-indent="0in" style:auto-text-indent="false"/>
      <style:text-properties style:font-name="Arial" style:font-name-complex="Arial" style:font-size-complex="12pt"/>
    </style:style>
    <style:style style:name="Sender" style:family="paragraph" style:parent-style-name="Standard" style:class="extra">
      <style:text-properties style:font-name="Arial" fo:font-size="10pt" style:font-size-asian="10pt" style:font-name-complex="Arial"/>
    </style:style>
    <style:style style:name="HTML_20_Address" style:display-name="HTML Address" style:family="paragraph" style:parent-style-name="Standard">
      <style:text-properties fo:font-style="italic" style:font-style-asian="italic" style:font-style-complex="italic"/>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Index_20_4" style:display-name="Index 4" style:family="paragraph" style:parent-style-name="Standard" style:next-style-name="Standard">
      <style:paragraph-properties fo:margin-left="0.6665in" fo:margin-right="0in" fo:text-indent="-0.1665in" style:auto-text-indent="false"/>
    </style:style>
    <style:style style:name="Index_20_5" style:display-name="Index 5" style:family="paragraph" style:parent-style-name="Standard" style:next-style-name="Standard">
      <style:paragraph-properties fo:margin-left="0.8335in" fo:margin-right="0in" fo:text-indent="-0.1665in" style:auto-text-indent="false"/>
    </style:style>
    <style:style style:name="Index_20_6" style:display-name="Index 6" style:family="paragraph" style:parent-style-name="Standard" style:next-style-name="Standard">
      <style:paragraph-properties fo:margin-left="1in" fo:margin-right="0in" fo:text-indent="-0.1665in" style:auto-text-indent="false"/>
    </style:style>
    <style:style style:name="Index_20_7" style:display-name="Index 7" style:family="paragraph" style:parent-style-name="Standard" style:next-style-name="Standard">
      <style:paragraph-properties fo:margin-left="1.1665in" fo:margin-right="0in" fo:text-indent="-0.1665in" style:auto-text-indent="false"/>
    </style:style>
    <style:style style:name="Index_20_8" style:display-name="Index 8" style:family="paragraph" style:parent-style-name="Standard" style:next-style-name="Standard">
      <style:paragraph-properties fo:margin-left="1.3335in" fo:margin-right="0in" fo:text-indent="-0.1665in" style:auto-text-indent="false"/>
    </style:style>
    <style:style style:name="Index_20_9" style:display-name="Index 9" style:family="paragraph" style:parent-style-name="Standard" style:next-style-name="Standard">
      <style:paragraph-properties fo:margin-left="1.5in" fo:margin-right="0in" fo:text-indent="-0.1665in" style:auto-text-indent="false"/>
    </style:style>
    <style:style style:name="Index_20_Heading" style:display-name="Index Heading" style:family="paragraph" style:parent-style-name="Standard" style:next-style-name="Index_20_1" style:class="index">
      <style:text-properties style:font-name="Arial" fo:font-weight="bold" style:font-weight-asian="bold" style:font-name-complex="Arial" style:font-weight-complex="bold"/>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Continue_20_4" style:display-name="List Continue 4" style:family="paragraph" style:parent-style-name="Standard">
      <style:paragraph-properties fo:margin-left="1in" fo:margin-right="0in" fo:margin-top="0in" fo:margin-bottom="0.0835in" fo:text-indent="0in" style:auto-text-indent="false"/>
    </style:style>
    <style:style style:name="List_20_Continue_20_5" style:display-name="List Continue 5" style:family="paragraph" style:parent-style-name="Standard">
      <style:paragraph-properties fo:margin-left="1.25in" fo:margin-right="0in" fo:margin-top="0in" fo:margin-bottom="0.0835in" fo:text-indent="0in"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Courier New" style:font-size-complex="10pt" style:language-complex="ar" style:country-complex="SA"/>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font-size-complex="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 style:font-name-complex="Arial" style:font-size-complex="12pt"/>
    </style:style>
    <style:style style:name="Table_20_of_20_Authorities" style:display-name="Table of Authorities" style:family="paragraph" style:parent-style-name="Standard" style:next-style-name="Standard">
      <style:paragraph-properties fo:margin-left="0.1665in" fo:margin-right="0in" fo:text-indent="-0.1665in" style:auto-text-indent="false"/>
    </style:style>
    <style:style style:name="Table_20_of_20_Figures" style:display-name="Table of Figures" style:family="paragraph" style:parent-style-name="Standard" style:next-style-name="Standard"/>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TOA_20_Heading" style:display-name="TOA Heading" style:family="paragraph" style:parent-style-name="Standard" style:next-style-name="Standard">
      <style:paragraph-properties fo:margin-top="0.0835in" fo:margin-bottom="0in"/>
      <style:text-properties style:font-name="Arial" fo:font-weight="bold" style:font-weight-asian="bold" style:font-name-complex="Arial" style:font-size-complex="12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Frame_20_contents" style:display-name="Frame contents" style:family="paragraph" style:parent-style-name="Text_20_body" style:class="extra"/>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Visited_20_Internet_20_Link" style:display-name="Visited Internet Link" style:family="text" style:parent-style-name="Default_20_Paragraph_20_Font">
      <style:text-properties fo:color="#606420" style:text-underline-style="solid" style:text-underline-width="auto" style:text-underline-color="font-color"/>
    </style:style>
    <style:style style:name="Comment_20_Reference" style:display-name="Comment Reference" style:family="text" style:parent-style-name="Default_20_Paragraph_20_Font">
      <style:text-properties fo:font-size="9pt" style:font-size-asian="9pt" style:font-size-complex="9pt"/>
    </style:style>
    <style:style style:name="Heading_20_1_20_Char" style:display-name="Heading 1 Char" style:family="text" style:parent-style-name="Default_20_Paragraph_20_Font">
      <style:text-properties fo:font-size="12pt" fo:language="pl" fo:country="PL" fo:font-weight="bold" style:font-size-asian="12pt" style:font-weight-asian="bold"/>
    </style:style>
    <style:style style:name="Heading_20_2_20_Char" style:display-name="Heading 2 Char" style:family="text" style:parent-style-name="Default_20_Paragraph_20_Font">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_20_Char" style:display-name="Heading 3 Char" style:family="text" style:parent-style-name="Default_20_Paragraph_20_Font">
      <style:text-properties style:font-name="Arial" fo:font-size="13pt" fo:font-weight="bold" style:font-size-asian="13pt" style:font-weight-asian="bold" style:font-name-complex="Arial" style:font-size-complex="13pt" style:font-weight-complex="bold"/>
    </style:style>
    <style:style style:name="Heading_20_4_20_Char" style:display-name="Heading 4 Char" style:family="text" style:parent-style-name="Default_20_Paragraph_20_Font">
      <style:text-properties fo:font-size="14pt" fo:font-weight="bold" style:font-size-asian="14pt" style:font-weight-asian="bold" style:font-size-complex="14pt" style:font-weight-complex="bold"/>
    </style:style>
    <style:style style:name="Heading_20_5_20_Char" style:display-name="Heading 5 Char" style:family="text" style:parent-style-name="Default_20_Paragraph_20_Font">
      <style:text-properties fo:font-size="13pt" fo:font-style="italic" fo:font-weight="bold" style:font-size-asian="13pt" style:font-style-asian="italic" style:font-weight-asian="bold" style:font-size-complex="13pt" style:font-style-complex="italic" style:font-weight-complex="bold"/>
    </style:style>
    <style:style style:name="Heading_20_6_20_Char" style:display-name="Heading 6 Char" style:family="text" style:parent-style-name="Default_20_Paragraph_20_Font">
      <style:text-properties fo:font-size="11pt" fo:font-weight="bold" style:font-size-asian="11pt" style:font-weight-asian="bold" style:font-size-complex="11pt" style:font-weight-complex="bold"/>
    </style:style>
    <style:style style:name="Heading_20_7_20_Char" style:display-name="Heading 7 Char" style:family="text" style:parent-style-name="Default_20_Paragraph_20_Font">
      <style:text-properties fo:font-size="12pt" style:font-size-asian="12pt" style:font-size-complex="12pt"/>
    </style:style>
    <style:style style:name="Heading_20_8_20_Char" style:display-name="Heading 8 Char" style:family="text" style:parent-style-name="Default_20_Paragraph_20_Font">
      <style:text-properties fo:font-size="12pt" fo:font-style="italic" style:font-size-asian="12pt" style:font-style-asian="italic" style:font-size-complex="12pt" style:font-style-complex="italic"/>
    </style:style>
    <style:style style:name="Heading_20_9_20_Char" style:display-name="Heading 9 Char" style:family="text" style:parent-style-name="Default_20_Paragraph_20_Font">
      <style:text-properties style:font-name="Arial" fo:font-size="11pt" style:font-size-asian="11pt" style:font-name-complex="Arial" style:font-size-complex="11pt"/>
    </style:style>
    <style:style style:name="Plain_20_Text_20_Char" style:display-name="Plain Text Char" style:family="text" style:parent-style-name="Default_20_Paragraph_20_Font">
      <style:text-properties style:font-name="Courier New"/>
    </style:style>
    <style:style style:name="Header_20_Char" style:display-name="Header Char" style:family="text" style:parent-style-name="Default_20_Paragraph_20_Font">
      <style:text-properties fo:font-size="12pt" style:font-size-asian="12pt"/>
    </style:style>
    <style:style style:name="HTML_20_Preformatted_20_Char" style:display-name="HTML Preformatted Char" style:family="text" style:parent-style-name="Default_20_Paragraph_20_Font">
      <style:text-properties style:font-name="Courier New" style:font-name-asian="Courier New" style:font-name-complex="Courier New"/>
    </style:style>
    <style:style style:name="Footnote_20_Text_20_Char" style:display-name="Footnote Text Char" style:family="text" style:parent-style-name="Default_20_Paragraph_20_Font"/>
    <style:style style:name="Footer_20_Char" style:display-name="Footer Char" style:family="text" style:parent-style-name="Default_20_Paragraph_20_Font">
      <style:text-properties fo:font-size="12pt" style:font-size-asian="12pt"/>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Body_20_Text_20_Char" style:display-name="Body Text Char" style:family="text" style:parent-style-name="Default_20_Paragraph_20_Font">
      <style:text-properties fo:font-size="12pt" style:font-size-asian="12pt"/>
    </style:style>
    <style:style style:name="Body_20_Text_20_2_20_Char" style:display-name="Body Text 2 Char" style:family="text" style:parent-style-name="Default_20_Paragraph_20_Font">
      <style:text-properties fo:font-size="12pt" style:font-size-asian="12pt"/>
    </style:style>
    <style:style style:name="Body_20_Text_20_3_20_Char" style:display-name="Body Text 3 Char" style:family="text" style:parent-style-name="Default_20_Paragraph_20_Font">
      <style:text-properties fo:font-size="8pt" style:font-size-asian="8pt" style:font-size-complex="8pt"/>
    </style:style>
    <style:style style:name="Body_20_Text_20_First_20_Indent_20_Char" style:display-name="Body Text First Indent Char" style:family="text" style:parent-style-name="Body_20_Text_20_Char"/>
    <style:style style:name="Body_20_Text_20_Indent_20_Char" style:display-name="Body Text Indent Char" style:family="text" style:parent-style-name="Default_20_Paragraph_20_Font">
      <style:text-properties fo:font-size="12pt" style:font-size-asian="12pt"/>
    </style:style>
    <style:style style:name="Body_20_Text_20_First_20_Indent_20_2_20_Char" style:display-name="Body Text First Indent 2 Char" style:family="text" style:parent-style-name="Body_20_Text_20_Indent_20_Char"/>
    <style:style style:name="Body_20_Text_20_Indent_20_2_20_Char" style:display-name="Body Text Indent 2 Char" style:family="text" style:parent-style-name="Default_20_Paragraph_20_Font">
      <style:text-properties fo:font-size="12pt" style:font-size-asian="12pt"/>
    </style:style>
    <style:style style:name="Body_20_Text_20_Indent_20_3_20_Char" style:display-name="Body Text Indent 3 Char" style:family="text" style:parent-style-name="Default_20_Paragraph_20_Font">
      <style:text-properties fo:font-size="8pt" style:font-size-asian="8pt" style:font-size-complex="8pt"/>
    </style:style>
    <style:style style:name="Closing_20_Char" style:display-name="Closing Char" style:family="text" style:parent-style-name="Default_20_Paragraph_20_Font">
      <style:text-properties fo:font-size="12pt" style:font-size-asian="12pt"/>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text-properties fo:font-weight="bold" style:font-weight-asian="bold" style:font-weight-complex="bold"/>
    </style:style>
    <style:style style:name="Date_20_Char" style:display-name="Date Char" style:family="text" style:parent-style-name="Default_20_Paragraph_20_Font">
      <style:text-properties fo:font-size="12pt" style:font-size-asian="12pt"/>
    </style:style>
    <style:style style:name="Document_20_Map_20_Char" style:display-name="Document Map Char" style:family="text" style:parent-style-name="Default_20_Paragraph_20_Font">
      <style:text-properties style:font-name="Tahoma" fo:background-color="#000080" style:font-name-complex="Tahoma"/>
    </style:style>
    <style:style style:name="E-mail_20_Signature_20_Char" style:display-name="E-mail Signature Char" style:family="text" style:parent-style-name="Default_20_Paragraph_20_Font">
      <style:text-properties fo:font-size="12pt" style:font-size-asian="12pt"/>
    </style:style>
    <style:style style:name="Endnote_20_Text_20_Char" style:display-name="Endnote Text Char" style:family="text" style:parent-style-name="Default_20_Paragraph_20_Font"/>
    <style:style style:name="HTML_20_Address_20_Char" style:display-name="HTML Address Char" style:family="text" style:parent-style-name="Default_20_Paragraph_20_Font">
      <style:text-properties fo:font-size="12pt" fo:font-style="italic" style:font-size-asian="12pt" style:font-style-asian="italic" style:font-style-complex="italic"/>
    </style:style>
    <style:style style:name="Macro_20_Text_20_Char" style:display-name="Macro Text Char" style:family="text" style:parent-style-name="Default_20_Paragraph_20_Font">
      <style:text-properties style:font-name="Courier New" fo:language="en" fo:country="US" style:font-name-complex="Courier New" style:language-complex="ar" style:country-complex="SA"/>
    </style:style>
    <style:style style:name="Message_20_Header_20_Char" style:display-name="Message Header Char" style:family="text" style:parent-style-name="Default_20_Paragraph_20_Font">
      <style:text-properties style:font-name="Arial" fo:font-size="12pt" fo:background-color="#cccccc" style:font-size-asian="12pt" style:font-name-complex="Arial" style:font-size-complex="12pt"/>
    </style:style>
    <style:style style:name="Note_20_Heading_20_Char" style:display-name="Note Heading Char" style:family="text" style:parent-style-name="Default_20_Paragraph_20_Font">
      <style:text-properties fo:font-size="12pt" style:font-size-asian="12pt"/>
    </style:style>
    <style:style style:name="Salutation_20_Char" style:display-name="Salutation Char" style:family="text" style:parent-style-name="Default_20_Paragraph_20_Font">
      <style:text-properties fo:font-size="12pt" style:font-size-asian="12pt"/>
    </style:style>
    <style:style style:name="Signature_20_Char" style:display-name="Signature Char" style:family="text" style:parent-style-name="Default_20_Paragraph_20_Font">
      <style:text-properties fo:font-size="12pt" style:font-size-asian="12pt"/>
    </style:style>
    <style:style style:name="Subtitle_20_Char" style:display-name="Subtitle Char" style:family="text" style:parent-style-name="Default_20_Paragraph_20_Font">
      <style:text-properties style:font-name="Arial" fo:font-size="12pt" style:font-size-asian="12pt" style:font-name-complex="Arial" style:font-size-complex="12pt"/>
    </style:style>
    <style:style style:name="Title_20_Char" style:display-name="Title Char" style:family="text" style:parent-style-name="Default_20_Paragraph_20_Font">
      <style:text-properties style:font-name="Arial" fo:font-size="16pt" fo:font-weight="bold" style:letter-kerning="true" style:font-size-asian="16pt" style:font-weight-asian="bold" style:font-name-complex="Arial" style:font-size-complex="16pt" style:font-weight-complex="bold"/>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in" fo:margin-right="0.25in" fo:text-indent="0in"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0.5in" fo:margin-bottom="1in" fo:margin-left="0.9161in" fo:margin-right="0.916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bottom="0.461in" style:dynamic-spacing="true"/>
      </style:header-style>
      <style:footer-style/>
    </style:page-layout>
    <style:page-layout style:name="Mpm2">
      <style:page-layout-properties fo:page-width="8.5in" fo:page-height="11in" style:num-format="1" style:print-orientation="portrait" fo:margin-top="1in" fo:margin-bottom="1in" fo:margin-left="0.9161in" fo:margin-right="0.916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MP1"><draw:frame draw:style-name="Mfr1" draw:name="Frame1" text:anchor-type="paragraph" svg:y="0.0008in" fo:min-width="0in" draw:z-index="9"><draw:text-box fo:min-height="0.1457in"><text:p text:style-name="Header"><text:span text:style-name="Page_20_Number"><text:page-number text:select-page="current">19</text:page-number></text:span></text:p></draw:text-box></draw:frame></text:p>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Arad-mu to Òulgi 2 (ÒA1, 3</dc:title>
    <meta:initial-creator>Piotr Michalowski</meta:initial-creator>
    <meta:creation-date>2009-01-13T18:58:00</meta:creation-date>
    <dc:creator>Piotr Michalowski</dc:creator>
    <dc:date>2009-10-28T13:07:00</dc:date>
    <meta:print-date>2009-08-31T21:35:00</meta:print-date>
    <meta:editing-cycles>158</meta:editing-cycles>
    <meta:editing-duration>PT21H55M00S</meta:editing-duration>
    <meta:document-statistic meta:table-count="0" meta:image-count="0" meta:object-count="0" meta:page-count="19" meta:paragraph-count="329" meta:word-count="5011" meta:character-count="24581"/>
    <meta:generator>OpenOffice.org/3.1$Unix OpenOffice.org_project/310m19$Build-9420</meta:generator>
  </office:meta>
</office:document-meta>
</file>